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3" style:family="table">
      <style:table-properties style:width="6.2701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4" style:family="table">
      <style:table-properties style:width="6.2701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5" style:family="table">
      <style:table-properties style:width="6.2701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270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6" style:family="table">
      <style:table-properties style:width="6.2701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270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7" style:family="table">
      <style:table-properties style:width="6.2701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27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8" style:family="table">
      <style:table-properties style:width="6.2701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270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9" style:family="table">
      <style:table-properties style:width="6.2701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270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0" style:family="table">
      <style:table-properties style:width="6.2701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270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1" style:family="table">
      <style:table-properties style:width="6.2701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270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2" style:family="table">
      <style:table-properties style:width="6.2701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270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3" style:family="table">
      <style:table-properties style:width="6.2701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2701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4" style:family="table">
      <style:table-properties style:width="6.2701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2701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5" style:family="table">
      <style:table-properties style:width="6.2701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2701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6" style:family="table">
      <style:table-properties style:width="6.2701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2701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7" style:family="table">
      <style:table-properties style:width="6.2701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2701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8" style:family="table">
      <style:table-properties style:width="6.2701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2701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9" style:family="table">
      <style:table-properties style:width="6.2701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2701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20" style:family="table">
      <style:table-properties style:width="6.2701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2701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21" style:family="table">
      <style:table-properties style:width="6.2701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2701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22" style:family="table">
      <style:table-properties style:width="6.2701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2701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23" style:family="table">
      <style:table-properties style:width="6.2701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2701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24" style:family="table">
      <style:table-properties style:width="6.2701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2701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25" style:family="table">
      <style:table-properties style:width="6.2701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2701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26" style:family="table">
      <style:table-properties style:width="6.2701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2701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27" style:family="table">
      <style:table-properties style:width="6.2701in" fo:margin-left="0in" fo:margin-top="0in" fo:margin-bottom="0in" fo:break-before="auto" fo:break-after="auto" table:align="left"/>
    </style:style>
    <style:style style:name="Table27.A" style:family="table-column">
      <style:table-column-properties style:column-width="6.2701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28" style:family="table">
      <style:table-properties style:width="6.2701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2701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29" style:family="table">
      <style:table-properties style:width="6.2701in" fo:margin-left="0in" fo:margin-top="0in" fo:margin-bottom="0in" fo:break-before="auto" fo:break-after="auto" table:align="left"/>
    </style:style>
    <style:style style:name="Table29.A" style:family="table-column">
      <style:table-column-properties style:column-width="6.2701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30" style:family="table">
      <style:table-properties style:width="6.2701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2701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31" style:family="table">
      <style:table-properties style:width="6.2701in" fo:margin-left="0in" fo:margin-top="0in" fo:margin-bottom="0in" fo:break-before="auto" fo:break-after="auto" table:align="left"/>
    </style:style>
    <style:style style:name="Table31.A" style:family="table-column">
      <style:table-column-properties style:column-width="6.2701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32" style:family="table">
      <style:table-properties style:width="6.2701in" fo:margin-left="0in" fo:margin-top="0in" fo:margin-bottom="0in" fo:break-before="auto" fo:break-after="auto" table:align="left"/>
    </style:style>
    <style:style style:name="Table32.A" style:family="table-column">
      <style:table-column-properties style:column-width="6.2701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33" style:family="table">
      <style:table-properties style:width="6.2701in" fo:margin-left="0in" fo:margin-top="0in" fo:margin-bottom="0in" fo:break-before="auto" fo:break-after="auto" table:align="left"/>
    </style:style>
    <style:style style:name="Table33.A" style:family="table-column">
      <style:table-column-properties style:column-width="6.2701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34" style:family="table">
      <style:table-properties style:width="6.2701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2701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35" style:family="table">
      <style:table-properties style:width="6.2701in" fo:margin-left="0in" fo:margin-top="0in" fo:margin-bottom="0in" fo:break-before="auto" fo:break-after="auto" table:align="left"/>
    </style:style>
    <style:style style:name="Table35.A" style:family="table-column">
      <style:table-column-properties style:column-width="6.2701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36" style:family="table">
      <style:table-properties style:width="6.2396in" fo:margin-left="0in" fo:margin-top="0in" fo:margin-bottom="0in" table:align="left"/>
    </style:style>
    <style:style style:name="Table36.A" style:family="table-column">
      <style:table-column-properties style:column-width="6.2396in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333333" fo:padding-left="0.075in" fo:padding-right="0.075in" fo:padding-top="0in" fo:padding-bottom="0in" fo:border="none">
        <style:background-image/>
      </style:table-cell-properties>
    </style:style>
    <style:style style:name="Table37" style:family="table">
      <style:table-properties style:width="6.2701in" fo:margin-left="0in" fo:margin-top="0in" fo:margin-bottom="0in" fo:break-before="auto" fo:break-after="auto" table:align="left"/>
    </style:style>
    <style:style style:name="Table37.A" style:family="table-column">
      <style:table-column-properties style:column-width="6.2701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38" style:family="table">
      <style:table-properties style:width="6.2701in" fo:margin-left="0in" fo:margin-top="0in" fo:margin-bottom="0in" fo:break-before="auto" fo:break-after="auto" table:align="left"/>
    </style:style>
    <style:style style:name="Table38.A" style:family="table-column">
      <style:table-column-properties style:column-width="6.2701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39" style:family="table">
      <style:table-properties style:width="6.2701in" fo:margin-left="0in" fo:margin-top="0in" fo:margin-bottom="0in" fo:break-before="auto" fo:break-after="auto" table:align="left"/>
    </style:style>
    <style:style style:name="Table39.A" style:family="table-column">
      <style:table-column-properties style:column-width="6.2701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40" style:family="table">
      <style:table-properties style:width="6.2701in" fo:margin-left="0in" fo:margin-top="0in" fo:margin-bottom="0in" fo:break-before="auto" fo:break-after="auto" table:align="left"/>
    </style:style>
    <style:style style:name="Table40.A" style:family="table-column">
      <style:table-column-properties style:column-width="6.2701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41" style:family="table">
      <style:table-properties style:width="6.2701in" fo:margin-left="0in" fo:margin-top="0in" fo:margin-bottom="0in" fo:break-before="auto" fo:break-after="auto" table:align="left"/>
    </style:style>
    <style:style style:name="Table41.A" style:family="table-column">
      <style:table-column-properties style:column-width="6.2701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42" style:family="table">
      <style:table-properties style:width="6.2701in" fo:margin-left="0in" fo:margin-top="0in" fo:margin-bottom="0in" fo:break-before="auto" fo:break-after="auto" table:align="left"/>
    </style:style>
    <style:style style:name="Table42.A" style:family="table-column">
      <style:table-column-properties style:column-width="6.2701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43" style:family="table">
      <style:table-properties style:width="6.2701in" fo:margin-left="0in" fo:margin-top="0in" fo:margin-bottom="0in" fo:break-before="auto" fo:break-after="auto" table:align="left"/>
    </style:style>
    <style:style style:name="Table43.A" style:family="table-column">
      <style:table-column-properties style:column-width="6.2701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44" style:family="table">
      <style:table-properties style:width="6.2701in" fo:margin-left="0in" fo:margin-top="0in" fo:margin-bottom="0in" fo:break-before="auto" fo:break-after="auto" table:align="left"/>
    </style:style>
    <style:style style:name="Table44.A" style:family="table-column">
      <style:table-column-properties style:column-width="6.2701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45" style:family="table">
      <style:table-properties style:width="6.2701in" fo:margin-left="0in" fo:margin-top="0in" fo:margin-bottom="0in" fo:break-before="auto" fo:break-after="auto" table:align="left"/>
    </style:style>
    <style:style style:name="Table45.A" style:family="table-column">
      <style:table-column-properties style:column-width="6.2701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46" style:family="table">
      <style:table-properties style:width="6.2701in" fo:margin-left="0in" fo:margin-top="0in" fo:margin-bottom="0in" fo:break-before="auto" fo:break-after="auto" table:align="left"/>
    </style:style>
    <style:style style:name="Table46.A" style:family="table-column">
      <style:table-column-properties style:column-width="6.2701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47" style:family="table">
      <style:table-properties style:width="6.2701in" fo:margin-left="0in" fo:margin-top="0in" fo:margin-bottom="0in" fo:break-before="auto" fo:break-after="auto" table:align="left"/>
    </style:style>
    <style:style style:name="Table47.A" style:family="table-column">
      <style:table-column-properties style:column-width="6.2701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48" style:family="table">
      <style:table-properties style:width="6.2701in" fo:margin-left="0in" fo:margin-top="0in" fo:margin-bottom="0in" fo:break-before="auto" fo:break-after="auto" table:align="left"/>
    </style:style>
    <style:style style:name="Table48.A" style:family="table-column">
      <style:table-column-properties style:column-width="6.2701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49" style:family="table">
      <style:table-properties style:width="6.2701in" fo:margin-left="0in" fo:margin-top="0in" fo:margin-bottom="0in" fo:break-before="auto" fo:break-after="auto" table:align="left"/>
    </style:style>
    <style:style style:name="Table49.A" style:family="table-column">
      <style:table-column-properties style:column-width="6.2701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50" style:family="table">
      <style:table-properties style:width="6.2701in" fo:margin-left="0in" fo:margin-top="0in" fo:margin-bottom="0in" fo:break-before="auto" fo:break-after="auto" table:align="left"/>
    </style:style>
    <style:style style:name="Table50.A" style:family="table-column">
      <style:table-column-properties style:column-width="6.2701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51" style:family="table">
      <style:table-properties style:width="6.2701in" fo:margin-left="0in" fo:margin-top="0in" fo:margin-bottom="0in" fo:break-before="auto" fo:break-after="auto" table:align="left"/>
    </style:style>
    <style:style style:name="Table51.A" style:family="table-column">
      <style:table-column-properties style:column-width="6.2701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52" style:family="table">
      <style:table-properties style:width="6.2701in" fo:margin-left="0in" fo:margin-top="0in" fo:margin-bottom="0in" fo:break-before="auto" fo:break-after="auto" table:align="left"/>
    </style:style>
    <style:style style:name="Table52.A" style:family="table-column">
      <style:table-column-properties style:column-width="6.2701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53" style:family="table">
      <style:table-properties style:width="6.2701in" fo:margin-left="0in" fo:margin-top="0in" fo:margin-bottom="0in" fo:break-before="auto" fo:break-after="auto" table:align="left"/>
    </style:style>
    <style:style style:name="Table53.A" style:family="table-column">
      <style:table-column-properties style:column-width="6.2701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54" style:family="table">
      <style:table-properties style:width="6.2701in" fo:margin-left="0in" fo:margin-top="0in" fo:margin-bottom="0in" fo:break-before="auto" fo:break-after="auto" table:align="left"/>
    </style:style>
    <style:style style:name="Table54.A" style:family="table-column">
      <style:table-column-properties style:column-width="6.2701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55" style:family="table">
      <style:table-properties style:width="6.2701in" fo:margin-left="0in" fo:margin-top="0in" fo:margin-bottom="0in" fo:break-before="auto" fo:break-after="auto" table:align="left"/>
    </style:style>
    <style:style style:name="Table55.A" style:family="table-column">
      <style:table-column-properties style:column-width="6.2701in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56" style:family="table">
      <style:table-properties style:width="6.2701in" fo:margin-left="0in" fo:margin-top="0in" fo:margin-bottom="0in" fo:break-before="auto" fo:break-after="auto" table:align="left"/>
    </style:style>
    <style:style style:name="Table56.A" style:family="table-column">
      <style:table-column-properties style:column-width="6.2701in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57" style:family="table">
      <style:table-properties style:width="6.2701in" fo:margin-left="0in" fo:margin-top="0in" fo:margin-bottom="0in" fo:break-before="auto" fo:break-after="auto" table:align="left"/>
    </style:style>
    <style:style style:name="Table57.A" style:family="table-column">
      <style:table-column-properties style:column-width="6.2701in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58" style:family="table">
      <style:table-properties style:width="6.2701in" fo:margin-left="0in" fo:margin-top="0in" fo:margin-bottom="0in" fo:break-before="auto" fo:break-after="auto" table:align="left"/>
    </style:style>
    <style:style style:name="Table58.A" style:family="table-column">
      <style:table-column-properties style:column-width="6.2701in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59" style:family="table">
      <style:table-properties style:width="6.2701in" fo:margin-left="0in" fo:margin-top="0in" fo:margin-bottom="0in" fo:break-before="auto" fo:break-after="auto" table:align="left"/>
    </style:style>
    <style:style style:name="Table59.A" style:family="table-column">
      <style:table-column-properties style:column-width="6.2701in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60" style:family="table">
      <style:table-properties style:width="6.2701in" fo:margin-left="0in" fo:margin-top="0in" fo:margin-bottom="0in" fo:break-before="auto" fo:break-after="auto" table:align="left"/>
    </style:style>
    <style:style style:name="Table60.A" style:family="table-column">
      <style:table-column-properties style:column-width="6.2701in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61" style:family="table">
      <style:table-properties style:width="6.2701in" fo:margin-left="0in" fo:margin-top="0in" fo:margin-bottom="0in" fo:break-before="auto" fo:break-after="auto" table:align="left"/>
    </style:style>
    <style:style style:name="Table61.A" style:family="table-column">
      <style:table-column-properties style:column-width="6.2701in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62" style:family="table">
      <style:table-properties style:width="6.2701in" fo:margin-left="0in" fo:margin-top="0in" fo:margin-bottom="0in" fo:break-before="auto" fo:break-after="auto" table:align="left"/>
    </style:style>
    <style:style style:name="Table62.A" style:family="table-column">
      <style:table-column-properties style:column-width="6.2701in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63" style:family="table">
      <style:table-properties style:width="6.2701in" fo:margin-left="0in" fo:margin-top="0in" fo:margin-bottom="0in" fo:break-before="auto" fo:break-after="auto" table:align="left"/>
    </style:style>
    <style:style style:name="Table63.A" style:family="table-column">
      <style:table-column-properties style:column-width="6.2701in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188038" style:font-name="Roboto Mono" style:font-name-asian="Roboto Mono1" style:font-name-complex="Roboto Mono1"/>
    </style:style>
    <style:style style:name="P3" style:family="paragraph" style:parent-style-name="Standard">
      <style:paragraph-properties fo:orphans="0" fo:widows="0"/>
      <style:text-properties fo:font-weight="bold" style:font-weight-asian="bold" style:font-weight-complex="bold"/>
    </style:style>
    <style:style style:name="P4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.1665in" fo:margin-bottom="0.1665in" loext:contextual-spacing="false" fo:line-height="100%"/>
    </style:style>
    <style:style style:name="P6" style:family="paragraph" style:parent-style-name="Standard">
      <style:paragraph-properties fo:margin-top="0.1665in" fo:margin-bottom="0.1665in" loext:contextual-spacing="false" fo:line-height="100%" fo:orphans="0" fo:widows="0"/>
    </style:style>
    <style:style style:name="P7" style:family="paragraph" style:parent-style-name="Standard" style:list-style-name="WWNum2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9" style:family="paragraph" style:parent-style-name="Standard" style:list-style-name="WWNum7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10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12" style:family="paragraph" style:parent-style-name="Standard" style:list-style-name="WWNum25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13" style:family="paragraph" style:parent-style-name="Standard" style:list-style-name="WWNum17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14" style:family="paragraph" style:parent-style-name="Standard" style:list-style-name="WWNum9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15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17" style:family="paragraph" style:parent-style-name="Standard" style:list-style-name="WWNum22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18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19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20" style:family="paragraph" style:parent-style-name="Standard" style:list-style-name="WWNum24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21" style:family="paragraph" style:parent-style-name="Standard" style:list-style-name="WWNum27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22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23" style:family="paragraph" style:parent-style-name="Standard" style:list-style-name="WWNum20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24" style:family="paragraph" style:parent-style-name="Standard" style:list-style-name="WWNum8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26" style:family="paragraph" style:parent-style-name="Standard" style:list-style-name="WWNum26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27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2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2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25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35" style:family="paragraph" style:parent-style-name="Standard" style:list-style-name="WWNum17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36" style:family="paragraph" style:parent-style-name="Standard" style:list-style-name="WWNum12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37" style:family="paragraph" style:parent-style-name="Standard" style:list-style-name="WWNum22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38" style:family="paragraph" style:parent-style-name="Standard" style:list-style-name="WWNum15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39" style:family="paragraph" style:parent-style-name="Standard" style:list-style-name="WWNum24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40" style:family="paragraph" style:parent-style-name="Standard" style:list-style-name="WWNum27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41" style:family="paragraph" style:parent-style-name="Standard" style:list-style-name="WWNum20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42" style:family="paragraph" style:parent-style-name="Standard" style:list-style-name="WWNum8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43" style:family="paragraph" style:parent-style-name="Standard" style:list-style-name="WWNum26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44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1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9" style:family="paragraph" style:parent-style-name="Standard" style:list-style-name="WWNum2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0" style:family="paragraph" style:parent-style-name="Standard" style:list-style-name="WWNum6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51" style:family="paragraph" style:parent-style-name="Standard" style:list-style-name="WWNum7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52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53" style:family="paragraph" style:parent-style-name="Standard" style:list-style-name="WWNum4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54" style:family="paragraph" style:parent-style-name="Standard" style:list-style-name="WWNum25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55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56" style:family="paragraph" style:parent-style-name="Standard" style:list-style-name="WWNum9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57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5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59" style:family="paragraph" style:parent-style-name="Standard" style:list-style-name="WWNum22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60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61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62" style:family="paragraph" style:parent-style-name="Standard" style:list-style-name="WWNum27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63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64" style:family="paragraph" style:parent-style-name="Standard" style:list-style-name="WWNum8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65" style:family="paragraph" style:parent-style-name="Standard" style:list-style-name="WWNum5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66" style:family="paragraph" style:parent-style-name="Standard" style:list-style-name="WWNum26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67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8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9" style:family="paragraph" style:parent-style-name="Standard" style:list-style-name="WWNum1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0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1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2" style:family="paragraph" style:parent-style-name="Standard" style:list-style-name="WWNum2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3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74" style:family="paragraph" style:parent-style-name="Standard" style:list-style-name="WWNum2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5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6" style:family="paragraph" style:parent-style-name="Standard" style:list-style-name="WWNum24">
      <style:paragraph-properties fo:margin-left="1in" fo:margin-right="0in" fo:margin-top="0in" fo:margin-bottom="0in" loext:contextual-spacing="false" fo:line-height="100%" fo:orphans="0" fo:widows="0" fo:text-indent="-0.25in" style:auto-text-indent="false"/>
    </style:style>
    <style:style style:name="P77" style:family="paragraph" style:parent-style-name="Standard" style:list-style-name="WWNum20">
      <style:paragraph-properties fo:margin-left="1in" fo:margin-right="0in" fo:margin-top="0in" fo:margin-bottom="0in" loext:contextual-spacing="false" fo:line-height="100%" fo:orphans="0" fo:widows="0" fo:text-indent="-0.25in" style:auto-text-indent="false"/>
    </style:style>
    <style:style style:name="P78" style:family="paragraph" style:parent-style-name="Standard" style:list-style-name="WWNum2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79" style:family="paragraph" style:parent-style-name="Standard" style:list-style-name="WWNum24">
      <style:paragraph-properties fo:margin-left="1in" fo:margin-right="0in" fo:margin-top="0in" fo:margin-bottom="0.1665in" loext:contextual-spacing="false" fo:line-height="100%" fo:orphans="0" fo:widows="0" fo:text-indent="-0.25in" style:auto-text-indent="false"/>
    </style:style>
    <style:style style:name="P80" style:family="paragraph" style:parent-style-name="Standard" style:list-style-name="WWNum20">
      <style:paragraph-properties fo:margin-left="1in" fo:margin-right="0in" fo:margin-top="0in" fo:margin-bottom="0.1665in" loext:contextual-spacing="false" fo:line-height="100%" fo:orphans="0" fo:widows="0" fo:text-indent="-0.25in" style:auto-text-indent="false"/>
    </style:style>
    <style:style style:name="P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5pt" fo:font-weight="bold" style:font-size-asian="15pt" style:font-weight-asian="bold" style:font-size-complex="15pt" style:font-weight-complex="bold"/>
    </style:style>
    <style:style style:name="P8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weight="bold" style:font-weight-asian="bold" style:font-weight-complex="bold"/>
    </style:style>
    <style:style style:name="P8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3pt" fo:font-weight="bold" style:font-size-asian="13pt" style:font-weight-asian="bold" style:font-size-complex="13pt" style:font-weight-complex="bold"/>
    </style:style>
    <style:style style:name="P8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a2fca2" style:font-name="Consolas" fo:background-color="#333333" style:font-name-asian="Consolas1" style:font-name-complex="Consolas1"/>
    </style:style>
    <style:style style:name="P87" style:family="paragraph" style:parent-style-name="Standard">
      <style:paragraph-properties fo:margin-top="0.1665in" fo:margin-bottom="0in" loext:contextual-spacing="false" fo:line-height="115%" fo:orphans="0" fo:widows="0"/>
    </style:style>
    <style:style style:name="P88" style:family="paragraph" style:parent-style-name="Standard">
      <style:paragraph-properties fo:margin-top="0.1665in" fo:margin-bottom="0in" loext:contextual-spacing="false" fo:line-height="100%" fo:orphans="0" fo:widows="0"/>
    </style:style>
    <style:style style:name="P89" style:family="paragraph" style:parent-style-name="Standard">
      <style:paragraph-properties fo:margin-top="0.1665in" fo:margin-bottom="0in" loext:contextual-spacing="false" fo:line-height="100%" fo:orphans="0" fo:widows="0"/>
      <style:text-properties fo:font-size="12pt" fo:font-weight="bold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top="0.1665in" fo:margin-bottom="0in" loext:contextual-spacing="false" fo:line-height="115%" fo:orphans="0" fo:widows="0" fo:padding="0in" fo:border="none"/>
    </style:style>
    <style:style style:name="P91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92" style:family="paragraph" style:parent-style-name="Standard">
      <style:paragraph-properties fo:margin-left="0in" fo:margin-right="0in" fo:margin-top="0.1665in" fo:margin-bottom="0.1665in" loext:contextual-spacing="false" fo:line-height="100%" fo:orphans="0" fo:widows="0" fo:text-indent="0in" style:auto-text-indent="false"/>
    </style:style>
    <style:style style:name="P93" style:family="paragraph" style:parent-style-name="Standard" style:list-style-name="WWNum19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94" style:family="paragraph" style:parent-style-name="Standard">
      <style:paragraph-properties fo:line-height="115%" fo:orphans="0" fo:widows="0" fo:padding="0in" fo:border="none"/>
    </style:style>
    <style:style style:name="P95" style:family="paragraph" style:parent-style-name="Standard">
      <style:paragraph-properties fo:margin-top="0in" fo:margin-bottom="0.1665in" loext:contextual-spacing="false" fo:line-height="100%"/>
    </style:style>
    <style:style style:name="P96" style:family="paragraph" style:parent-style-name="Standard">
      <style:paragraph-properties fo:margin-top="0.1665in" fo:margin-bottom="0.0972in" loext:contextual-spacing="false" fo:line-height="100%" fo:orphans="0" fo:widows="0"/>
    </style:style>
    <style:style style:name="P97" style:family="paragraph" style:parent-style-name="Heading_20_1">
      <style:paragraph-properties fo:margin-top="0.3335in" fo:margin-bottom="0.0835in" loext:contextual-spacing="false" fo:line-height="100%" fo:keep-together="auto" fo:keep-with-next="auto"/>
    </style:style>
    <style:style style:name="P98" style:family="paragraph" style:parent-style-name="Heading_20_1">
      <style:paragraph-properties fo:margin-top="0.3335in" fo:margin-bottom="0.0835in" loext:contextual-spacing="false" fo:line-height="100%" fo:keep-together="auto" fo:orphans="0" fo:widows="0" fo:keep-with-next="auto"/>
    </style:style>
    <style:style style:name="P99" style:family="paragraph" style:parent-style-name="Heading_20_1">
      <style:paragraph-properties fo:margin-top="0.3335in" fo:margin-bottom="0.0835in" loext:contextual-spacing="false" fo:line-height="100%" fo:text-align="center" style:justify-single-word="false" fo:keep-together="auto" fo:orphans="0" fo:widows="0" fo:keep-with-next="auto"/>
    </style:style>
    <style:style style:name="P100" style:family="paragraph" style:parent-style-name="Heading_20_1">
      <style:paragraph-properties fo:margin-top="0.3335in" fo:margin-bottom="0.0835in" loext:contextual-spacing="false" fo:line-height="100%" fo:keep-together="auto" fo:orphans="0" fo:widows="0" fo:keep-with-next="auto"/>
      <style:text-properties fo:font-size="23pt" fo:font-weight="bold" style:font-size-asian="23pt" style:font-weight-asian="bold" style:font-size-complex="23pt" style:font-weight-complex="bold"/>
    </style:style>
    <style:style style:name="P101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P102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103" style:family="paragraph" style:parent-style-name="Heading_20_3">
      <style:paragraph-properties fo:margin-top="0.1945in" fo:margin-bottom="0.0555in" loext:contextual-spacing="false" fo:line-height="100%" fo:keep-together="auto" fo:orphans="0" fo:widows="0" fo:keep-with-next="auto"/>
    </style:style>
    <style:style style:name="P104" style:family="paragraph" style:parent-style-name="Heading_20_3">
      <style:paragraph-properties fo:margin-top="0.1945in" fo:margin-bottom="0.0555in" loext:contextual-spacing="false" fo:line-height="100%" fo:keep-together="auto" fo:keep-with-next="auto"/>
      <style:text-properties fo:color="#000000" fo:font-size="13pt" fo:font-weight="bold" style:font-size-asian="13pt" style:font-weight-asian="bold" style:font-size-complex="13pt" style:font-weight-complex="bold"/>
    </style:style>
    <style:style style:name="P105" style:family="paragraph" style:parent-style-name="Heading_20_3">
      <style:paragraph-properties fo:margin-top="0.1945in" fo:margin-bottom="0.0555in" loext:contextual-spacing="false" fo:line-height="100%" fo:keep-together="auto" fo:orphans="0" fo:widows="0" fo:keep-with-next="auto"/>
      <style:text-properties fo:color="#000000" fo:font-size="13pt" fo:font-weight="bold" style:font-size-asian="13pt" style:font-weight-asian="bold" style:font-size-complex="13pt" style:font-weight-complex="bold"/>
    </style:style>
    <style:style style:name="P106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107" style:family="paragraph" style:parent-style-name="Heading_20_2">
      <style:paragraph-properties fo:margin-top="0.25in" fo:margin-bottom="0.0555in" loext:contextual-spacing="false" fo:line-height="100%" fo:keep-together="auto" fo:orphans="0" fo:widows="0" fo:keep-with-next="auto"/>
    </style:style>
    <style:style style:name="P108" style:family="paragraph" style:parent-style-name="Heading_20_2">
      <style:paragraph-properties fo:margin-top="0.25in" fo:margin-bottom="0.0555in" loext:contextual-spacing="false" fo:line-height="100%" fo:keep-together="auto" fo:keep-with-next="auto"/>
      <style:text-properties fo:font-size="17pt" fo:font-weight="bold" style:font-size-asian="17pt" style:font-weight-asian="bold" style:font-size-complex="17pt" style:font-weight-complex="bold"/>
    </style:style>
    <style:style style:name="P109" style:family="paragraph" style:parent-style-name="Heading_20_2">
      <style:paragraph-properties fo:margin-top="0.25in" fo:margin-bottom="0.0555in" loext:contextual-spacing="false" fo:line-height="100%" fo:keep-together="auto" fo:orphans="0" fo:widows="0" fo:keep-with-next="auto"/>
      <style:text-properties fo:font-size="17pt" fo:font-weight="bold" style:font-size-asian="17pt" style:font-weight-asian="bold" style:font-size-complex="17pt" style:font-weight-complex="bold"/>
    </style:style>
    <style:style style:name="P110" style:family="paragraph" style:parent-style-name="Heading_20_2">
      <style:paragraph-properties fo:margin-top="0.25in" fo:margin-bottom="0.0555in" loext:contextual-spacing="false" fo:line-height="100%" fo:keep-together="auto" fo:orphans="0" fo:widows="0" fo:keep-with-next="auto"/>
      <style:text-properties fo:font-size="12pt" fo:font-weight="bold" style:font-size-asian="12pt" style:font-weight-asian="bold" style:font-size-complex="12pt" style:font-weight-complex="bold"/>
    </style:style>
    <style:style style:name="P111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3pt" fo:font-weight="bold" style:font-size-asian="23pt" style:font-weight-asian="bold" style:font-size-complex="23pt" style:font-weight-complex="bold"/>
    </style:style>
    <style:style style:name="T2" style:family="text">
      <style:text-properties fo:color="#188038" style:font-name="Roboto Mono" style:font-name-asian="Roboto Mono1" style:font-name-complex="Roboto Mono1"/>
    </style:style>
    <style:style style:name="T3" style:family="text">
      <style:text-properties fo:color="#188038" style:font-name="Roboto Mono" fo:font-weight="bold" style:font-name-asian="Roboto Mono1" style:font-weight-asian="bold" style:font-name-complex="Roboto Mono1" style:font-weight-complex="bold"/>
    </style:style>
    <style:style style:name="T4" style:family="text">
      <style:text-properties fo:color="#188038" style:font-name="Roboto Mono" fo:font-size="13pt" fo:font-weight="bold" style:font-name-asian="Roboto Mono1" style:font-size-asian="13pt" style:font-weight-asian="bold" style:font-name-complex="Roboto Mono1" style:font-size-complex="13pt" style:font-weight-complex="bold"/>
    </style:style>
    <style:style style:name="T5" style:family="text">
      <style:text-properties fo:color="#188038" style:font-name="Roboto Mono" fo:font-size="17pt" fo:font-weight="bold" style:font-name-asian="Roboto Mono1" style:font-size-asian="17pt" style:font-weight-asian="bold" style:font-name-complex="Roboto Mono1" style:font-size-complex="17pt" style:font-weight-complex="bold"/>
    </style:style>
    <style:style style:name="T6" style:family="text">
      <style:text-properties fo:color="#188038" style:font-name="Roboto Mono" fo:font-style="italic" style:font-name-asian="Roboto Mono1" style:font-style-asian="italic" style:font-name-complex="Roboto Mono1" style:font-style-complex="italic"/>
    </style:style>
    <style:style style:name="T7" style:family="text">
      <style:text-properties fo:color="#188038" fo:font-size="17pt" fo:font-weight="bold" style:font-size-asian="17pt" style:font-weight-asian="bold" style:font-size-complex="17pt" style:font-weight-complex="bold"/>
    </style:style>
    <style:style style:name="T8" style:family="text">
      <style:text-properties fo:color="#188038"/>
    </style:style>
    <style:style style:name="T9" style:family="text">
      <style:text-properties fo:color="#188038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7pt" fo:font-weight="bold" style:font-size-asian="17pt" style:font-weight-asian="bold" style:font-size-complex="17pt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888888" style:font-name="Consolas" fo:background-color="#333333" loext:char-shading-value="0" style:font-name-asian="Consolas1" style:font-name-complex="Consolas1"/>
    </style:style>
    <style:style style:name="T15" style:family="text">
      <style:text-properties fo:color="#888888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6" style:family="text">
      <style:text-properties fo:color="#888888" style:font-name="Consolas" fo:font-weight="bold" fo:background-color="#333333" loext:char-shading-value="0" style:font-name-asian="Consolas1" style:font-weight-asian="bold" style:font-name-complex="Consolas1" style:font-weight-complex="bold"/>
    </style:style>
    <style:style style:name="T17" style:family="text">
      <style:text-properties fo:color="#ffffff" style:font-name="Consolas" fo:background-color="#333333" loext:char-shading-value="0" style:font-name-asian="Consolas1" style:font-name-complex="Consolas1"/>
    </style:style>
    <style:style style:name="T18" style:family="text">
      <style:text-properties fo:color="#ffffff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9" style:family="text">
      <style:text-properties fo:color="#ffffff" style:font-name="Consolas" fo:font-size="12pt" fo:font-weight="bold" fo:background-color="#333333" loext:char-shading-value="0" style:font-name-asian="Consolas1" style:font-size-asian="12pt" style:font-weight-asian="bold" style:font-name-complex="Consolas1" style:font-size-complex="12pt" style:font-weight-complex="bold"/>
    </style:style>
    <style:style style:name="T20" style:family="text">
      <style:text-properties fo:color="#ffffff" style:font-name="Consolas" fo:font-weight="bold" fo:background-color="#333333" loext:char-shading-value="0" style:font-name-asian="Consolas1" style:font-weight-asian="bold" style:font-name-complex="Consolas1" style:font-weight-complex="bold"/>
    </style:style>
    <style:style style:name="T21" style:family="text">
      <style:text-properties fo:color="#fcc28c" style:font-name="Consolas" fo:background-color="#333333" loext:char-shading-value="0" style:font-name-asian="Consolas1" style:font-name-complex="Consolas1"/>
    </style:style>
    <style:style style:name="T22" style:family="text">
      <style:text-properties fo:color="#fcc28c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23" style:family="text">
      <style:text-properties fo:color="#fcc28c" style:font-name="Consolas" fo:font-size="12pt" fo:font-weight="bold" fo:background-color="#333333" loext:char-shading-value="0" style:font-name-asian="Consolas1" style:font-size-asian="12pt" style:font-weight-asian="bold" style:font-name-complex="Consolas1" style:font-size-complex="12pt" style:font-weight-complex="bold"/>
    </style:style>
    <style:style style:name="T24" style:family="text">
      <style:text-properties fo:color="#fcc28c" style:font-name="Consolas" fo:font-weight="bold" fo:background-color="#333333" loext:char-shading-value="0" style:font-name-asian="Consolas1" style:font-weight-asian="bold" style:font-name-complex="Consolas1" style:font-weight-complex="bold"/>
    </style:style>
    <style:style style:name="T25" style:family="text">
      <style:text-properties fo:color="#a2fca2" style:font-name="Consolas" fo:background-color="#333333" loext:char-shading-value="0" style:font-name-asian="Consolas1" style:font-name-complex="Consolas1"/>
    </style:style>
    <style:style style:name="T26" style:family="text">
      <style:text-properties fo:color="#a2fca2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27" style:family="text">
      <style:text-properties fo:color="#a2fca2" style:font-name="Consolas" fo:font-size="12pt" fo:font-weight="bold" fo:background-color="#333333" loext:char-shading-value="0" style:font-name-asian="Consolas1" style:font-size-asian="12pt" style:font-weight-asian="bold" style:font-name-complex="Consolas1" style:font-size-complex="12pt" style:font-weight-complex="bold"/>
    </style:style>
    <style:style style:name="T28" style:family="text">
      <style:text-properties fo:color="#a2fca2" style:font-name="Consolas" fo:font-weight="bold" fo:background-color="#333333" loext:char-shading-value="0" style:font-name-asian="Consolas1" style:font-weight-asian="bold" style:font-name-complex="Consolas1" style:font-weight-complex="bold"/>
    </style:style>
    <style:style style:name="T29" style:family="text">
      <style:text-properties fo:color="#ffffaa" style:font-name="Consolas" fo:background-color="#333333" loext:char-shading-value="0" style:font-name-asian="Consolas1" style:font-name-complex="Consolas1"/>
    </style:style>
    <style:style style:name="T30" style:family="text">
      <style:text-properties fo:color="#ffffaa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31" style:family="text">
      <style:text-properties fo:color="#ffffaa" style:font-name="Consolas" fo:font-size="12pt" fo:font-weight="bold" fo:background-color="#333333" loext:char-shading-value="0" style:font-name-asian="Consolas1" style:font-size-asian="12pt" style:font-weight-asian="bold" style:font-name-complex="Consolas1" style:font-size-complex="12pt" style:font-weight-complex="bold"/>
    </style:style>
    <style:style style:name="T32" style:family="text">
      <style:text-properties fo:color="#ffffaa" style:font-name="Consolas" fo:font-weight="bold" fo:background-color="#333333" loext:char-shading-value="0" style:font-name-asian="Consolas1" style:font-weight-asian="bold" style:font-name-complex="Consolas1" style:font-weight-complex="bold"/>
    </style:style>
    <style:style style:name="T33" style:family="text">
      <style:text-properties fo:color="#d36363" style:font-name="Consolas" fo:background-color="#333333" loext:char-shading-value="0" style:font-name-asian="Consolas1" style:font-name-complex="Consolas1"/>
    </style:style>
    <style:style style:name="T34" style:family="text">
      <style:text-properties fo:color="#d36363" style:font-name="Consolas" fo:font-weight="bold" fo:background-color="#333333" loext:char-shading-value="0" style:font-name-asian="Consolas1" style:font-weight-asian="bold" style:font-name-complex="Consolas1" style:font-weight-complex="bold"/>
    </style:style>
    <style:style style:name="T35" style:family="text">
      <style:text-properties fo:color="#d36363" style:font-name="Consolas" fo:font-size="12pt" fo:font-weight="bold" fo:background-color="#333333" loext:char-shading-value="0" style:font-name-asian="Consolas1" style:font-size-asian="12pt" style:font-weight-asian="bold" style:font-name-complex="Consolas1" style:font-size-complex="12pt" style:font-weight-complex="bold"/>
    </style:style>
    <style:style style:name="T36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37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size="13pt" fo:font-weight="bold" style:font-size-asian="13pt" style:font-weight-asian="bold" style:font-size-complex="13pt" style:font-weight-complex="bold"/>
    </style:style>
    <style:style style:name="T39" style:family="text">
      <style:text-properties fo:color="#fc9b9b" style:font-name="Consolas" fo:background-color="#333333" loext:char-shading-value="0" style:font-name-asian="Consolas1" style:font-name-complex="Consolas1"/>
    </style:style>
    <style:style style:name="T40" style:family="text">
      <style:text-properties fo:color="#c6b4f0" style:font-name="Consolas" fo:background-color="#333333" loext:char-shading-value="0" style:font-name-asian="Consolas1" style:font-name-complex="Consolas1"/>
    </style:style>
    <style:style style:name="T41" style:family="text">
      <style:text-properties fo:color="#c6b4f0" style:font-name="Consolas" fo:font-weight="bold" fo:background-color="#333333" loext:char-shading-value="0" style:font-name-asian="Consolas1" style:font-weight-asian="bold" style:font-name-complex="Consolas1" style:font-weight-complex="bold"/>
    </style:style>
    <style:style style:name="T42" style:family="text">
      <style:text-properties style:text-underline-style="none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fo:font-weight="bold" style:font-size-asian="12pt" style:font-weight-asian="bold" style:font-size-complex="12pt" style:font-weight-complex="bold"/>
    </style:style>
    <style:style style:name="T4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6" style:family="text">
      <style:text-properties fo:color="#333333"/>
    </style:style>
    <style:style style:name="T47" style:family="text">
      <style:text-properties fo:color="#333333" fo:font-weight="bold" style:font-weight-asian="bold" style:font-weight-complex="bold"/>
    </style:style>
    <style:style style:name="T48" style:family="text">
      <style:text-properties fo:color="#62c8f3" style:font-name="Consolas" fo:font-weight="bold" fo:background-color="#333333" loext:char-shading-value="0" style:font-name-asian="Consolas1" style:font-weight-asian="bold" style:font-name-complex="Consolas1" style:font-weight-complex="bold"/>
    </style:style>
    <style:style style:name="T49" style:family="text">
      <style:text-properties fo:color="#1155cc" style:text-underline-style="solid" style:text-underline-width="auto" style:text-underline-color="font-color" fo:font-weight="bold" style:font-weight-asian="bold" style:font-weight-complex="bold"/>
    </style:style>
    <style:style style:name="T50" style:family="text">
      <style:text-properties fo:font-size="24pt" fo:font-weight="bold" style:font-size-asian="24pt" style:font-weight-asian="bold" style:font-size-complex="24pt" style:font-weight-complex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><text:bookmark text:name="_wdqrbagyrnyy"/><text:span text:style-name="T1">Repaso JavaScript</text:span></text:p>
      <text:p text:style-name="P97"><text:bookmark text:name="_k9hcjlyj2duk"/><text:span text:style-name="T1"><text:line-break/>Clase 1: Sintaxis</text:span></text:p>
      <text:p text:style-name="P5">Variables, Funciones Flecha y <text:span text:style-name="T2">forEach</text:span>.</text:p>
      <text:p text:style-name="P106"><text:bookmark text:name="_y4wy7a5jpv6n"/><text:span text:style-name="T10">1. Introducción Rápida: Variables<text:line-break/></text:span><text:span text:style-name="T11">Explicar esto brevemente mientras muestras el código de ejemplo.</text:span></text:p>
      <text:p text:style-name="P5">Antes, en JavaScript, declarábamos todo de la misma forma. Ahora somos más específicos para evitar errores. Tenemos dos formas principales de crear nuestras "cajas" para guardar datos:</text:p>
      <text:list xml:id="list686977086" text:style-name="WWNum23">
        <text:list-item>
          <text:p text:style-name="P7"><text:span text:style-name="T3">const</text:span><text:span text:style-name="T13"> (Constante):</text:span> Es la regla general. Úsenla <text:span text:style-name="T13">siempre</text:span> por defecto. Se usa para valores que <text:span text:style-name="T13">no vamos a reasignar</text:span>.</text:p>
          <text:list>
            <text:list-item>
              <text:p text:style-name="P74"><text:span text:style-name="T11">¿Qué guardamos acá?</text:span> Funciones, Arrays, Objetos y valores fijos (como un nombre). Aunque el contenido de un array cambie, la "caja" sigue siendo la misma, por eso usamos <text:span text:style-name="T2">const</text:span>.</text:p>
            </text:list-item>
          </text:list>
        </text:list-item>
        <text:list-item>
          <text:p text:style-name="P33"><text:span text:style-name="T3">let</text:span><text:span text:style-name="T13"> (Variable):</text:span> Es la excepción. Solo la usamos cuando sabemos que vamos a usar el signo igual (<text:span text:style-name="T2">=</text:span>) de nuevo sobre esa variable para cambiar su valor.</text:p>
          <text:list>
            <text:list-item>
              <text:p text:style-name="P78"><text:span text:style-name="T11">¿Qué guardamos acá?</text:span> Contadores de bucles (<text:span text:style-name="T2">i</text:span>), acumuladores de sumas, o estados que cambian.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5"><text:span text:style-name="T14">// Usamos CONST porque mi nombre no va a cambiar en medio del programa</text:span><text:span text:style-name="T17"><text:line-break/></text:span><text:span text:style-name="T21">const</text:span><text:span text:style-name="T17"> miNombre = </text:span><text:span text:style-name="T25">"Matias"</text:span><text:span text:style-name="T17">; <text:line-break/><text:line-break/></text:span><text:span text:style-name="T14">// Usamos CONST para funciones y arrays (regla de oro)</text:span><text:span text:style-name="T17"><text:line-break/></text:span><text:span text:style-name="T21">const</text:span><text:span text:style-name="T17"> listaDeCompras = [</text:span><text:span text:style-name="T25">"Pan"</text:span><text:span text:style-name="T17">, </text:span><text:span text:style-name="T25">"Leche"</text:span><text:span text:style-name="T17">];<text:line-break/></text:span><text:span text:style-name="T21">const</text:span><text:span text:style-name="T17"> saludar = () =&gt; </text:span><text:span text:style-name="T29">console</text:span><text:span text:style-name="T17">.log(</text:span><text:span text:style-name="T25">"Hola"</text:span><text:span text:style-name="T17">);<text:line-break/><text:line-break/></text:span><text:span text:style-name="T14">// Usamos LET porque la edad va a cambiar (reasignación)</text:span><text:span text:style-name="T17"><text:line-break/></text:span><text:span text:style-name="T21">let</text:span><text:span text:style-name="T17"> edad = </text:span><text:span text:style-name="T33">21</text:span><text:span text:style-name="T17">;<text:line-break/>edad = </text:span><text:span text:style-name="T33">22</text:span><text:span text:style-name="T17">; </text:span><text:span text:style-name="T14">// ✅ Esto es válido con let. Con const daría error.</text:span><text:span text:style-name="T17"><text:line-break/></text:span></text:p>
          </table:table-cell>
        </table:table-row>
      </table:table>
      <text:p text:style-name="P81"/>
      <text:p text:style-name="P109"><text:bookmark text:name="_yqhqgrnzo3hd"/></text:p>
      <text:p text:style-name="P107"><text:bookmark text:name="_jjn5kxes4dth"/><text:span text:style-name="T10">Parte 2: Funciones (De la "Declarada" a la "Flecha")</text:span></text:p>
      <text:p text:style-name="Standard"><text:span text:style-name="T12">Usar visual estudio code, y conectar javascript a un index.html, no perder mucho tiempo aca, solo es para poder ver mas adelante resultados en consola, explicar el proceso en caso de que el alumno sea totalmente nulo</text:span></text:p>
      <text:p text:style-name="P103"><text:bookmark text:name="_6egebvfjdm7l"/><text:span text:style-name="T36">1. Explicación:<text:line-break/></text:span>Aquí es donde más atención quiero que presten.<text:line-break/></text:p>
      <text:p text:style-name="Standard"><text:span text:style-name="T11">Una función es un bloque de código que realiza alguna operación (que generalmente usamos a menudo)</text:span>. Puede o no tener parametros (valores que usamos para calcular un resultado).<text:line-break/><text:line-break/>Tambien puede devolver ese resultado o puede actuar “silenciosamente”.<text:line-break/><text:line-break/>En JS las funciones se pueden guardar como variables.</text:p>
      <text:list xml:id="list1336132227" text:style-name="WWNum6">
        <text:list-item>
          <text:p text:style-name="P8"><text:span text:style-name="T13">La Forma Clásica (Función Declarada):</text:span> Usamos la palabra <text:span text:style-name="T2">function</text:span>. Tiene una "magia" oculta: la computadora crea la variable por nosotros automáticamente.</text:p>
        </text:list-item>
        <text:list-item>
          <text:p text:style-name="P50"><text:span text:style-name="T13">La Forma Moderna (Función Flecha / Arrow Function):</text:span> Usamos el símbolo <text:span text:style-name="T2">=&gt;</text:span>. Aquí <text:span text:style-name="T13">no hay magia</text:span>. Nosotros tenemos que declarar la variable (usando <text:span text:style-name="T2">const</text:span>) y asignarle la función manualmente.</text:p>
        </text:list-item>
      </text:list>
      <text:p text:style-name="P6"><text:span text:style-name="T13">¿Por qué usamos Flecha?</text:span> Además de ser moderna, nos permite escribir código mucho más limpio y corto, algo fundamental cuando empecemos a filtrar listas o transformar datos.</text:p>
      <text:p text:style-name="P103"><text:bookmark text:name="_exazbrr6nwje"/><text:span text:style-name="T36">2. Ejemplo Comparativo</text:span></text:p>
      <text:p text:style-name="P6">Miren cómo transformamos una función vieja en una nueva:</text:p>
      <text:p text:style-name="P81">A. Función Declarada (Clásica)<text:line-break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5"><text:span text:style-name="T21">function</text:span><text:span text:style-name="T17"> </text:span><text:span text:style-name="T29">duplicar</text:span><text:span text:style-name="T17">(x) {<text:line-break/> <text:s text:c="3"/></text:span><text:span text:style-name="T21">return</text:span><text:span text:style-name="T17"> </text:span><text:span text:style-name="T29">x</text:span><text:span text:style-name="T17"> * </text:span><text:span text:style-name="T33">2</text:span><text:span text:style-name="T17">;<text:line-break/>}</text:span></text:p>
          </table:table-cell>
        </table:table-row>
      </table:table>
      <text:p text:style-name="P81"/>
      <text:p text:style-name="P81"><text:span text:style-name="T13">B. Función Flecha (Estándar)</text:span> La asignamos a una variable <text:span text:style-name="T2">const</text:span>.<text:line-break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5"><text:span text:style-name="T17">const duplicar = (x) =&gt; {<text:line-break/> <text:s text:c="3"/></text:span><text:span text:style-name="T21">return</text:span><text:span text:style-name="T17"> x * </text:span><text:span text:style-name="T33">2</text:span><text:span text:style-name="T17">;<text:line-break/>};</text:span></text:p>
          </table:table-cell>
        </table:table-row>
      </table:table>
      <text:p text:style-name="P81"/>
      <text:p text:style-name="P103"><text:bookmark text:name="_g2vyvyjf1l9g"/><text:span text:style-name="T36">3. "Retorno Implícito"</text:span></text:p>
      <text:p text:style-name="P6">Las funciones flecha tienen un truco para escribir menos.</text:p>
      <text:list xml:id="list2027126606" text:style-name="WWNum7">
        <text:list-item>
          <text:p text:style-name="P9">Si solo recibimos <text:span text:style-name="T13">un parámetro</text:span>, podemos borrar los paréntesis <text:span text:style-name="T2">()</text:span>.</text:p>
        </text:list-item>
        <text:list-item>
          <text:p text:style-name="P51">Si la función solo tiene <text:span text:style-name="T13">una línea de código que retorna algo</text:span>, podemos borrar las llaves <text:span text:style-name="T2">{}</text:span> y la palabra <text:span text:style-name="T2">return</text:span>. La flecha <text:span text:style-name="T2">=&gt;</text:span> asume que lo que sigue es lo que se devuelve.</text:p>
        </text:list-item>
      </text:list>
      <text:p text:style-name="P6"><text:span text:style-name="T13">C. Función Flecha (Resumida)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5"><text:span text:style-name="T21">const</text:span><text:span text:style-name="T17"> duplicar = x =&gt; x * </text:span><text:span text:style-name="T33">2</text:span><text:span text:style-name="T17">;</text:span></text:p>
          </table:table-cell>
        </table:table-row>
      </table:table>
      <text:p text:style-name="P81"/>
      <text:p text:style-name="P81">Ejercitación para el alumno:<text:line-break/>compartirle para que copien estas consignas en su editor y las resuelvan.<text:line-break/> El objetivo es que pasen de las funciones viejas (Declaradas) <text:s/>a las modernas (Flechas).</text:p>
      <text:p text:style-name="P6"><text:span text:style-name="T13">Ejercicio 1: Conversión Básica</text:span> Convierte la siguiente función declarada en una función flecha común (manteniendo las llaves)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5"><text:span text:style-name="T14">// CONVERTIR ESTA:</text:span><text:span text:style-name="T17"><text:line-break/></text:span><text:span text:style-name="T21">function</text:span><text:span text:style-name="T17"> </text:span><text:span text:style-name="T29">sumar</text:span><text:span text:style-name="T17">(a, b) {<text:line-break/> <text:s text:c="3"/></text:span><text:span text:style-name="T21">const</text:span><text:span text:style-name="T17"> resultado = a + b;<text:line-break/> <text:s text:c="3"/></text:span><text:span text:style-name="T21">return</text:span><text:span text:style-name="T17"> resultado;<text:line-break/>}<text:line-break/><text:line-break/></text:span><text:span text:style-name="T14">// TU RESPUESTA ACÁ:</text:span></text:p>
          </table:table-cell>
        </table:table-row>
      </table:table>
      <text:p text:style-name="P81"/>
      <text:p text:style-name="P6"><text:span text:style-name="T13">Ejercicio 2: El Retorno Implícito</text:span> Esta función es muy corta. Conviértela en una función flecha de <text:span text:style-name="T13">una sola línea</text:span> (borrando llaves y return)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5"><text:span text:style-name="T14">// CONVERTIR ESTA:</text:span><text:span text:style-name="T17"><text:line-break/></text:span><text:span text:style-name="T21">function</text:span><text:span text:style-name="T17"> </text:span><text:span text:style-name="T29">esMayorDeEdad</text:span><text:span text:style-name="T17">(edad) {<text:line-break/> <text:s text:c="3"/></text:span><text:span text:style-name="T21">return</text:span><text:span text:style-name="T17"> edad &gt;= </text:span><text:span text:style-name="T33">18</text:span><text:span text:style-name="T17">;<text:line-break/>}<text:line-break/><text:line-break/></text:span><text:span text:style-name="T14">// TU RESPUESTA ACÁ:</text:span></text:p>
          </table:table-cell>
        </table:table-row>
      </table:table>
      <text:p text:style-name="P1"/>
      <text:p text:style-name="P81"><text:span text:style-name="T13">Ejercicio 3: Creación desde Cero</text:span> Ahora sin copiar. Crea una función flecha (asígnasela a una constante llamada <text:span text:style-name="T2">triplicar</text:span>) que reciba un número y devuelva ese número multiplicado por 3. Intenta usar la sintaxis resumida.<text:line-break/></text:p>
      <text:p text:style-name="P81">Ver resultado con console.log<text:line-break/>vamos a explicar que joraca es, porque es muy importante<text:line-break/><text:line-break/>Antes de empezar a crear funciones, necesitamos una herramienta para ver qué está pasando.</text:p>
      <text:list xml:id="list2558125423" text:style-name="WWNum13">
        <text:list-item>
          <text:p text:style-name="P10"><text:span text:style-name="T13">¿Qué es?</text:span> <text:span text:style-name="T2">console.log</text:span> es una herramienta de diagnóstico. Es como una radiografía. Nos permite imprimir un mensaje o el valor de una variable en la "consola" del navegador (la que abrimos con F12).</text:p>
        </text:list-item>
        <text:list-item>
          <text:p text:style-name="P52"><text:span text:style-name="T13">Importante:</text:span> <text:span text:style-name="T2">console.log</text:span> <text:span text:style-name="T13">NO</text:span> afecta el funcionamiento del programa. Solo sirve para que nosotros, los programadores, leamos información. El usuario final de la página web nunca ve esto.</text:p>
        </text:list-item>
      </text:list>
      <text:p text:style-name="P103"><text:bookmark text:name="_itc6e2sfjw88"/><text:span text:style-name="T36">2. Diferencia Clave: </text:span><text:span text:style-name="T4">console.log</text:span><text:span text:style-name="T36"> vs </text:span><text:span text:style-name="T4">return</text:span></text:p>
      <text:p text:style-name="P6">Esta es la confusión número 1 en los exámenes, así que atentos:</text:p>
      <text:list xml:id="list2721310603" text:style-name="WWNum4">
        <text:list-item>
          <text:p text:style-name="P11"><text:span text:style-name="T3">return</text:span><text:span text:style-name="T13">:</text:span> Es cuando la función <text:span text:style-name="T13">entrega</text:span> un resultado al código para que se siga usando (por ejemplo, para hacer otra cuenta matemática).</text:p>
        </text:list-item>
        <text:list-item>
          <text:p text:style-name="P53"><text:span text:style-name="T3">console.log</text:span><text:span text:style-name="T13">:</text:span> Es solo "mostrar una foto" del valor en la pantalla negra. No entrega nada al código, solo muestra.</text:p>
        </text:list-item>
      </text:list>
      <text:p text:style-name="P81"><text:line-break/><text:span text:style-name="T38">3. Ejemplo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85"><text:span text:style-name="T21">const</text:span><text:span text:style-name="T17"> nombre = </text:span><text:span text:style-name="T25">"Matias"</text:span><text:span text:style-name="T17">;<text:line-break/><text:line-break/></text:span><text:span text:style-name="T14">// Esto solo lo vemos nosotros en la consola (F12)</text:span><text:span text:style-name="T17"><text:line-break/></text:span><text:span text:style-name="T29">console</text:span><text:span text:style-name="T17">.log(nombre); <text:line-break/><text:line-break/></text:span><text:span text:style-name="T14">// Ejemplo de la diferencia:</text:span><text:span text:style-name="T17"><text:line-break/></text:span><text:span text:style-name="T21">const</text:span><text:span text:style-name="T17"> sumar = (a, b) =&gt; {<text:line-break/> <text:s text:c="3"/></text:span><text:span text:style-name="T29">console</text:span><text:span text:style-name="T17">.log(</text:span><text:span text:style-name="T25">"Estoy sumando..."</text:span><text:span text:style-name="T17">); </text:span><text:span text:style-name="T14">// Muestra mensaje</text:span><text:span text:style-name="T17"><text:line-break/> <text:s text:c="3"/></text:span><text:span text:style-name="T21">return</text:span><text:span text:style-name="T17"> a + b; </text:span><text:span text:style-name="T14">// DEVUELVE el valor real (el resultado)</text:span><text:span text:style-name="T17"><text:line-break/>};</text:span></text:p>
          </table:table-cell>
        </table:table-row>
      </table:table>
      <text:p text:style-name="P1"/>
      <text:p text:style-name="P81"><text:line-break/><text:line-break/>Soluciones<text:line-break/><text:line-break/>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85"><text:span text:style-name="T25">/*</text:span><text:span text:style-name="T17"> </text:span><text:span text:style-name="T39">---</text:span><text:span text:style-name="T17"> </text:span><text:span text:style-name="T25">SOLUCIÓN</text:span><text:span text:style-name="T17"> </text:span><text:span text:style-name="T25">EJERCICIO</text:span><text:span text:style-name="T17"> </text:span><text:span text:style-name="T33">1</text:span><text:span text:style-name="T17"> </text:span><text:span text:style-name="T39">---</text:span><text:span text:style-name="T17"> </text:span><text:span text:style-name="T25">*/</text:span><text:span text:style-name="T17"><text:line-break/></text:span><text:span text:style-name="T25">//</text:span><text:span text:style-name="T17"> </text:span><text:span text:style-name="T25">Al</text:span><text:span text:style-name="T17"> </text:span><text:span text:style-name="T25">tener</text:span><text:span text:style-name="T17"> </text:span><text:span text:style-name="T25">lógica</text:span><text:span text:style-name="T17"> </text:span><text:span text:style-name="T25">interna</text:span><text:span text:style-name="T17"> </text:span><text:span text:style-name="T25">(crear</text:span><text:span text:style-name="T17"> </text:span><text:span text:style-name="T25">variable</text:span><text:span text:style-name="T17"> </text:span><text:span text:style-name="T25">resultado),</text:span><text:span text:style-name="T17"> </text:span><text:span text:style-name="T25">necesitamos</text:span><text:span text:style-name="T17"> </text:span><text:span text:style-name="T25">mantener</text:span><text:span text:style-name="T17"> </text:span><text:span text:style-name="T25">las</text:span><text:span text:style-name="T17"> </text:span><text:span text:style-name="T25">llaves</text:span><text:span text:style-name="T17"> </text:span><text:span text:style-name="T25">{}.</text:span><text:span text:style-name="T17"><text:line-break/></text:span><text:span text:style-name="T25">const</text:span><text:span text:style-name="T17"> </text:span><text:span text:style-name="T25">sumar</text:span><text:span text:style-name="T17"> </text:span><text:span text:style-name="T25">=</text:span><text:span text:style-name="T17"> </text:span><text:span text:style-name="T25">(a,</text:span><text:span text:style-name="T17"> </text:span><text:span text:style-name="T25">b)</text:span><text:span text:style-name="T17"> </text:span><text:span text:style-name="T25">=&gt;</text:span><text:span text:style-name="T17"> </text:span><text:span text:style-name="T25">{</text:span><text:span text:style-name="T17"><text:line-break/> <text:s text:c="3"/></text:span><text:span text:style-name="T25">const</text:span><text:span text:style-name="T17"> </text:span><text:span text:style-name="T25">resultado</text:span><text:span text:style-name="T17"> </text:span><text:span text:style-name="T25">=</text:span><text:span text:style-name="T17"> </text:span><text:span text:style-name="T25">a</text:span><text:span text:style-name="T17"> </text:span><text:span text:style-name="T25">+</text:span><text:span text:style-name="T17"> </text:span><text:span text:style-name="T25">b;</text:span><text:span text:style-name="T17"><text:line-break/> <text:s text:c="3"/></text:span><text:span text:style-name="T25">return</text:span><text:span text:style-name="T17"> </text:span><text:span text:style-name="T25">resultado;</text:span><text:span text:style-name="T17"><text:line-break/></text:span><text:span text:style-name="T25">}</text:span><text:span text:style-name="T17"><text:line-break/><text:line-break/></text:span><text:span text:style-name="T25">/*</text:span><text:span text:style-name="T17"> </text:span><text:span text:style-name="T39">---</text:span><text:span text:style-name="T17"> </text:span><text:span text:style-name="T25">SOLUCIÓN</text:span><text:span text:style-name="T17"> </text:span><text:span text:style-name="T25">EJERCICIO</text:span><text:span text:style-name="T17"> </text:span><text:span text:style-name="T33">2</text:span><text:span text:style-name="T17"> </text:span><text:span text:style-name="T39">---</text:span><text:span text:style-name="T17"> </text:span><text:span text:style-name="T25">*/</text:span><text:span text:style-name="T17"><text:line-break/></text:span><text:span text:style-name="T25">//</text:span><text:span text:style-name="T17"> </text:span><text:span text:style-name="T25">Como</text:span><text:span text:style-name="T17"> </text:span><text:span text:style-name="T25">es</text:span><text:span text:style-name="T17"> </text:span><text:span text:style-name="T25">un</text:span><text:span text:style-name="T17"> </text:span><text:span text:style-name="T25">solo</text:span><text:span text:style-name="T17"> </text:span><text:span text:style-name="T25">parámetro</text:span><text:span text:style-name="T17"> </text:span><text:span text:style-name="T25">(edad)</text:span><text:span text:style-name="T17"> </text:span><text:span text:style-name="T25">y</text:span><text:span text:style-name="T17"> </text:span><text:span text:style-name="T25">una</text:span><text:span text:style-name="T17"> </text:span><text:span text:style-name="T25">sola</text:span><text:span text:style-name="T17"> </text:span><text:span text:style-name="T25">línea</text:span><text:span text:style-name="T17"> </text:span><text:span text:style-name="T25">de</text:span><text:span text:style-name="T17"> </text:span><text:span text:style-name="T25">retorno,</text:span><text:span text:style-name="T17"> </text:span><text:span text:style-name="T25">borramos</text:span><text:span text:style-name="T17"> </text:span><text:span text:style-name="T25">todo.</text:span><text:span text:style-name="T17"><text:line-break/></text:span><text:span text:style-name="T25">const</text:span><text:span text:style-name="T17"> </text:span><text:span text:style-name="T25">esMayorDeEdad</text:span><text:span text:style-name="T17"> </text:span><text:span text:style-name="T25">=</text:span><text:span text:style-name="T17"> </text:span><text:span text:style-name="T25">edad</text:span><text:span text:style-name="T17"> </text:span><text:span text:style-name="T25">=&gt;</text:span><text:span text:style-name="T17"> </text:span><text:span text:style-name="T25">edad</text:span><text:span text:style-name="T17"> </text:span><text:span text:style-name="T25">&gt;=</text:span><text:span text:style-name="T17"> </text:span><text:span text:style-name="T33">18</text:span><text:span text:style-name="T25">;</text:span><text:span text:style-name="T17"><text:line-break/><text:line-break/></text:span></text:p>
            <text:p text:style-name="P86"/>
            <text:p text:style-name="P86"/>
            <text:p text:style-name="P86"/>
            <text:p text:style-name="P86"/>
            <text:p text:style-name="P86"/>
            <text:p text:style-name="P85"><text:span text:style-name="T25">/*</text:span><text:span text:style-name="T17"> </text:span><text:span text:style-name="T39">---</text:span><text:span text:style-name="T17"> </text:span><text:span text:style-name="T25">SOLUCIÓN</text:span><text:span text:style-name="T17"> </text:span><text:span text:style-name="T25">EJERCICIO</text:span><text:span text:style-name="T17"> </text:span><text:span text:style-name="T33">3</text:span><text:span text:style-name="T17"> </text:span><text:span text:style-name="T39">---</text:span><text:span text:style-name="T17"> </text:span><text:span text:style-name="T25">*/</text:span><text:span text:style-name="T17"><text:line-break/></text:span><text:span text:style-name="T25">//</text:span><text:span text:style-name="T17"> </text:span><text:span text:style-name="T25">Usamos</text:span><text:span text:style-name="T17"> </text:span><text:span text:style-name="T25">const,</text:span><text:span text:style-name="T17"> </text:span><text:span text:style-name="T25">el</text:span><text:span text:style-name="T17"> </text:span><text:span text:style-name="T25">nombre</text:span><text:span text:style-name="T17"> </text:span><text:span text:style-name="T25">de</text:span><text:span text:style-name="T17"> </text:span><text:span text:style-name="T25">la</text:span><text:span text:style-name="T17"> </text:span><text:span text:style-name="T25">función,</text:span><text:span text:style-name="T17"> </text:span><text:span text:style-name="T25">y</text:span><text:span text:style-name="T17"> </text:span><text:span text:style-name="T25">el</text:span><text:span text:style-name="T17"> </text:span><text:span text:style-name="T25">retorno</text:span><text:span text:style-name="T17"> </text:span><text:span text:style-name="T25">implícito.</text:span><text:span text:style-name="T17"><text:line-break/></text:span><text:span text:style-name="T25">const</text:span><text:span text:style-name="T17"> </text:span><text:span text:style-name="T25">triplicar</text:span><text:span text:style-name="T17"> </text:span><text:span text:style-name="T25">=</text:span><text:span text:style-name="T17"> </text:span><text:span text:style-name="T25">numero</text:span><text:span text:style-name="T17"> </text:span><text:span text:style-name="T25">=&gt;</text:span><text:span text:style-name="T17"> </text:span><text:span text:style-name="T25">numero</text:span><text:span text:style-name="T17"> </text:span><text:span text:style-name="T25">*</text:span><text:span text:style-name="T17"> </text:span><text:span text:style-name="T33">3</text:span><text:span text:style-name="T25">;</text:span><text:span text:style-name="T17"><text:line-break/><text:line-break/></text:span><text:span text:style-name="T25">//</text:span><text:span text:style-name="T17"> Prueba:<text:line-break/></text:span><text:span text:style-name="T25">//</text:span><text:span text:style-name="T17"> </text:span><text:span text:style-name="T25">console.log(triplicar(10));</text:span><text:span text:style-name="T17"> </text:span><text:span text:style-name="T25">//</text:span><text:span text:style-name="T17"> </text:span><text:span text:style-name="T25">Debería</text:span><text:span text:style-name="T17"> </text:span><text:span text:style-name="T25">dar</text:span><text:span text:style-name="T17"> </text:span><text:span text:style-name="T33">30</text:span><text:span text:style-name="T17"><text:line-break/><text:line-break/></text:span></text:p>
          </table:table-cell>
        </table:table-row>
      </table:table>
      <text:p text:style-name="P81"><text:line-break/><text:line-break/><text:span text:style-name="T13">CONDICIONAL IF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5"><text:span text:style-name="T14">// Idea clave: El if es una pregunta.</text:span><text:span text:style-name="T17"><text:line-break/></text:span><text:span text:style-name="T21">let</text:span><text:span text:style-name="T17"> precio = </text:span><text:span text:style-name="T33">2000</text:span><text:span text:style-name="T17">;<text:line-break/></text:span><text:span text:style-name="T21">if</text:span><text:span text:style-name="T17"> (precio &gt; </text:span><text:span text:style-name="T33">2000</text:span><text:span text:style-name="T17">) {<text:line-break/>console.</text:span><text:span text:style-name="T29">log</text:span><text:span text:style-name="T17">(</text:span><text:span text:style-name="T25">"No me lo compro"</text:span><text:span text:style-name="T17">);<text:line-break/>} </text:span><text:span text:style-name="T21">else</text:span><text:span text:style-name="T17"> {<text:line-break/>console.</text:span><text:span text:style-name="T29">log</text:span><text:span text:style-name="T17">(</text:span><text:span text:style-name="T25">"Me lo compro"</text:span><text:span text:style-name="T17">);<text:line-break/>}</text:span></text:p>
          </table:table-cell>
        </table:table-row>
      </table:table>
      <text:p text:style-name="P87"><text:line-break/><text:span text:style-name="T13">OPERADORES LOGICOS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5"><text:span text:style-name="T17">// </text:span><text:span text:style-name="T21">and</text:span><text:span text:style-name="T17"> &amp;&amp;<text:line-break/></text:span><text:span text:style-name="T21">let</text:span><text:span text:style-name="T17"> usuarioCorrecto = </text:span><text:span text:style-name="T21">true</text:span><text:span text:style-name="T17">;<text:line-break/></text:span><text:span text:style-name="T21">let</text:span><text:span text:style-name="T17"> passwordCorrecto = </text:span><text:span text:style-name="T21">false</text:span><text:span text:style-name="T17">;<text:line-break/><text:line-break/><text:line-break/><text:line-break/>// Si el password está mal, el acceso es denegado<text:line-break/></text:span><text:span text:style-name="T21">let</text:span><text:span text:style-name="T17"> loginExitoso = usuarioCorrecto &amp;&amp; passwordCorrecto;<text:line-break/>console.log(loginExitoso); // </text:span><text:span text:style-name="T21">false</text:span><text:span text:style-name="T17"><text:line-break/><text:line-break/>// </text:span><text:span text:style-name="T21">or</text:span><text:span text:style-name="T17"> ||<text:line-break/></text:span><text:span text:style-name="T21">let</text:span><text:span text:style-name="T17"> tieneEfectivo = </text:span><text:span text:style-name="T21">false</text:span><text:span text:style-name="T17">;<text:line-break/></text:span><text:span text:style-name="T21">let</text:span><text:span text:style-name="T17"> tieneTarjeta = </text:span><text:span text:style-name="T21">true</text:span><text:span text:style-name="T17">;<text:line-break/><text:line-break/>// Con que tenga una de las dos, puede comprar<text:line-break/></text:span><text:span text:style-name="T21">let</text:span><text:span text:style-name="T17"> puedeComprar = tieneEfectivo || tieneTarjeta;<text:line-break/>console.log(puedeComprar); // </text:span><text:span text:style-name="T21">true</text:span><text:span text:style-name="T17"><text:line-break/><text:line-break/></text:span></text:p>
          </table:table-cell>
        </table:table-row>
      </table:table>
      <text:p text:style-name="P81"><text:line-break/><text:span text:style-name="T10">Parte 3: Objetos (Agrupando información)</text:span></text:p>
      <text:p text:style-name="P103"><text:bookmark text:name="_q361oz6w43j3"/><text:span text:style-name="T36">1. Explicación</text:span></text:p>
      <text:p text:style-name="P6">Hasta ahora guardamos datos sueltos (un nombre, un número). Pero en la vida real, las cosas tienen muchas características juntas.</text:p>
      <text:list xml:id="list3708879671" text:style-name="WWNum25">
        <text:list-item>
          <text:p text:style-name="P12"><text:span text:style-name="T13">¿Qué es un Objeto?</text:span> Es una colección de datos organizados por <text:span text:style-name="T13">Clave: Valor</text:span>. Imaginen que es una ficha técnica.</text:p>
        </text:list-item>
        <text:list-item>
          <text:p text:style-name="P34"><text:span text:style-name="T13">Sintaxis:</text:span> Se usan <text:span text:style-name="T13">llaves </text:span><text:span text:style-name="T3">{}</text:span>.</text:p>
        </text:list-item>
        <text:list-item>
          <text:p text:style-name="P54"><text:span text:style-name="T13">Acceso:</text:span> Para sacar un dato de adentro, usamos el <text:span text:style-name="T13">punto</text:span> (<text:span text:style-name="T2">objeto.propiedad</text:span>).</text:p>
        </text:list-item>
      </text:list>
      <text:p text:style-name="P103"><text:bookmark text:name="_m2i9y768v6nx"/><text:span text:style-name="T36">2. Ejemplo</text:span></text:p>
      <text:p text:style-name="P6">Típico mostramos cómo se ve una "Persona" en código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85"><text:span text:style-name="T25">//</text:span><text:span text:style-name="T17"> </text:span><text:span text:style-name="T25">Definimos</text:span><text:span text:style-name="T17"> </text:span><text:span text:style-name="T25">el</text:span><text:span text:style-name="T17"> </text:span><text:span text:style-name="T25">objeto</text:span><text:span text:style-name="T17"><text:line-break/></text:span><text:span text:style-name="T25">const</text:span><text:span text:style-name="T17"> </text:span><text:span text:style-name="T25">alumno</text:span><text:span text:style-name="T17"> </text:span><text:span text:style-name="T25">=</text:span><text:span text:style-name="T17"> </text:span><text:span text:style-name="T25">{</text:span><text:span text:style-name="T17"><text:line-break/> <text:s text:c="3"/>nombre: </text:span><text:span text:style-name="T25">"Juan",</text:span><text:span text:style-name="T17"> <text:s text:c="5"/></text:span><text:span text:style-name="T25">//</text:span><text:span text:style-name="T17"> Clave: </text:span><text:span text:style-name="T25">nombre,</text:span><text:span text:style-name="T17"> Valor: </text:span><text:span text:style-name="T25">"Juan"</text:span><text:span text:style-name="T17"><text:line-break/> <text:s text:c="3"/>edad: </text:span><text:span text:style-name="T33">25</text:span><text:span text:style-name="T25">,</text:span><text:span text:style-name="T17"> <text:s text:c="11"/></text:span><text:span text:style-name="T25">//</text:span><text:span text:style-name="T17"> Clave: </text:span><text:span text:style-name="T25">edad,</text:span><text:span text:style-name="T17"> Valor: </text:span><text:span text:style-name="T33">25</text:span><text:span text:style-name="T17"><text:line-break/> <text:s text:c="3"/>aprobado: </text:span><text:span text:style-name="T21">true</text:span><text:span text:style-name="T17"> <text:s text:c="6"/></text:span><text:span text:style-name="T25">//</text:span><text:span text:style-name="T17"> Clave: </text:span><text:span text:style-name="T25">aprobado,</text:span><text:span text:style-name="T17"> Valor: </text:span><text:span text:style-name="T21">true</text:span><text:span text:style-name="T17"><text:line-break/></text:span><text:span text:style-name="T25">};</text:span><text:span text:style-name="T17"><text:line-break/><text:line-break/></text:span><text:span text:style-name="T25">//</text:span><text:span text:style-name="T17"> </text:span><text:span text:style-name="T25">¿Cómo</text:span><text:span text:style-name="T17"> </text:span><text:span text:style-name="T25">accedemos</text:span><text:span text:style-name="T17"> </text:span><text:span text:style-name="T25">a</text:span><text:span text:style-name="T17"> </text:span><text:span text:style-name="T25">los</text:span><text:span text:style-name="T17"> </text:span><text:span text:style-name="T25">datos?</text:span><text:span text:style-name="T17"> </text:span><text:span text:style-name="T25">CON</text:span><text:span text:style-name="T17"> </text:span><text:span text:style-name="T25">EL</text:span><text:span text:style-name="T17"> </text:span><text:span text:style-name="T25">PUNTO.</text:span><text:span text:style-name="T17"><text:line-break/></text:span><text:span text:style-name="T25">console.log(alumno.nombre);</text:span><text:span text:style-name="T17"> </text:span><text:span text:style-name="T25">//</text:span><text:span text:style-name="T17"> Muestra: </text:span><text:span text:style-name="T25">Juan</text:span></text:p>
          </table:table-cell>
        </table:table-row>
      </table:table>
      <text:p text:style-name="P81"><text:line-break/><text:line-break/>3. Concepto Avanzado: Métodos</text:p>
      <text:p text:style-name="P81">Explícales esto simple: "Si un objeto tiene una función adentro, esa función cambia de nombre: la llamamos Método".</text:p>
      <text:p text:style-name="P81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85"><text:span text:style-name="T21">const</text:span><text:span text:style-name="T17"> perro = {<text:line-break/> <text:s text:c="3"/>nombre: </text:span><text:span text:style-name="T25">"Firulais"</text:span><text:span text:style-name="T17">,<text:line-break/> <text:s text:c="3"/></text:span><text:span text:style-name="T14">// Esto es un método (una función flecha guardada adentro)</text:span><text:span text:style-name="T17"><text:line-break/> <text:s text:c="3"/>ladrar: () =&gt; { </text:span><text:span text:style-name="T29">console</text:span><text:span text:style-name="T17">.log(</text:span><text:span text:style-name="T25">"Guau Guau"</text:span><text:span text:style-name="T17">) } <text:line-break/>};<text:line-break/><text:line-break/></text:span><text:span text:style-name="T14">// Para usarla, la llamamos con paréntesis</text:span><text:span text:style-name="T17"><text:line-break/>perro.ladrar();</text:span></text:p>
          </table:table-cell>
        </table:table-row>
      </table:table>
      <text:p text:style-name="P81"/>
      <text:p text:style-name="P81">📝 Ejercitación: Creando nuestro primer Objeto</text:p>
      <text:p text:style-name="P81">Consigna:</text:p>
      <text:p text:style-name="P81"/>
      <text:p text:style-name="P81">Crea un objeto llamado auto.</text:p>
      <text:p text:style-name="P81"/>
      <text:p text:style-name="P81">Dale las propiedades: marca (string) y precio (number).</text:p>
      <text:p text:style-name="P81"/>
      <text:p text:style-name="P81">Agrégale un método llamado arrancar que haga un console.log diciendo "Brum Brum".</text:p>
      <text:p text:style-name="P81"/>
      <text:p text:style-name="P81">Abajo del objeto, ejecuta el método arrancar.<text:line-break/><text:line-break/><text:line-break/><text:line-break/>💡 Soluciones (Material de Consulta)<text:line-break/><text:line-break/>Solución Parte 3 (Objetos):<text:line-break/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85"><text:span text:style-name="T21">const</text:span><text:span text:style-name="T17"> </text:span><text:span text:style-name="T21">auto</text:span><text:span text:style-name="T17"> = {<text:line-break/> <text:s text:c="3"/>marca: </text:span><text:span text:style-name="T25">"Toyota"</text:span><text:span text:style-name="T17">,<text:line-break/> <text:s text:c="3"/>precio: </text:span><text:span text:style-name="T33">20000</text:span><text:span text:style-name="T17">,<text:line-break/> <text:s text:c="3"/>arrancar: () =&gt; { console.</text:span><text:span text:style-name="T29">log</text:span><text:span text:style-name="T17">(</text:span><text:span text:style-name="T25">"Brum Brum"</text:span><text:span text:style-name="T17">) }<text:line-break/>};<text:line-break/></text:span><text:span text:style-name="T21">auto</text:span><text:span text:style-name="T17">.arrancar();</text:span></text:p>
          </table:table-cell>
        </table:table-row>
      </table:table>
      <text:p text:style-name="P81"/>
      <text:p text:style-name="P109"><text:bookmark text:name="_o2tnxn9nry2"/></text:p>
      <text:p text:style-name="P107"><text:bookmark text:name="_67xe1ec2amej"/><text:span text:style-name="T10">Parte 4: Arrays (Listas de cosas)</text:span></text:p>
      <text:p text:style-name="P103"><text:bookmark text:name="_yrai7xgc3y8"/><text:span text:style-name="T36">1. Explicación</text:span></text:p>
      <text:p text:style-name="P6">A veces no queremos guardar una sola cosa, sino una lista de cosas iguales (una lista de precios, una lista de nombres).</text:p>
      <text:list xml:id="list466717589" text:style-name="WWNum17">
        <text:list-item>
          <text:p text:style-name="P13"><text:span text:style-name="T13">¿Qué es un Array?</text:span> Es una colección ordenada de datos.</text:p>
        </text:list-item>
        <text:list-item>
          <text:p text:style-name="P35"><text:span text:style-name="T13">Sintaxis:</text:span> Se usan <text:span text:style-name="T13">corchetes </text:span><text:span text:style-name="T3">[]</text:span>.</text:p>
        </text:list-item>
        <text:list-item>
          <text:p text:style-name="P55"><text:span text:style-name="T13">El Índice:</text:span> Esto es vital. Las computadoras empiezan a contar desde el <text:span text:style-name="T13">CERO</text:span>. El primer elemento es el 0, el segundo es el 1, etc..</text:p>
        </text:list-item>
      </text:list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85"><text:span text:style-name="T14">// Una lista de frutas</text:span><text:span text:style-name="T17"><text:line-break/></text:span><text:span text:style-name="T21">const</text:span><text:span text:style-name="T17"> frutas = [</text:span><text:span text:style-name="T25">"Manzana"</text:span><text:span text:style-name="T17">, </text:span><text:span text:style-name="T25">"Banana"</text:span><text:span text:style-name="T17">, </text:span><text:span text:style-name="T25">"Pera"</text:span><text:span text:style-name="T17">];<text:line-break/><text:line-break/></text:span><text:span text:style-name="T14">// Accedemos usando CORCHETES y la posición</text:span><text:span text:style-name="T17"><text:line-break/>console.</text:span><text:span text:style-name="T29">log</text:span><text:span text:style-name="T17">( frutas[</text:span><text:span text:style-name="T33">0</text:span><text:span text:style-name="T17">] ); </text:span><text:span text:style-name="T14">// Muestra: Manzana</text:span><text:span text:style-name="T17"><text:line-break/>console.</text:span><text:span text:style-name="T29">log</text:span><text:span text:style-name="T17">( frutas[</text:span><text:span text:style-name="T33">1</text:span><text:span text:style-name="T17">] ); </text:span><text:span text:style-name="T14">// Muestra: Banana</text:span></text:p>
          </table:table-cell>
        </table:table-row>
      </table:table>
      <text:p text:style-name="P81"><text:line-break/>📝 Ejercitación Rápida</text:p>
      <text:p text:style-name="P81">Consigna: Tengo este array: const colores = ["Rojo", "Azul", "Verde"]; Usa console.log para mostrar por pantalla el color "Verde". Ten cuidado con el número de posición que eliges.</text:p>
      <text:p text:style-name="P81"><text:line-break/><text:span text:style-name="T13">Solución Parte 4 (Arrays):<text:line-break/>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85"><text:span text:style-name="T21">const</text:span><text:span text:style-name="T17"> colores = [</text:span><text:span text:style-name="T25">"Rojo"</text:span><text:span text:style-name="T17">, </text:span><text:span text:style-name="T25">"Azul"</text:span><text:span text:style-name="T17">, </text:span><text:span text:style-name="T25">"Verde"</text:span><text:span text:style-name="T17">];<text:line-break/></text:span><text:span text:style-name="T14">// Verde está en la posición 2 (0, 1, 2)</text:span><text:span text:style-name="T17"><text:line-break/>console.</text:span><text:span text:style-name="T29">log</text:span><text:span text:style-name="T17">(colores[</text:span><text:span text:style-name="T33">2</text:span><text:span text:style-name="T17">]);</text:span></text:p>
          </table:table-cell>
        </table:table-row>
      </table:table>
      <text:p text:style-name="P81"><text:line-break/></text:p>
      <text:p text:style-name="P107"><text:bookmark text:name="_eih3zlpuwj71"/><text:span text:style-name="T10">Parte 5: Recorriendo Arrays (</text:span><text:span text:style-name="T5">.forEach</text:span><text:span text:style-name="T10">)</text:span></text:p>
      <text:p text:style-name="P103"><text:bookmark text:name="_xgvcwuc6px0h"/><text:span text:style-name="T36">1. Explicación</text:span></text:p>
      <text:p text:style-name="P6">Aquí unimos todo. ¿Qué pasa si tengo una lista de 100 productos y quiero mostrarlos todos? No voy a escribir 100 <text:span text:style-name="T2">console.log</text:span>. Usamos un <text:span text:style-name="T13">Método de Array</text:span> llamado <text:span text:style-name="T2">.forEach</text:span> ("Para Cada Uno").</text:p>
      <text:list xml:id="list123338854" text:style-name="WWNum9">
        <text:list-item>
          <text:p text:style-name="P14"><text:span text:style-name="T13">¿Cómo funciona?</text:span> El <text:span text:style-name="T2">.forEach</text:span> es un "chofer" que recorre el array. Nosotros le tenemos que dar una función (flecha) que le diga qué hacer con cada pasajero (cada elemento).</text:p>
        </text:list-item>
        <text:list-item>
          <text:p text:style-name="P56"><text:span text:style-name="T13">Importante:</text:span> El <text:span text:style-name="T2">.forEach</text:span> <text:span text:style-name="T13">NO devuelve nada</text:span> (no crea una lista nueva). Solo ejecuta una acción</text:p>
        </text:list-item>
      </text:list>
      <text:p text:style-name="P92">2. Ejemplo Paso a Paso<text:line-break/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85"><text:span text:style-name="T17">const numeros = [</text:span><text:span text:style-name="T33">10</text:span><text:span text:style-name="T17">, </text:span><text:span text:style-name="T33">20</text:span><text:span text:style-name="T17">, </text:span><text:span text:style-name="T33">30</text:span><text:span text:style-name="T17">];<text:line-break/><text:line-break/></text:span><text:span text:style-name="T40">//</text:span><text:span text:style-name="T17"> Le decimos: </text:span><text:span text:style-name="T25">"Para cada 'numero' en la lista, mostralo en consola"</text:span><text:span text:style-name="T17"><text:line-break/>numeros.forEach( <text:line-break/> <text:s text:c="3"/>(numero) =&gt; {<text:line-break/> <text:s text:c="7"/></text:span><text:span text:style-name="T29">console</text:span><text:span text:style-name="T17">.log(</text:span><text:span text:style-name="T25">"El número es: "</text:span><text:span text:style-name="T17"> + numero);<text:line-break/> <text:s text:c="3"/>}<text:line-break/>);<text:line-break/></text:span></text:p>
          </table:table-cell>
        </table:table-row>
      </table:table>
      <text:p text:style-name="P81"/>
      <text:p text:style-name="P81"/>
      <text:p text:style-name="P81"/>
      <text:p text:style-name="P103"><text:bookmark text:name="_da8gdymx6go"/><text:soft-page-break/><text:span text:style-name="T36">📝 Ejercitación Final: El Acumulador (Integración)</text:span></text:p>
      <text:p text:style-name="P6"><text:span text:style-name="T11">Este ejercicio es clave porque justifica el uso de </text:span><text:span text:style-name="T6">let</text:span><text:span text:style-name="T11"> que vimos al principio de la clase.</text:span></text:p>
      <text:p text:style-name="P6"><text:span text:style-name="T13">Escenario:</text:span> Tienes las notas de un alumno y quieres saber la suma total. <text:span text:style-name="T13">Consigna:</text:span></text:p>
      <text:list xml:id="list186684972" text:style-name="WWNum12">
        <text:list-item>
          <text:p text:style-name="P15">Declara una variable <text:span text:style-name="T2">let suma = 0</text:span> (usamos let porque va a cambiar).</text:p>
        </text:list-item>
        <text:list-item>
          <text:p text:style-name="P36">Usa <text:span text:style-name="T2">.forEach</text:span> para recorrer el array <text:span text:style-name="T2">notas</text:span>.</text:p>
        </text:list-item>
        <text:list-item>
          <text:p text:style-name="P36">En cada vuelta, suma la nota actual a la variable <text:span text:style-name="T2">suma</text:span>.</text:p>
        </text:list-item>
        <text:list-item>
          <text:p text:style-name="P57">Al final, muestra el total con un <text:span text:style-name="T2">console.log</text:span>.</text:p>
        </text:list-item>
      </text:list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85"><text:span text:style-name="T17">const notas = [</text:span><text:span text:style-name="T33">8</text:span><text:span text:style-name="T17">, </text:span><text:span text:style-name="T33">9</text:span><text:span text:style-name="T17">, </text:span><text:span text:style-name="T33">10</text:span><text:span text:style-name="T17">];<text:line-break/>let suma = </text:span><text:span text:style-name="T33">0</text:span><text:span text:style-name="T17">; </text:span><text:span text:style-name="T14">// Acumulador</text:span><text:span text:style-name="T17"><text:line-break/><text:line-break/></text:span><text:span text:style-name="T14">// TU CÓDIGO ACÁ (Usa forEach):</text:span><text:span text:style-name="T17"><text:line-break/><text:line-break/><text:line-break/></text:span><text:span text:style-name="T14">// console.log(suma); // Debería dar 27</text:span><text:span text:style-name="T17"><text:line-break/></text:span></text:p>
          </table:table-cell>
        </table:table-row>
      </table:table>
      <text:p text:style-name="P81"/>
      <text:p text:style-name="P81"/>
      <text:p text:style-name="P81"/>
      <text:p text:style-name="P81"/>
      <text:p text:style-name="P81"/>
      <text:p text:style-name="P81">Solución Parte 5 (forEach):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85"><text:span text:style-name="T21">const</text:span><text:span text:style-name="T17"> notas = [</text:span><text:span text:style-name="T33">8</text:span><text:span text:style-name="T17">, </text:span><text:span text:style-name="T33">9</text:span><text:span text:style-name="T17">, </text:span><text:span text:style-name="T33">10</text:span><text:span text:style-name="T17">];<text:line-break/></text:span><text:span text:style-name="T21">let</text:span><text:span text:style-name="T17"> suma = </text:span><text:span text:style-name="T33">0</text:span><text:span text:style-name="T17">;<text:line-break/><text:line-break/>notas.forEach( (nota) =&gt; {<text:line-break/> <text:s text:c="3"/>suma = suma + nota;<text:line-break/>});<text:line-break/><text:line-break/></text:span><text:span text:style-name="T29">console</text:span><text:span text:style-name="T17">.log(suma);<text:line-break/></text:span></text:p>
          </table:table-cell>
        </table:table-row>
      </table:table>
      <text:p text:style-name="P81"><text:line-break/><text:line-break/>Temas clase 1:</text:p>
      <text:p text:style-name="P81"/>
      <text:p text:style-name="P81"/>
      <text:list xml:id="list4011764219" text:style-name="WWNum19">
        <text:list-item>
          <text:p text:style-name="P93">Variables (<text:span text:style-name="T2">let</text:span>/<text:span text:style-name="T2">const</text:span>).</text:p>
        </text:list-item>
        <text:list-item>
          <text:p text:style-name="P73"><text:span text:style-name="T2">console.log</text:span> vs <text:span text:style-name="T2">return</text:span>.</text:p>
        </text:list-item>
        <text:list-item>
          <text:p text:style-name="P73">Funciones Flecha.</text:p>
        </text:list-item>
        <text:list-item>
          <text:p text:style-name="P73">Objetos.</text:p>
        </text:list-item>
        <text:list-item>
          <text:p text:style-name="P73">Arrays.</text:p>
        </text:list-item>
        <text:list-item>
          <text:p text:style-name="P73"><text:span text:style-name="T2">forEach</text:span> + Lógica de Acumulador.</text:p>
        </text:list-item>
      </text:list>
      <text:p text:style-name="P1"><text:tab/> <text:tab/> <text:tab/> <text:tab/></text:p>
      <text:p text:style-name="P94">// ejercicio integrador final</text:p>
      <text:p text:style-name="P90">// Parte 1 – Productos (arrays + objetos)</text:p>
      <text:p text:style-name="P90">// 1️⃣ Crea un array llamado carrito que tenga objetos con:</text:p>
      <text:p text:style-name="P90">// -nombre</text:p>
      <text:p text:style-name="P90">// -precio</text:p>
      <text:p text:style-name="P90"/>
      <text:p text:style-name="P90">// Ejemplo de productos:</text:p>
      <text:p text:style-name="P90">// Remera – 3000</text:p>
      <text:p text:style-name="P90">// Zapatillas – 12000</text:p>
      <text:p text:style-name="P90">// Gorra – 2500</text:p>
      <text:p text:style-name="P90"><text:line-break/>// Parte 2 – Mostrar productos (forEach + console.log)</text:p>
      <text:p text:style-name="P90">// 2️⃣ Usa forEach para mostrar en consola:</text:p>
      <text:p text:style-name="P90"/>
      <text:p text:style-name="P90">Parte 3 – Total a pagar (acumulador)</text:p>
      <text:p text:style-name="P90">3️⃣ Crea una variable:</text:p>
      <text:p text:style-name="P90"/>
      <text:p text:style-name="P90">let total = 0;</text:p>
      <text:p text:style-name="P90">const descuento = 0.9; // 10% de descuento</text:p>
      <text:p text:style-name="P90"/>
      <text:p text:style-name="P90">Usa forEach para recorrer el array y sumar los precios al total.</text:p>
      <text:p text:style-name="P90">- Parte 4 – Descuento (if)</text:p>
      <text:p text:style-name="P90"/>
      <text:p text:style-name="P90">5️⃣ Si el total es mayor a 15000, aplicar un 10% de descuento.</text:p>
      <text:p text:style-name="P90">por ej: total = total * 0.9</text:p>
      <text:p text:style-name="P90"><text:line-break/>👉 Mostrar en consola:</text:p>
      <text:p text:style-name="P90">- Total sin descuento:</text:p>
      <text:p text:style-name="P90">- Total final:</text:p>
      <text:p text:style-name="P90"><text:line-break/><text:span text:style-name="T13"> Pistas:</text:span></text:p>
      <text:p text:style-name="P90">- El descuento se calcula multiplicando por 0.9</text:p>
      <text:p text:style-name="P90"><text:soft-page-break/>- forEach no devuelve nada</text:p>
      <text:p text:style-name="P90">- El return va al final</text:p>
      <text:p text:style-name="P90">- total necesita ser let</text:p>
      <text:p text:style-name="P81"/>
      <text:p text:style-name="P81"/>
      <text:p text:style-name="P1"><text:tab/> <text:tab/> <text:tab/> <text:tab/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85"><text:span text:style-name="T15">// ================================</text:span><text:span text:style-name="T18"><text:line-break/></text:span><text:span text:style-name="T15">// EJERCICIO INTEGRADOR - SOLUCIÓN</text:span><text:span text:style-name="T18"><text:line-break/></text:span><text:span text:style-name="T15">// ================================</text:span><text:span text:style-name="T18"><text:line-break/></text:span><text:span text:style-name="T15">// Parte 1 - Productos (arrays + objetos)</text:span><text:span text:style-name="T18"><text:line-break/></text:span><text:span text:style-name="T22">const</text:span><text:span text:style-name="T18"> carrito = [<text:line-break/> <text:s text:c="3"/>{ nombre: </text:span><text:span text:style-name="T26">"Remera"</text:span><text:span text:style-name="T18">, precio: 3000 },<text:line-break/> <text:s text:c="3"/>{ nombre: </text:span><text:span text:style-name="T26">"Zapatillas"</text:span><text:span text:style-name="T18">, precio: 12000 },<text:line-break/> <text:s text:c="3"/>{ nombre: </text:span><text:span text:style-name="T26">"Gorra"</text:span><text:span text:style-name="T18">, precio: 2500 }<text:line-break/>];<text:line-break/><text:line-break/></text:span><text:span text:style-name="T15">// Parte 2 - Mostrar productos (forEach + console.log)</text:span><text:span text:style-name="T18"><text:line-break/>carrito.</text:span><text:span text:style-name="T22">forEach</text:span><text:span text:style-name="T18">(producto =&gt; {<text:line-break/> <text:s text:c="3"/>console.</text:span><text:span text:style-name="T30">log</text:span><text:span text:style-name="T18">(</text:span><text:span text:style-name="T26">"Producto: "</text:span><text:span text:style-name="T18"> + producto.nombre + </text:span><text:span text:style-name="T26">" - Precio: "</text:span><text:span text:style-name="T18"> + producto.precio);<text:line-break/>});<text:line-break/><text:line-break/></text:span><text:span text:style-name="T15">// Parte 3 - Total a pagar (acumulador)</text:span><text:span text:style-name="T18"><text:line-break/>let </text:span><text:span text:style-name="T22">total</text:span><text:span text:style-name="T18"> = 0;<text:line-break/></text:span><text:span text:style-name="T22">const</text:span><text:span text:style-name="T18"> descuento = 0.9; </text:span><text:span text:style-name="T15">// 10% de descuento</text:span><text:span text:style-name="T18"><text:line-break/><text:line-break/>carrito.</text:span><text:span text:style-name="T22">forEach</text:span><text:span text:style-name="T18">(producto =&gt; {<text:line-break/> <text:s text:c="3"/></text:span><text:span text:style-name="T22">total</text:span><text:span text:style-name="T18"> = </text:span><text:span text:style-name="T22">total</text:span><text:span text:style-name="T18"> + producto.precio;<text:line-break/>});<text:line-break/><text:line-break/></text:span><text:span text:style-name="T15">// Guardamos el total sin descuento</text:span><text:span text:style-name="T18"><text:line-break/></text:span><text:span text:style-name="T22">const</text:span><text:span text:style-name="T18"> totalSinDescuento = </text:span><text:span text:style-name="T22">total</text:span><text:span text:style-name="T18">;<text:line-break/><text:line-break/></text:span><text:span text:style-name="T15">// Parte 4 - Descuento (if)</text:span><text:span text:style-name="T18"><text:line-break/></text:span><text:span text:style-name="T22">if</text:span><text:span text:style-name="T18"> (</text:span><text:span text:style-name="T22">total</text:span><text:span text:style-name="T18"> &gt; 15000) {<text:line-break/> <text:s text:c="3"/></text:span><text:span text:style-name="T22">total</text:span><text:span text:style-name="T18"> = </text:span><text:span text:style-name="T22">total</text:span><text:span text:style-name="T18"> * descuento;<text:line-break/>}<text:line-break/></text:span><text:span text:style-name="T15">// Mostrar resultados</text:span><text:span text:style-name="T18"><text:line-break/>console.</text:span><text:span text:style-name="T30">log</text:span><text:span text:style-name="T18">(</text:span><text:span text:style-name="T26">"Total sin descuento: "</text:span><text:span text:style-name="T18"> + totalSinDescuento);<text:line-break/>console.</text:span><text:span text:style-name="T30">log</text:span><text:span text:style-name="T18">(</text:span><text:span text:style-name="T26">"Total final: "</text:span><text:span text:style-name="T18"> + </text:span><text:span text:style-name="T22">total</text:span><text:span text:style-name="T18">);</text:span></text:p>
          </table:table-cell>
        </table:table-row>
      </table:table>
      <text:p text:style-name="P97"><text:bookmark text:name="_asudbomih62f"/><text:span text:style-name="T1">Clase 2: Dominando las listas (Arrays)</text:span></text:p>
      <text:p text:style-name="P106"><text:bookmark text:name="_kofhnjv3b1p"/><text:span text:style-name="T10">Parte 1: Manipulación Básica (</text:span><text:span text:style-name="T5">length</text:span><text:span text:style-name="T10">, </text:span><text:span text:style-name="T5">push</text:span><text:span text:style-name="T10">, </text:span><text:span text:style-name="T5">pop</text:span><text:span text:style-name="T10">)</text:span></text:p>
      <text:p text:style-name="P102"><text:bookmark text:name="_brn560o4rkzv"/><text:span text:style-name="T36">1. Explicación</text:span></text:p>
      <text:p text:style-name="P5">Antes de recorrer listas, tenemos que saber medirlas y modificarlas.</text:p>
      <text:list xml:id="list3243041030" text:style-name="WWNum16">
        <text:list-item>
          <text:p text:style-name="P27"><text:span text:style-name="T3">.length</text:span><text:span text:style-name="T13"> (Largo):</text:span> OJO, es una <text:span text:style-name="T13">propiedad</text:span>, no un método. <text:span text:style-name="T13">No lleva paréntesis</text:span>. Nos dice cuántos elementos hay.</text:p>
        </text:list-item>
        <text:list-item>
          <text:p text:style-name="P44"><text:span text:style-name="T3">.push()</text:span><text:span text:style-name="T13"> (Empujar):</text:span> Agrega un elemento al <text:span text:style-name="T13">final</text:span> de la lista.</text:p>
        </text:list-item>
        <text:list-item>
          <text:p text:style-name="P67"><text:span text:style-name="T3">.pop()</text:span><text:span text:style-name="T13"> (Sacar):</text:span> Elimina el <text:span text:style-name="T13">último</text:span> elemento de la lista y te lo devuelve.</text:p>
        </text:list-item>
      </text:list>
      <text:p text:style-name="P91">2. Ejemplo<text:line-break/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85"><text:span text:style-name="T17">const carrito = [</text:span><text:span text:style-name="T25">"Manzana"</text:span><text:span text:style-name="T17">, </text:span><text:span text:style-name="T25">"Pan"</text:span><text:span text:style-name="T17">];<text:line-break/><text:line-break/></text:span><text:span text:style-name="T14">// Ver cantidad</text:span><text:span text:style-name="T17"><text:line-break/>console.</text:span><text:span text:style-name="T29">log</text:span><text:span text:style-name="T17">(carrito.length); </text:span><text:span text:style-name="T14">// 2</text:span><text:span text:style-name="T17"><text:line-break/><text:line-break/></text:span><text:span text:style-name="T14">// Agregar</text:span><text:span text:style-name="T17"><text:line-break/>carrito.</text:span><text:span text:style-name="T21">push</text:span><text:span text:style-name="T17">(</text:span><text:span text:style-name="T25">"Leche"</text:span><text:span text:style-name="T17">); <text:line-break/>console.</text:span><text:span text:style-name="T29">log</text:span><text:span text:style-name="T17">(carrito); </text:span><text:span text:style-name="T14">// ["Manzana", "Pan", "Leche"]</text:span><text:span text:style-name="T17"><text:line-break/><text:line-break/></text:span><text:span text:style-name="T14">// Quitar</text:span><text:span text:style-name="T17"><text:line-break/>carrito.</text:span><text:span text:style-name="T21">pop</text:span><text:span text:style-name="T17">(); <text:line-break/>console.</text:span><text:span text:style-name="T29">log</text:span><text:span text:style-name="T17">(carrito); </text:span><text:span text:style-name="T14">// Vuelve a quedar ["Manzana", "Pan"]</text:span></text:p>
          </table:table-cell>
        </table:table-row>
      </table:table>
      <text:p text:style-name="P91"/>
      <text:p text:style-name="P102"><text:bookmark text:name="_fhfgzvt1f6mp"/><text:span text:style-name="T36">📝 Ejercitación 1</text:span></text:p>
      <text:p text:style-name="P5"><text:span text:style-name="T13">Consigna:</text:span></text:p>
      <text:list xml:id="list952421694" text:style-name="WWNum1">
        <text:list-item>
          <text:p text:style-name="P28">Crea un array vacío llamado <text:span text:style-name="T2">invitados</text:span>.</text:p>
        </text:list-item>
        <text:list-item>
          <text:p text:style-name="P45">Usa <text:span text:style-name="T2">.push()</text:span> para agregar dos nombres.</text:p>
        </text:list-item>
        <text:list-item>
          <text:p text:style-name="P45">Muestra por consola el largo del array usando <text:span text:style-name="T2">.length</text:span>.</text:p>
        </text:list-item>
        <text:list-item>
          <text:p text:style-name="P68">(Opcional) Usa <text:span text:style-name="T2">.pop()</text:span> para sacar al último invitado porque se arrepintió.</text:p>
        </text:list-item>
      </text:list>
      <text:p text:style-name="P91"/>
      <text:p text:style-name="P91"/>
      <text:p text:style-name="P91">Solucion<text:line-break/>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85"><text:span text:style-name="T17">const invitados = []</text:span><text:span text:style-name="T14">;</text:span><text:span text:style-name="T17"><text:line-break/>invitados.push(</text:span><text:span text:style-name="T25">"Carlos"</text:span><text:span text:style-name="T17">)</text:span><text:span text:style-name="T14">;</text:span><text:span text:style-name="T17"><text:line-break/>invitados.push(</text:span><text:span text:style-name="T25">"Sofia"</text:span><text:span text:style-name="T17">)</text:span><text:span text:style-name="T14">;</text:span><text:span text:style-name="T17"><text:line-break/>console.log(invitados.length)</text:span><text:span text:style-name="T14">; // 2</text:span></text:p>
          </table:table-cell>
        </table:table-row>
      </table:table>
      <text:p text:style-name="P91"/>
      <text:p text:style-name="P91"/>
      <text:p text:style-name="P106"><text:bookmark text:name="_pbeixbptljq"/><text:span text:style-name="T10">Parte 2: Los Bucles Clásicos (</text:span><text:span text:style-name="T7">while</text:span><text:span text:style-name="T10"> y </text:span><text:span text:style-name="T5">for</text:span><text:span text:style-name="T10">)</text:span></text:p>
      <text:p text:style-name="P102"><text:bookmark text:name="_gq7iskwrm10f"/><text:span text:style-name="T36">1. Explicación</text:span></text:p>
      <text:p text:style-name="P5">Antes de que existieran métodos modernos, usábamos <text:span text:style-name="T8">while </text:span>(mientras)<text:span text:style-name="T8">.<text:line-break/></text:span><text:span text:style-name="T46">En pocas palabras significa: “mientras pase esto, repetí”</text:span><text:span text:style-name="T8">. </text:span></text:p>
      <text:p text:style-name="P5"><text:span text:style-name="T46">Una explicación un poco mas completa es que sirve para </text:span><text:span text:style-name="T47">repetir código</text:span><text:span text:style-name="T46"> </text:span><text:span text:style-name="T47">mientras una condición sea verdadera</text:span><text:span text:style-name="T46">. <text:line-break/><text:line-break/>Imaginá que estás inflando la rueda de la bici:</text:span></text:p>
      <text:p text:style-name="P5"><text:span text:style-name="T47">Mientras</text:span><text:span text:style-name="T46"> la rueda no esté llena, seguís inflando.</text:span></text:p>
      <text:p text:style-name="P5">Ejemplo 1 – Contar números (muy básico)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85"><text:span text:style-name="T21">let</text:span><text:span text:style-name="T17"> contador = </text:span><text:span text:style-name="T33">1</text:span><text:span text:style-name="T17">;<text:line-break/></text:span><text:span text:style-name="T21">while</text:span><text:span text:style-name="T17"> (contador &lt;= </text:span><text:span text:style-name="T33">5</text:span><text:span text:style-name="T17">) {<text:line-break/> <text:s text:c="3"/>console.</text:span><text:span text:style-name="T29">log</text:span><text:span text:style-name="T17">(contador);<text:line-break/> <text:s text:c="3"/>contador = contador + </text:span><text:span text:style-name="T33">1</text:span><text:span text:style-name="T17">;<text:line-break/>}</text:span></text:p>
          </table:table-cell>
        </table:table-row>
      </table:table>
      <text:p text:style-name="P5">El <text:span text:style-name="T2">for </text:span>al igual que el<text:span text:style-name="T2"> while </text:span>es "manual", pero es como una evolución del mismo. Tienen que entenderlo para saber qué pasa cual es la logica de este<text:line-break/> Tiene 3 partes separadas por punto y coma:</text:p>
      <text:list xml:id="list1357695593" text:style-name="WWNum18">
        <text:list-item>
          <text:p text:style-name="P29"><text:span text:style-name="T13">Inicialización:</text:span> <text:span text:style-name="T2">let i = 0</text:span> (Arrancamos el contador en 0).</text:p>
        </text:list-item>
        <text:list-item>
          <text:p text:style-name="P46"><text:span text:style-name="T13">Condición:</text:span> <text:span text:style-name="T2">i &lt; 5</text:span> (Mientras <text:span text:style-name="T2">i</text:span> sea menor a 5, seguimos).</text:p>
        </text:list-item>
        <text:list-item>
          <text:p text:style-name="P69"><text:span text:style-name="T13">Actualización:</text:span> <text:span text:style-name="T2">i++</text:span> o <text:span text:style-name="T2">i = i + 1</text:span> (Aumentamos el contador al final de cada vuelta).</text:p>
        </text:list-item>
      </text:list>
      <text:p text:style-name="Standard"/>
      <text:p text:style-name="Standard"/>
      <text:p text:style-name="Standard"/>
      <text:p text:style-name="Standard"/>
      <text:p text:style-name="Standard">2. Ejemplo</text:p>
      <text:p text:style-name="P5">l.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85"><text:span text:style-name="T14">// Contar del 0 al 4</text:span><text:span text:style-name="T17"><text:line-break/></text:span><text:span text:style-name="T21">for</text:span><text:span text:style-name="T17"> (</text:span><text:span text:style-name="T21">let</text:span><text:span text:style-name="T17"> i = </text:span><text:span text:style-name="T33">0</text:span><text:span text:style-name="T17">; i &lt; </text:span><text:span text:style-name="T33">5</text:span><text:span text:style-name="T17">; i++) {<text:line-break/> <text:s text:c="3"/>console.</text:span><text:span text:style-name="T29">log</text:span><text:span text:style-name="T17">(</text:span><text:span text:style-name="T25">"Vuelta número: "</text:span><text:span text:style-name="T17"> + i);<text:line-break/>}</text:span></text:p>
          </table:table-cell>
        </table:table-row>
      </table:table>
      <text:p text:style-name="P82"/>
      <text:p text:style-name="P102"><text:bookmark text:name="_n9bvckxmcl9a"/><text:span text:style-name="T36">📝 Ejercitación 2</text:span></text:p>
      <text:p text:style-name="P5"><text:span text:style-name="T13">Consigna:</text:span> Contar hasta 10<text:line-break/>. Usa un bucle <text:span text:style-name="T2">for</text:span> que empiece en 1 y termine en 10 (incluido). En cada vuelta haz un <text:span text:style-name="T2">console.log</text:span> que diga el número actual<text:line-break/><text:line-break/><text:line-break/>Solucion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85"><text:span text:style-name="T21">for</text:span><text:span text:style-name="T17"> (let </text:span><text:span text:style-name="T29">i</text:span><text:span text:style-name="T17"> = </text:span><text:span text:style-name="T33">1</text:span><text:span text:style-name="T17">; </text:span><text:span text:style-name="T29">i</text:span><text:span text:style-name="T17"> &lt;= </text:span><text:span text:style-name="T33">10</text:span><text:span text:style-name="T17">; </text:span><text:span text:style-name="T29">i</text:span><text:span text:style-name="T17">++) {<text:line-break/> <text:s text:c="3"/>console.log(i);<text:line-break/>}</text:span></text:p>
          </table:table-cell>
        </table:table-row>
      </table:table>
      <text:p text:style-name="P5"/>
      <text:p text:style-name="P106"><text:bookmark text:name="_csb2tsw5g3ui"/><text:span text:style-name="T10">Parte 3: Transformar Listas (</text:span><text:span text:style-name="T5">.map</text:span><text:span text:style-name="T10">)</text:span></text:p>
      <text:p text:style-name="P102"><text:bookmark text:name="_b4b0lgl5utc"/><text:span text:style-name="T36">1. Explicación</text:span></text:p>
      <text:p text:style-name="P5"><text:soft-page-break/>Ahora sí, la herramienta profesional. El <text:span text:style-name="T2">.map</text:span> es fundamental.</text:p>
      <text:list xml:id="list491994278" text:style-name="WWNum2">
        <text:list-item>
          <text:p text:style-name="P30"><text:span text:style-name="T13">Diferencia con </text:span><text:span text:style-name="T3">forEach</text:span><text:span text:style-name="T13">:</text:span> El <text:span text:style-name="T2">forEach</text:span> solo recorre. El <text:span text:style-name="T2">.map</text:span> <text:span text:style-name="T13">DEVUELVE UN NUEVO ARRAY</text:span>.</text:p>
        </text:list-item>
        <text:list-item>
          <text:p text:style-name="P47"><text:span text:style-name="T13">¿Qué hace?</text:span> Toma la lista original, le aplica una función a cada elemento, y crea una lista nueva con los resultados transformados.</text:p>
        </text:list-item>
        <text:list-item>
          <text:p text:style-name="P70"><text:span text:style-name="T13">Regla de Oro:</text:span> El array original <text:span text:style-name="T13">NO</text:span> se modifica.</text:p>
        </text:list-item>
      </text:list>
      <text:p text:style-name="P91"/>
      <text:p text:style-name="P91">2. Ejemplo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85"><text:span text:style-name="T21">const</text:span><text:span text:style-name="T17"> numeros = [</text:span><text:span text:style-name="T33">2</text:span><text:span text:style-name="T17">, </text:span><text:span text:style-name="T33">4</text:span><text:span text:style-name="T17">, </text:span><text:span text:style-name="T33">6</text:span><text:span text:style-name="T17">];<text:line-break/><text:line-break/></text:span><text:span text:style-name="T14">// Queremos el doble de cada número</text:span><text:span text:style-name="T17"><text:line-break/></text:span><text:span text:style-name="T21">const</text:span><text:span text:style-name="T17"> dobles = numeros.map( numero =&gt; numero * </text:span><text:span text:style-name="T33">2</text:span><text:span text:style-name="T17"> );<text:line-break/><text:line-break/></text:span><text:span text:style-name="T29">console</text:span><text:span text:style-name="T17">.log(dobles); </text:span><text:span text:style-name="T14">// [4, 8, 12]</text:span></text:p>
          </table:table-cell>
        </table:table-row>
      </table:table>
      <text:p text:style-name="P102"><text:bookmark text:name="_uefaxfcatb08"/><text:span text:style-name="T36">📝 Ejercitación 3</text:span></text:p>
      <text:p text:style-name="P5"><text:span text:style-name="T13">Consigna:</text:span> Tienes una lista de precios: <text:span text:style-name="T2">const precios = [100, 200, 300];</text:span> Hay una inflación y todo sube un 10%. Usa <text:span text:style-name="T2">.map</text:span> para crear un nuevo array <text:span text:style-name="T2">preciosNuevos</text:span> donde cada precio se multiplique por <text:span text:style-name="T2">1.1</text:span>.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85"><text:span text:style-name="T17">const precios = [</text:span><text:span text:style-name="T33">100</text:span><text:span text:style-name="T17">, </text:span><text:span text:style-name="T33">200</text:span><text:span text:style-name="T17">, </text:span><text:span text:style-name="T33">300</text:span><text:span text:style-name="T17">];<text:line-break/>const preciosNuevos = precios.map( p =&gt; p * 1.1 );</text:span></text:p>
          </table:table-cell>
        </table:table-row>
      </table:table>
      <text:p text:style-name="P5"/>
      <text:p text:style-name="P108"><text:bookmark text:name="_a1jvutjzuzi5"/></text:p>
      <text:p text:style-name="P106"><text:bookmark text:name="_3szzhqsqc7y8"/><text:span text:style-name="T10">Parte 4: Filtrar Listas (</text:span><text:span text:style-name="T5">.filter</text:span><text:span text:style-name="T10">)</text:span></text:p>
      <text:p text:style-name="P102"><text:bookmark text:name="_pol6wykdu9gg"/><text:span text:style-name="T36">1. Explicación</text:span></text:p>
      <text:p text:style-name="P5">A veces no queremos transformar todos los datos, sino quedarnos solo con algunos.</text:p>
      <text:list xml:id="list1382215469" text:style-name="WWNum11">
        <text:list-item>
          <text:p text:style-name="P31"><text:span text:style-name="T13">¿Cómo funciona?</text:span> Recorre la lista y usa una condición (verdadero o falso).</text:p>
        </text:list-item>
        <text:list-item>
          <text:p text:style-name="P48"><text:span text:style-name="T13">La Lógica:</text:span></text:p>
          <text:list>
            <text:list-item>
              <text:p text:style-name="P75">Si la función devuelve <text:span text:style-name="T2">true</text:span> -&gt; El elemento <text:span text:style-name="T13">SE QUEDA</text:span>.</text:p>
            </text:list-item>
            <text:list-item>
              <text:p text:style-name="P75">Si la función devuelve <text:span text:style-name="T2">false</text:span> -&gt; El elemento <text:span text:style-name="T13">SE VA</text:span>.</text:p>
            </text:list-item>
          </text:list>
        </text:list-item>
        <text:list-item>
          <text:p text:style-name="P71">Al igual que map, <text:span text:style-name="T13">crea un array nuevo</text:span>.</text:p>
        </text:list-item>
      </text:list>
      <text:p text:style-name="P5">2. Ejemplo<text:line-break/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85"><text:span text:style-name="T21">const</text:span><text:span text:style-name="T17"> edades = [</text:span><text:span text:style-name="T33">15</text:span><text:span text:style-name="T17">, </text:span><text:span text:style-name="T33">22</text:span><text:span text:style-name="T17">, </text:span><text:span text:style-name="T33">12</text:span><text:span text:style-name="T17">, </text:span><text:span text:style-name="T33">30</text:span><text:span text:style-name="T17">];<text:line-break/><text:line-break/></text:span><text:span text:style-name="T14">// Solo queremos los mayores de 18</text:span><text:span text:style-name="T17"><text:line-break/></text:span><text:span text:style-name="T21">const</text:span><text:span text:style-name="T17"> mayores = edades.filter( edad =&gt; edad &gt;= </text:span><text:span text:style-name="T33">18</text:span><text:span text:style-name="T17"> );<text:line-break/><text:line-break/></text:span><text:span text:style-name="T29">console</text:span><text:span text:style-name="T17">.log(mayores); </text:span><text:span text:style-name="T14">// [22, 30]</text:span></text:p>
          </table:table-cell>
        </table:table-row>
      </table:table>
      <text:p text:style-name="P104"><text:bookmark text:name="_6ecwecvaqzl8"/></text:p>
      <text:p text:style-name="P104"><text:bookmark text:name="_vr8iro9rwyie"/></text:p>
      <text:p text:style-name="P104"><text:bookmark text:name="_uynjiyl91hzg"/></text:p>
      <text:p text:style-name="P102"><text:bookmark text:name="_tc2gvb9oxe8h"/><text:span text:style-name="T36">📝 Ejercitación 4 (El Desafío)</text:span></text:p>
      <text:p text:style-name="P5"><text:span text:style-name="T13">Consigna:</text:span> Tienes esta lista de números: <text:span text:style-name="T2">const numeros = [5, 12, 8, 130, 44];</text:span> Usa <text:span text:style-name="T2">.filter</text:span> para crear una lista nueva que solo tenga los números <text:span text:style-name="T13">mayores a 10</text:span>.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85"><text:span text:style-name="T17">const numeros = [</text:span><text:span text:style-name="T33">5</text:span><text:span text:style-name="T17">, </text:span><text:span text:style-name="T33">12</text:span><text:span text:style-name="T17">, </text:span><text:span text:style-name="T33">8</text:span><text:span text:style-name="T17">, </text:span><text:span text:style-name="T33">130</text:span><text:span text:style-name="T17">, </text:span><text:span text:style-name="T33">44</text:span><text:span text:style-name="T17">];<text:line-break/>const filtrados = numeros.filter( n =&gt; n &gt; 10 );</text:span></text:p>
          </table:table-cell>
        </table:table-row>
      </table:table>
      <text:p text:style-name="P5"><text:line-break/><text:span text:style-name="T10">Parte 5: Integración (Simulacro de Examen)</text:span></text:p>
      <text:p text:style-name="P5"><text:span text:style-name="T11">Mira Bro. Ellos tienen del ejemplo de los "Alumnos"en su github <text:s/>unos archivos llamados </text:span><text:span text:style-name="T6">consigna.js</text:span><text:span text:style-name="T11"> y </text:span><text:span text:style-name="T6">ejercicio2.js</text:span><text:span text:style-name="T11">. <text:line-break/>A partir de ahi pensaba darle un especie de examen como para que practiquen los metodos filter y map</text:span></text:p>
      <text:p text:style-name="P5"><text:span text:style-name="T13">Consigna Final:</text:span> Tienes una lista de alumnos con su nota.</text:p>
      <text:list xml:id="list385258901" text:style-name="WWNum21">
        <text:list-item>
          <text:p text:style-name="P32">Usa <text:span text:style-name="T2">.filter</text:span> para crear una lista de <text:span text:style-name="T13">aprobados</text:span> (nota mayor o igual a 7).</text:p>
        </text:list-item>
        <text:list-item>
          <text:p text:style-name="P49">Usa <text:span text:style-name="T2">.map</text:span> sobre la lista de aprobados para crear una lista que solo tenga los <text:span text:style-name="T13">nombres</text:span> de los que aprobaron.</text:p>
        </text:list-item>
        <text:list-item>
          <text:p text:style-name="P72">Muestra la lista final de nombres por consola.<text:line-break/></text:p>
        </text:list-item>
      </text:list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85"><text:span text:style-name="T17">const alumnos = [<text:line-break/> <text:s text:c="3"/>{ </text:span><text:span text:style-name="T25">nombre:</text:span><text:span text:style-name="T17"> </text:span><text:span text:style-name="T25">"Juan"</text:span><text:span text:style-name="T17">, </text:span><text:span text:style-name="T25">nota:</text:span><text:span text:style-name="T17"> </text:span><text:span text:style-name="T33">5</text:span><text:span text:style-name="T17"> },<text:line-break/> <text:s text:c="3"/>{ </text:span><text:span text:style-name="T25">nombre:</text:span><text:span text:style-name="T17"> </text:span><text:span text:style-name="T25">"Maria"</text:span><text:span text:style-name="T17">, </text:span><text:span text:style-name="T25">nota:</text:span><text:span text:style-name="T17"> </text:span><text:span text:style-name="T33">9</text:span><text:span text:style-name="T17"> },<text:line-break/> <text:s text:c="3"/>{ </text:span><text:span text:style-name="T25">nombre:</text:span><text:span text:style-name="T17"> </text:span><text:span text:style-name="T25">"Pedro"</text:span><text:span text:style-name="T17">, </text:span><text:span text:style-name="T25">nota:</text:span><text:span text:style-name="T17"> </text:span><text:span text:style-name="T33">8</text:span><text:span text:style-name="T17"> },<text:line-break/> <text:s text:c="3"/>{ </text:span><text:span text:style-name="T25">nombre:</text:span><text:span text:style-name="T17"> </text:span><text:span text:style-name="T25">"Ana"</text:span><text:span text:style-name="T17">, </text:span><text:span text:style-name="T25">nota:</text:span><text:span text:style-name="T17"> </text:span><text:span text:style-name="T33">4</text:span><text:span text:style-name="T17"> }<text:line-break/>];<text:line-break/><text:line-break/></text:span><text:span text:style-name="T14">// 1. Filtrar aprobados</text:span><text:span text:style-name="T17"><text:line-break/></text:span><text:span text:style-name="T14">// const aprobados = ...</text:span><text:span text:style-name="T17"><text:line-break/><text:line-break/></text:span><text:span text:style-name="T14">// 2. Mapear solo nombres</text:span><text:span text:style-name="T17"><text:line-break/></text:span><text:span text:style-name="T14">// const nombresAprobados = ...</text:span><text:span text:style-name="T17"><text:line-break/><text:line-break/></text:span><text:span text:style-name="T14">// 3. Mostrar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>Solucion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85"><text:span text:style-name="T14">// 1</text:span><text:span text:style-name="T17"><text:line-break/></text:span><text:span text:style-name="T21">const</text:span><text:span text:style-name="T17"> aprobados = alumnos.filter( alumno =&gt; alumno.nota &gt;= </text:span><text:span text:style-name="T33">7</text:span><text:span text:style-name="T17"> );<text:line-break/></text:span><text:span text:style-name="T14">// 2</text:span><text:span text:style-name="T17"><text:line-break/></text:span><text:span text:style-name="T21">const</text:span><text:span text:style-name="T17"> nombresAprobados = aprobados.map( alumno =&gt; alumno.nombre );<text:line-break/></text:span><text:span text:style-name="T14">// 3</text:span><text:span text:style-name="T17"><text:line-break/></text:span><text:span text:style-name="T29">console</text:span><text:span text:style-name="T17">.log(nombresAprobados); </text:span><text:span text:style-name="T14">// ["Maria", "Pedro"]</text:span><text:span text:style-name="T17"><text:line-break/></text:span></text:p>
          </table:table-cell>
        </table:table-row>
      </table:table>
      <text:p text:style-name="P81"/>
      <text:p text:style-name="P81"/>
      <text:p text:style-name="P81">Ejercicio 2:<text:line-break/>Tenés un registro simple de <text:span text:style-name="T13">movimientos de dinero</text:span> de una persona.</text:p>
      <text:p text:style-name="P1">Algunos son <text:span text:style-name="T13">ingresos</text:span> y otros son <text:span text:style-name="T13">gastos</text:span>.</text:p>
      <text:p text:style-name="P81">Vamos a analizar esa información usando bucles y métodos de arrays.<text:line-break/></text:p>
      <text:p text:style-name="P81">DATOS INICIALES (NO MODIFICAR)</text:p>
      <text:p text:style-name="P1"/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85"><text:span text:style-name="T17">const movimientos = [<text:line-break/> <text:s text:c="3"/>{ </text:span><text:span text:style-name="T25">concepto:</text:span><text:span text:style-name="T17"> </text:span><text:span text:style-name="T25">"Sueldo"</text:span><text:span text:style-name="T17">, </text:span><text:span text:style-name="T25">monto:</text:span><text:span text:style-name="T17"> </text:span><text:span text:style-name="T33">120000</text:span><text:span text:style-name="T17"> },<text:line-break/> <text:s text:c="3"/>{ </text:span><text:span text:style-name="T25">concepto:</text:span><text:span text:style-name="T17"> </text:span><text:span text:style-name="T25">"Alquiler"</text:span><text:span text:style-name="T17">, </text:span><text:span text:style-name="T25">monto:</text:span><text:span text:style-name="T17"> </text:span><text:span text:style-name="T33">-50000</text:span><text:span text:style-name="T17"> },<text:line-break/> <text:s text:c="3"/>{ </text:span><text:span text:style-name="T25">concepto:</text:span><text:span text:style-name="T17"> </text:span><text:span text:style-name="T25">"Comida"</text:span><text:span text:style-name="T17">, </text:span><text:span text:style-name="T25">monto:</text:span><text:span text:style-name="T17"> </text:span><text:span text:style-name="T33">-20000</text:span><text:span text:style-name="T17"> },<text:line-break/> <text:s text:c="3"/>{ </text:span><text:span text:style-name="T25">concepto:</text:span><text:span text:style-name="T17"> </text:span><text:span text:style-name="T25">"Freelance"</text:span><text:span text:style-name="T17">, </text:span><text:span text:style-name="T25">monto:</text:span><text:span text:style-name="T17"> </text:span><text:span text:style-name="T33">30000</text:span><text:span text:style-name="T17"> },<text:line-break/> <text:s text:c="3"/>{ </text:span><text:span text:style-name="T25">concepto:</text:span><text:span text:style-name="T17"> </text:span><text:span text:style-name="T25">"Transporte"</text:span><text:span text:style-name="T17">, </text:span><text:span text:style-name="T25">monto:</text:span><text:span text:style-name="T17"> </text:span><text:span text:style-name="T33">-10000</text:span><text:span text:style-name="T17"> }<text:line-break/>];</text:span></text:p>
          </table:table-cell>
        </table:table-row>
      </table:table>
      <text:p text:style-name="P1"/>
      <text:p text:style-name="P103"><text:bookmark text:name="_u5dnseh5jhbu"/><text:span text:style-name="T36">PARTE 1 – BUCLE </text:span><text:span text:style-name="T4">for</text:span><text:span text:style-name="T36"> (recorrer manualmente)</text:span></text:p>
      <text:p text:style-name="P6">Usando un <text:span text:style-name="T13">bucle for</text:span>, muestra por consola todos los movimientos con este formato: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85"><text:span text:style-name="T25">Concepto:</text:span><text:span text:style-name="T17"> Sueldo - </text:span><text:span text:style-name="T25">Monto:</text:span><text:span text:style-name="T17"> </text:span><text:span text:style-name="T33">120000</text:span></text:p>
          </table:table-cell>
        </table:table-row>
      </table:table>
      <text:p text:style-name="P1"/>
      <text:p text:style-name="P1"><text:soft-page-break/></text:p>
      <text:p text:style-name="P103"><text:bookmark text:name="_hnc7df6o5g21"/><text:span text:style-name="T36"><text:s/>PARTE 2 – </text:span><text:span text:style-name="T4">filter</text:span><text:span text:style-name="T36"> (filtrar datos)</text:span></text:p>
      <text:p text:style-name="P6">Usa <text:span text:style-name="T13">.filter</text:span> para crear un nuevo array llamado <text:span text:style-name="T2">ingresos<text:line-break/></text:span> que contenga <text:span text:style-name="T13">solo los movimientos con monto mayor a 0</text:span>.<text:line-break/><text:line-break/><text:span text:style-name="T38">PARTE 3 – </text:span><text:span text:style-name="T4">map</text:span><text:span text:style-name="T38"> (transformar datos)</text:span></text:p>
      <text:p text:style-name="P6">👉 Usa <text:span text:style-name="T13">.map</text:span> sobre el array <text:span text:style-name="T2">ingresos</text:span> para crear un nuevo array<text:line-break/> que contenga <text:span text:style-name="T13">solo los montos de los ingresos</text:span>.</text:p>
      <text:p text:style-name="P103"><text:bookmark text:name="_e0f77wm0zvp4"/><text:span text:style-name="T36">PARTE 4 – BUCLE </text:span><text:span text:style-name="T4">while</text:span><text:span text:style-name="T36"> (acumulador)</text:span></text:p>
      <text:p text:style-name="P6">👉 Usando un <text:span text:style-name="T13">bucle while</text:span>, calcula el <text:span text:style-name="T13">total de ingresos</text:span> sumando los montos.</text:p>
      <text:p text:style-name="P6">📌 Pista:</text:p>
      <text:list xml:id="list401081365" text:style-name="WWNum3">
        <text:list-item>
          <text:p text:style-name="P16">Usa un contador<text:line-break/></text:p>
        </text:list-item>
        <text:list-item>
          <text:p text:style-name="P58">Usa una variable acumuladora</text:p>
        </text:list-item>
      </text:list>
      <text:p text:style-name="P6"><text:line-break/>Resolver aca:<text:line-break/>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85"><text:span text:style-name="T40">//</text:span><text:span text:style-name="T17"> PARTE </text:span><text:span text:style-name="T33">1</text:span><text:span text:style-name="T17"> - </text:span><text:span text:style-name="T21">for</text:span><text:span text:style-name="T17"><text:line-break/><text:line-break/><text:line-break/></text:span><text:span text:style-name="T40">//</text:span><text:span text:style-name="T17"> PARTE </text:span><text:span text:style-name="T33">2</text:span><text:span text:style-name="T17"> - filter<text:line-break/><text:line-break/><text:line-break/></text:span><text:span text:style-name="T40">//</text:span><text:span text:style-name="T17"> PARTE </text:span><text:span text:style-name="T33">3</text:span><text:span text:style-name="T17"> - map<text:line-break/><text:line-break/><text:line-break/></text:span><text:span text:style-name="T40">//</text:span><text:span text:style-name="T17"> PARTE </text:span><text:span text:style-name="T33">4</text:span><text:span text:style-name="T17"> - </text:span><text:span text:style-name="T21">while</text:span><text:span text:style-name="T17"> (acumulador)<text:line-break/><text:line-break/><text:line-break/></text:span><text:span text:style-name="T40">//</text:span><text:span text:style-name="T17"> PARTE </text:span><text:span text:style-name="T33">5</text:span><text:span text:style-name="T17"> - mostrar resultado</text:span></text:p>
          </table:table-cell>
        </table:table-row>
      </table:table>
      <text:p text:style-name="P6"/>
      <text:p text:style-name="P98"><text:bookmark text:name="_pv43x26iiqn1"/><text:span text:style-name="T1">SOLUCIÓN </text:span>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85"><text:span text:style-name="T14">// PARTE 1 - for</text:span><text:span text:style-name="T17"><text:line-break/></text:span><text:span text:style-name="T21">for</text:span><text:span text:style-name="T17"> (</text:span><text:span text:style-name="T21">let</text:span><text:span text:style-name="T17"> i = </text:span><text:span text:style-name="T33">0</text:span><text:span text:style-name="T17">; i &lt; movimientos.length; i++) {<text:line-break/> <text:s text:c="3"/></text:span><text:span text:style-name="T29">console</text:span><text:span text:style-name="T17">.log(<text:line-break/> <text:s text:c="7"/></text:span><text:span text:style-name="T25">"Concepto: "</text:span><text:span text:style-name="T17"> + movimientos[i].concepto +<text:line-break/> <text:s text:c="7"/></text:span><text:span text:style-name="T25">" - Monto: "</text:span><text:span text:style-name="T17"> + movimientos[i].monto<text:line-break/> <text:s text:c="3"/>);<text:line-break/>}<text:line-break/><text:line-break/></text:span><text:span text:style-name="T14">// PARTE 2 - filter</text:span><text:span text:style-name="T17"><text:line-break/></text:span><text:span text:style-name="T21">const</text:span><text:span text:style-name="T17"> ingresos = movimientos.filter(mov =&gt; mov.monto &gt; </text:span><text:span text:style-name="T33">0</text:span><text:span text:style-name="T17">);<text:line-break/><text:line-break/></text:span><text:span text:style-name="T14">// PARTE 3 - map</text:span><text:span text:style-name="T17"><text:line-break/></text:span><text:span text:style-name="T21">const</text:span><text:span text:style-name="T17"> montosIngresos = ingresos.map(ingreso =&gt; ingreso.monto);<text:line-break/><text:line-break/></text:span><text:span text:style-name="T14">// PARTE 4 - while (acumulador)</text:span><text:span text:style-name="T17"><text:line-break/></text:span><text:span text:style-name="T21">let</text:span><text:span text:style-name="T17"> totalIngresos = </text:span><text:span text:style-name="T33">0</text:span><text:span text:style-name="T17">;<text:line-break/></text:span><text:span text:style-name="T21">let</text:span><text:span text:style-name="T17"> i = </text:span><text:span text:style-name="T33">0</text:span><text:span text:style-name="T17">;<text:line-break/><text:line-break/></text:span><text:span text:style-name="T21">while</text:span><text:span text:style-name="T17"> (i &lt; montosIngresos.length) {<text:line-break/> <text:s text:c="3"/>totalIngresos = totalIngresos + montosIngresos[i];<text:line-break/> <text:s text:c="3"/>i++;<text:line-break/>}<text:line-break/><text:line-break/></text:span><text:span text:style-name="T14">// PARTE 5 - resultado</text:span><text:span text:style-name="T17"><text:line-break/></text:span><text:span text:style-name="T29">console</text:span><text:span text:style-name="T17">.log(</text:span><text:span text:style-name="T25">"Total de ingresos: "</text:span><text:span text:style-name="T17"> + totalIngresos);</text:span></text:p>
          </table:table-cell>
        </table:table-row>
      </table:table>
      <text:p text:style-name="P2"/>
      <text:p text:style-name="Standard">Ejercicio 3 (pa que se curta):<text:line-break/><text:line-break/><text:span text:style-name="T13">Simulador de Cartera de Inversiones</text:span></text:p>
      <text:p text:style-name="Standard"><text:span text:style-name="T13">Contexto:</text:span> Trabajas como analista en un fondo de inversión. Tienes una lista de diferentes acciones (activos) y necesitas procesar los datos para tomar decisiones financieras rápidas usando JavaScript.</text:p>
      <text:p text:style-name="Standard"><text:line-break/>1. El Bucle de Control (Uso de while o for)</text:p>
      <text:p text:style-name="Standard">El mercado está abierto y queremos simular el paso del tiempo. Consigna: Crea un bucle que represente los primeros 7 días del mes. En cada vuelta, debe mostrar por consola: <text:line-break/><text:line-break/>"Día [número]: Analizando tendencias...".</text:p>
      <text:p text:style-name="Heading_20_3"><text:bookmark text:name="_h8jbu139dpts"/>2. Actualización por Inflación (Uso de .map)</text:p>
      <text:p text:style-name="Standard">Tienes la siguiente lista con los precios actuales de algunas acciones tecnológicas: 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85"><text:span text:style-name="T17">const acciones = [</text:span><text:span text:style-name="T33">1500</text:span><text:span text:style-name="T17">, </text:span><text:span text:style-name="T33">2800</text:span><text:span text:style-name="T17">, </text:span><text:span text:style-name="T33">1200</text:span><text:span text:style-name="T17">, </text:span><text:span text:style-name="T33">4500</text:span><text:span text:style-name="T17">];</text:span></text:p>
          </table:table-cell>
        </table:table-row>
      </table:table>
      <text:p text:style-name="Standard">Consigna: Debido a un ajuste en el mercado, todas las acciones subieron un 15%. Usa .map para crear un nuevo array llamado <text:span text:style-name="T29">preciosActualizados</text:span> que refleje este aumento (multiplicar por 1.15).</text:p>
      <text:p text:style-name="Heading_20_3"><text:bookmark text:name="_5au3ihy1uknc"/>3. Filtro de Oportunidades (Uso de .filter)</text:p>
      <text:p text:style-name="Standard">Ahora tienes una lista de empresas con su valor de mercado actual: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1"><text:span text:style-name="T17">const empresas = [<text:line-break/> <text:s text:c="3"/>{ </text:span><text:span text:style-name="T25">nombre:</text:span><text:span text:style-name="T17"> </text:span><text:span text:style-name="T25">"CryptoBank"</text:span><text:span text:style-name="T17">, </text:span><text:span text:style-name="T25">valor:</text:span><text:span text:style-name="T17"> </text:span><text:span text:style-name="T33">2500</text:span><text:span text:style-name="T17"> },<text:line-break/> <text:s text:c="3"/>{ </text:span><text:span text:style-name="T25">nombre:</text:span><text:span text:style-name="T17"> </text:span><text:span text:style-name="T25">"TechNova"</text:span><text:span text:style-name="T17">, </text:span><text:span text:style-name="T25">valor:</text:span><text:span text:style-name="T17"> </text:span><text:span text:style-name="T33">8000</text:span><text:span text:style-name="T17"> },<text:line-break/> <text:s text:c="3"/>{ </text:span><text:span text:style-name="T25">nombre:</text:span><text:span text:style-name="T17"> </text:span><text:span text:style-name="T25">"GreenEnergy"</text:span><text:span text:style-name="T17">, </text:span><text:span text:style-name="T25">valor:</text:span><text:span text:style-name="T17"> </text:span><text:span text:style-name="T33">1500</text:span><text:span text:style-name="T17"> },<text:line-break/> <text:s text:c="3"/>{ </text:span><text:span text:style-name="T25">nombre:</text:span><text:span text:style-name="T17"> </text:span><text:span text:style-name="T25">"GlobalTrade"</text:span><text:span text:style-name="T17">, </text:span><text:span text:style-name="T25">valor:</text:span><text:span text:style-name="T17"> </text:span><text:span text:style-name="T33">12000</text:span><text:span text:style-name="T17"> }<text:line-break/>];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5"><text:span text:style-name="T13">Consigna: Tu jefe solo quiere invertir en empresas "Unicornio" (aquellas cuyo valor sea mayor a 5000). Usa </text:span><text:span text:style-name="T3">.filter</text:span><text:span text:style-name="T13"> para crear una lista llamada </text:span><text:span text:style-name="T3">oportunidades</text:span><text:span text:style-name="T13">.</text:span></text:p>
      <text:p text:style-name="P102"><text:bookmark text:name="_z7zgu9t6tt7n"/><text:span text:style-name="T36"><text:line-break/>El Desafío Final: Informe de Inversión (Integración)</text:span></text:p>
      <text:p text:style-name="P5"><text:span text:style-name="T13">Combinando todo lo anterior, procesaremos una lista de activos que incluyen su nombre y su rentabilidad anual.</text:span>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85"><text:span text:style-name="T20">const activos = [<text:line-break/> <text:s text:c="3"/>{ </text:span><text:span text:style-name="T28">nombre:</text:span><text:span text:style-name="T20"> </text:span><text:span text:style-name="T28">"Bonos AR"</text:span><text:span text:style-name="T20">, </text:span><text:span text:style-name="T28">rentabilidad:</text:span><text:span text:style-name="T20"> </text:span><text:span text:style-name="T34">5</text:span><text:span text:style-name="T20"> },<text:line-break/> <text:s text:c="3"/>{ </text:span><text:span text:style-name="T28">nombre:</text:span><text:span text:style-name="T20"> </text:span><text:span text:style-name="T28">"Acciones Apple"</text:span><text:span text:style-name="T20">, </text:span><text:span text:style-name="T28">rentabilidad:</text:span><text:span text:style-name="T20"> </text:span><text:span text:style-name="T34">12</text:span><text:span text:style-name="T20"> },<text:line-break/> <text:s text:c="3"/>{ </text:span><text:span text:style-name="T28">nombre:</text:span><text:span text:style-name="T20"> </text:span><text:span text:style-name="T28">"Bitcoin"</text:span><text:span text:style-name="T20">, </text:span><text:span text:style-name="T28">rentabilidad:</text:span><text:span text:style-name="T20"> </text:span><text:span text:style-name="T34">45</text:span><text:span text:style-name="T20"> },<text:line-break/> <text:s text:c="3"/>{ </text:span><text:span text:style-name="T28">nombre:</text:span><text:span text:style-name="T20"> </text:span><text:span text:style-name="T28">"Plazo Fijo"</text:span><text:span text:style-name="T20">, </text:span><text:span text:style-name="T28">rentabilidad:</text:span><text:span text:style-name="T20"> </text:span><text:span text:style-name="T34">2</text:span><text:span text:style-name="T20"> }<text:line-break/>];</text:span></text:p>
          </table:table-cell>
        </table:table-row>
      </table:table>
      <text:p text:style-name="P81"><text:span text:style-name="T13"><text:line-break/>Tu tarea:</text:span></text:p>
      <text:list xml:id="list3930826286" text:style-name="WWNum22">
        <text:list-item>
          <text:p text:style-name="P17"><text:span text:style-name="T13">Filtrar: Crea una lista llamada </text:span><text:span text:style-name="T3">buenosActivos</text:span><text:span text:style-name="T13"> que solo contenga los que tengan una rentabilidad mayor a 10.</text:span></text:p>
        </text:list-item>
        <text:list-item>
          <text:p text:style-name="P37"><text:span text:style-name="T13">Mapear: Sobre esa lista filtrada, crea un array que solo contenga los nombres de esos activos para el reporte.</text:span></text:p>
        </text:list-item>
        <text:list-item>
          <text:p text:style-name="P59"><text:span text:style-name="T13">Resultado: Muestra por consola los nombres de los activos recomendados.</text:span></text:p>
        </text:list-item>
      </text:list>
      <text:p text:style-name="P83"/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85"><text:span text:style-name="T16">// 4. Integración</text:span><text:span text:style-name="T20"><text:line-break/></text:span><text:span text:style-name="T24">const</text:span><text:span text:style-name="T20"> buenosActivos = activos.filter(a =&gt; a.rentabilidad &gt; </text:span><text:span text:style-name="T34">10</text:span><text:span text:style-name="T20">);<text:line-break/></text:span><text:span text:style-name="T24">const</text:span><text:span text:style-name="T20"> reporteNombres = buenosActivos.map(a =&gt; a.nombre);<text:line-break/></text:span><text:span text:style-name="T32">console</text:span><text:span text:style-name="T20">.log(</text:span><text:span text:style-name="T28">"Invertir en: "</text:span><text:span text:style-name="T20">, reporteNombres); </text:span><text:span text:style-name="T16">// ["Acciones Apple", "Bitcoin"]</text:span></text:p>
          </table:table-cell>
        </table:table-row>
      </table:table>
      <text:p text:style-name="P83"/>
      <text:p text:style-name="P100"><text:bookmark text:name="_jzln2fojlwkl"/></text:p>
      <text:p text:style-name="P100"><text:bookmark text:name="_1iede54rq467"/></text:p>
      <text:p text:style-name="P100"><text:bookmark text:name="_i6t8g3moum59"/></text:p>
      <text:p text:style-name="P98"><text:bookmark text:name="_fadp80trg39z"/><text:span text:style-name="T1">📅 Clase 3: Dándole Vida a la Web (DOM y Eventos)</text:span></text:p>
      <text:p text:style-name="P6"><text:span text:style-name="T13">Duración: 1 Hora Foco: Dejar la consola, manipular el HTML en vivo y leer datos del usuario de forma profesional.</text:span></text:p>
      <text:p text:style-name="P107"><text:bookmark text:name="_sp9ca5fmkesv"/><text:span text:style-name="T10">Parte 1: El DOM (El Panel de Control)</text:span></text:p>
      <text:p text:style-name="P103"><text:bookmark text:name="_grcwylmtkega"/><text:span text:style-name="T36">1. Explicación (Usando la Opción A - Directa)</text:span></text:p>
      <text:p text:style-name="P6"><text:soft-page-break/><text:span text:style-name="T13">Hasta ahora, JavaScript vivía en una "caja negra" (la consola). Hoy vamos a conectarlo con la página real. Para esto existe el DOM. Básicamente, el navegador nos regala una variable llamada </text:span><text:span text:style-name="T3">document</text:span><text:span text:style-name="T13">. Adentro de </text:span><text:span text:style-name="T3">document</text:span><text:span text:style-name="T13"> está toda nuestra web.</text:span></text:p>
      <text:p text:style-name="P6"><text:span text:style-name="T13">Para modificar algo, necesitamos dos pasos:</text:span></text:p>
      <text:list xml:id="list3328576848" text:style-name="WWNum14">
        <text:list-item>
          <text:p text:style-name="P18"><text:span text:style-name="T13">Seleccionar: Usaremos </text:span><text:span text:style-name="T3">document.getElementById("id")</text:span><text:span text:style-name="T13">. Es como pescar un elemento del HTML para guardarlo en una variable.</text:span></text:p>
        </text:list-item>
        <text:list-item>
          <text:p text:style-name="P60"><text:span text:style-name="T13">Modificar: Una vez pescado cambiar sus propiedades (texto, color, etc.)., usamos </text:span><text:span text:style-name="T3">.innerText</text:span><text:span text:style-name="T13"> para cambiar su texto o </text:span><text:span text:style-name="T3">.innerHTML</text:span><text:span text:style-name="T13"> si queremos meter HTML</text:span></text:p>
        </text:list-item>
      </text:list>
      <text:p text:style-name="P103"><text:bookmark text:name="_ji494r3a599c"/><text:span text:style-name="T36">2. Ejemplo</text:span></text:p>
      <text:p text:style-name="P6"><text:span text:style-name="T12">Mostramos cómo cambiar un título estático.</text:span></text:p>
      <text:p text:style-name="P6"><text:span text:style-name="T12">HTML:</text:span>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85"><text:span text:style-name="T48">&lt;h1 id=</text:span><text:span text:style-name="T28">"titulo"</text:span><text:span text:style-name="T48">&gt;</text:span><text:span text:style-name="T20">Bienvenidos</text:span><text:span text:style-name="T48">&lt;/h1&gt;</text:span></text:p>
          </table:table-cell>
        </table:table-row>
      </table:table>
      <text:p text:style-name="P81"><text:span text:style-name="T13"><text:line-break/>JS:<text:line-break/></text:span></text:p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85"><text:span text:style-name="T41">//</text:span><text:span text:style-name="T20"> </text:span><text:span text:style-name="T34">1</text:span><text:span text:style-name="T20">. SELECCIONAR <text:line-break/></text:span><text:span text:style-name="T41">//</text:span><text:span text:style-name="T20"> Usamos este método que busca por el ID del HTML const elementoTitulo = document.getElementById(</text:span><text:span text:style-name="T28">"titulo"</text:span><text:span text:style-name="T20">); <text:line-break/><text:line-break/></text:span><text:span text:style-name="T41">//</text:span><text:span text:style-name="T20"> </text:span><text:span text:style-name="T34">2</text:span><text:span text:style-name="T20">. MODIFICAR </text:span><text:span text:style-name="T41">//</text:span><text:span text:style-name="T20"> Cambiamos la propiedad </text:span><text:span text:style-name="T28">'innerText'</text:span><text:span text:style-name="T20"> (texto interno)<text:line-break/>elementoTitulo.innerText = </text:span><text:span text:style-name="T28">"¡Hola desde JavaScript!"</text:span><text:span text:style-name="T20">;</text:span></text:p>
          </table:table-cell>
        </table:table-row>
      </table:table>
      <text:p text:style-name="P81"><text:span text:style-name="T13"><text:line-break/></text:span></text:p>
      <text:p text:style-name="P84"/>
      <text:p text:style-name="P84"/>
      <text:p text:style-name="P81"><text:span text:style-name="T38">📝 Ejercitación 1</text:span></text:p>
      <text:p text:style-name="P6"><text:span text:style-name="T13">Consigna: En tu HTML pon un párrafo vacio </text:span><text:span text:style-name="T3">&lt;p id="estado"&gt;&lt;/p&gt;</text:span><text:span text:style-name="T13">. Desde JavaScript, selecciona ese párrafo y haz que aparezca el texto: "Sistema cargado correctamente".</text:span></text:p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85"><text:span text:style-name="T28">/</text:span><text:span text:style-name="T20">* --- SOLUCIÓN EJERCICIO </text:span><text:span text:style-name="T34">1</text:span><text:span text:style-name="T20"> --- *</text:span><text:span text:style-name="T41">/<text:line-break/><text:line-break/>// 1. Seleccionamos el elemento<text:line-break/>const parrafoEstado = document.getElementById("estado");<text:line-break/><text:line-break/>// 2. Modificamos su texto<text:line-break/>parrafoEstado.innerText = "Sistema cargado correctamente";</text:span></text:p>
          </table:table-cell>
        </table:table-row>
      </table:table>
      <text:p text:style-name="P81"><text:span text:style-name="T13"><text:line-break/><text:line-break/><text:line-break/><text:line-break/></text:span><text:span text:style-name="T10">Paso 2: Eventos (El Oído del Código)</text:span></text:p>
      <text:p text:style-name="P103"><text:bookmark text:name="_vkrni5pw5ekw"/><text:span text:style-name="T36">1. Explicación</text:span></text:p>
      <text:p text:style-name="P6"><text:span text:style-name="T13">El DOM por sí solo es estático. Para que reaccione, necesitamos Eventos.</text:span></text:p>
      <text:list xml:id="list3893308298" text:style-name="WWNum15">
        <text:list-item>
          <text:p text:style-name="P19"><text:span text:style-name="T3">addEventListener</text:span><text:span text:style-name="T13">: Es la función que se queda "escuchando".</text:span></text:p>
        </text:list-item>
        <text:list-item>
          <text:p text:style-name="P38"><text:span text:style-name="T13">El 'click': El evento rey.</text:span></text:p>
        </text:list-item>
        <text:list-item>
          <text:p text:style-name="P61"><text:span text:style-name="T13">Callback: Volvemos a usar la función flecha para decir "¿Qué hago cuando hagan click?".</text:span></text:p>
        </text:list-item>
      </text:list>
      <text:p text:style-name="P103"><text:bookmark text:name="_vj5pmww7u69r"/><text:span text:style-name="T36">2. Ejemplo</text:span></text:p>
      <text:p text:style-name="P6"><text:span text:style-name="T13">HTML:</text:span>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85"><text:span text:style-name="T48">&lt;button id=</text:span><text:span text:style-name="T28">"btnLanzar"</text:span><text:span text:style-name="T48">&gt;</text:span><text:span text:style-name="T20">Lanzar Acción</text:span><text:span text:style-name="T48">&lt;/button&gt;</text:span></text:p>
          </table:table-cell>
        </table:table-row>
      </table:table>
      <text:p text:style-name="P81"><text:span text:style-name="T13"><text:line-break/>JS:<text:line-break/></text:span></text:p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85"><text:span text:style-name="T20">const boton = </text:span><text:span text:style-name="T32">document</text:span><text:span text:style-name="T20">.getElementById(</text:span><text:span text:style-name="T28">"btnLanzar"</text:span><text:span text:style-name="T20">);<text:line-break/><text:line-break/>boton.addEventListener(</text:span><text:span text:style-name="T28">"click"</text:span><text:span text:style-name="T20">, () =&gt; {<text:line-break/> <text:s text:c="3"/>alert(</text:span><text:span text:style-name="T28">"¡Hiciste click!"</text:span><text:span text:style-name="T20">);<text:line-break/>});<text:line-break/></text:span></text:p>
          </table:table-cell>
        </table:table-row>
      </table:table>
      <text:p text:style-name="P81"><text:span text:style-name="T13"><text:line-break/></text:span><text:span text:style-name="T38">📝 Ejercitación 2</text:span></text:p>
      <text:p text:style-name="P6"><text:span text:style-name="T13">Consigna: Crea un botón en HTML con el texto "Modo Oscuro". En JS, haz que al hacer click, cambie el color de fondo del </text:span><text:span text:style-name="T3">body</text:span><text:span text:style-name="T13"> a negro. </text:span><text:span text:style-name="T12">Pista:</text:span><text:span text:style-name="T13"> </text:span><text:span text:style-name="T3">document.body.style.backgroundColor = "black";</text:span></text:p>
      <text:p text:style-name="P83"/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85"><text:span text:style-name="T16">/* --- SOLUCIÓN EJERCICIO 2 --- */</text:span><text:span text:style-name="T20"><text:line-break/><text:line-break/></text:span><text:span text:style-name="T24">const</text:span><text:span text:style-name="T20"> botonModo = </text:span><text:span text:style-name="T32">document</text:span><text:span text:style-name="T20">.getElementById(</text:span><text:span text:style-name="T28">"btnModo"</text:span><text:span text:style-name="T20">);<text:line-break/><text:line-break/>botonModo.addEventListener(</text:span><text:span text:style-name="T28">"click"</text:span><text:span text:style-name="T20">, () =&gt; {<text:line-break/> <text:s text:c="3"/></text:span><text:span text:style-name="T16">// Accedemos al body y cambiamos su estilo</text:span><text:span text:style-name="T20"><text:line-break/> <text:s text:c="3"/></text:span><text:span text:style-name="T32">document</text:span><text:span text:style-name="T20">.body.style.backgroundColor = </text:span><text:span text:style-name="T28">"black"</text:span><text:span text:style-name="T20">;<text:line-break/> <text:s text:c="3"/><text:line-break/> <text:s text:c="3"/></text:span><text:span text:style-name="T16">// (Opcional) Cambiamos el color de letra para que se lea</text:span><text:span text:style-name="T20"><text:line-break/> <text:s text:c="3"/></text:span><text:span text:style-name="T32">document</text:span><text:span text:style-name="T20">.body.style.color = </text:span><text:span text:style-name="T28">"white"</text:span><text:span text:style-name="T20">; <text:line-break/>});</text:span></text:p>
          </table:table-cell>
        </table:table-row>
      </table:table>
      <text:p text:style-name="P83"/>
      <text:p text:style-name="P83"/>
      <text:p text:style-name="P83"/>
      <text:p text:style-name="P81"><text:span text:style-name="T38">Paso 3: Inputs (Reemplazando al Prompt)<text:line-break/><text:line-break/></text:span><text:span text:style-name="T13">Para leer lo que escribe un usuario, usamos la etiqueta </text:span><text:span text:style-name="T3">&lt;input&gt;</text:span><text:span text:style-name="T13">. A diferencia de los textos normales (que usan </text:span><text:span text:style-name="T3">.innerText</text:span><text:span text:style-name="T13">), los inputs guardan lo que escribimos en una propiedad llamada </text:span><text:span text:style-name="T3">.value</text:span><text:span text:style-name="T13"> (valor). OJO: Es vital leer el </text:span><text:span text:style-name="T3">.value</text:span><text:span text:style-name="T13"> DENTRO de la función del click. Si lo leemos afuera, estará vacío porque el código corre apenas carga la página y el usuario todavía no escribió nada.<text:line-break/><text:line-break/></text:span><text:span text:style-name="T38">2. Ejemplo</text:span></text:p>
      <text:p text:style-name="P6"><text:span text:style-name="T13">HTML:</text:span></text:p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85"><text:span text:style-name="T20">&lt;input </text:span><text:span text:style-name="T32">type</text:span><text:span text:style-name="T20">=</text:span><text:span text:style-name="T28">"text"</text:span><text:span text:style-name="T20"> </text:span><text:span text:style-name="T32">id</text:span><text:span text:style-name="T20">=</text:span><text:span text:style-name="T28">"inputNombre"</text:span><text:span text:style-name="T20"> </text:span><text:span text:style-name="T32">placeholder</text:span><text:span text:style-name="T20">=</text:span><text:span text:style-name="T28">"Tu nombre"</text:span><text:span text:style-name="T20">&gt;<text:line-break/>&lt;button </text:span><text:span text:style-name="T32">id</text:span><text:span text:style-name="T20">=</text:span><text:span text:style-name="T28">"btnSaludar"</text:span><text:span text:style-name="T20">&gt;Saludar&lt;/button&gt;</text:span></text:p>
          </table:table-cell>
        </table:table-row>
      </table:table>
      <text:p text:style-name="P81"><text:span text:style-name="T13"><text:line-break/>JS:<text:line-break/><text:line-break/></text:span></text:p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85"><text:span text:style-name="T24">const</text:span><text:span text:style-name="T20"> input = </text:span><text:span text:style-name="T32">document</text:span><text:span text:style-name="T20">.getElementById(</text:span><text:span text:style-name="T28">"inputNombre"</text:span><text:span text:style-name="T20">);<text:line-break/></text:span><text:span text:style-name="T24">const</text:span><text:span text:style-name="T20"> boton = </text:span><text:span text:style-name="T32">document</text:span><text:span text:style-name="T20">.getElementById(</text:span><text:span text:style-name="T28">"btnSaludar"</text:span><text:span text:style-name="T20">);<text:line-break/><text:line-break/>boton.addEventListener(</text:span><text:span text:style-name="T28">"click"</text:span><text:span text:style-name="T20">, () =&gt; {<text:line-break/> <text:s text:c="3"/></text:span><text:span text:style-name="T16">// 1. Guardo lo que escribió el usuario EN ESTE MOMENTO</text:span><text:span text:style-name="T20"><text:line-break/> <text:s text:c="3"/></text:span><text:span text:style-name="T24">const</text:span><text:span text:style-name="T20"> nombre = input.value;<text:line-break/> <text:s text:c="3"/><text:line-break/> <text:s text:c="3"/></text:span><text:span text:style-name="T16">// 2. Lo uso</text:span><text:span text:style-name="T20"><text:line-break/> <text:s text:c="3"/>alert(</text:span><text:span text:style-name="T28">"Hola "</text:span><text:span text:style-name="T20"> + nombre);<text:line-break/>});</text:span></text:p>
          </table:table-cell>
        </table:table-row>
      </table:table>
      <text:p text:style-name="P81"><text:span text:style-name="T13"><text:line-break/></text:span><text:span text:style-name="T38">📝 Ejercitación 3</text:span></text:p>
      <text:p text:style-name="P6"><text:span text:style-name="T13">Consigna: Crea un input numérico y un botón "Duplicar". Al hacer click, muestra un </text:span><text:span text:style-name="T3">alert</text:span><text:span text:style-name="T13"> con el número ingresado multiplicado por 2.</text:span></text:p>
      <text:p text:style-name="P81"><text:span text:style-name="T13">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85"><text:span text:style-name="T16">/* --- SOLUCIÓN EJERCICIO 3 --- */</text:span><text:span text:style-name="T20"><text:line-break/><text:line-break/></text:span><text:span text:style-name="T24">const</text:span><text:span text:style-name="T20"> inputNumero = </text:span><text:span text:style-name="T32">document</text:span><text:span text:style-name="T20">.getElementById(</text:span><text:span text:style-name="T28">"inputNumero"</text:span><text:span text:style-name="T20">);<text:line-break/></text:span><text:span text:style-name="T24">const</text:span><text:span text:style-name="T20"> btnDuplicar = </text:span><text:span text:style-name="T32">document</text:span><text:span text:style-name="T20">.getElementById(</text:span><text:span text:style-name="T28">"btnDuplicar"</text:span><text:span text:style-name="T20">);<text:line-break/><text:line-break/>btnDuplicar.addEventListener(</text:span><text:span text:style-name="T28">"click"</text:span><text:span text:style-name="T20">, () =&gt; {<text:line-break/> <text:s text:c="3"/></text:span><text:span text:style-name="T16">// 1. Capturamos el valor. OJO: Los inputs siempre devuelven TEXTO.</text:span><text:span text:style-name="T20"><text:line-break/> <text:s text:c="3"/></text:span><text:span text:style-name="T16">// Es buena práctica transformarlo a número con Number() o parseInt()</text:span><text:span text:style-name="T20"><text:line-break/> <text:s text:c="3"/></text:span><text:span text:style-name="T24">const</text:span><text:span text:style-name="T20"> valorEscrito = </text:span><text:span text:style-name="T32">Number</text:span><text:span text:style-name="T20">(inputNumero.value);<text:line-break/> <text:s text:c="3"/><text:line-break/> <text:s text:c="3"/></text:span><text:span text:style-name="T16">// 2. Operamos y mostramos</text:span><text:span text:style-name="T20"><text:line-break/> <text:s text:c="3"/></text:span><text:span text:style-name="T24">const</text:span><text:span text:style-name="T20"> resultado = valorEscrito * </text:span><text:span text:style-name="T34">2</text:span><text:span text:style-name="T20">;<text:line-break/> <text:s text:c="3"/>alert(</text:span><text:span text:style-name="T28">"El doble es: "</text:span><text:span text:style-name="T20"> + resultado);<text:line-break/>});</text:span></text:p>
          </table:table-cell>
        </table:table-row>
      </table:table>
      <text:p text:style-name="P81"><text:span text:style-name="T13"><text:line-break/><text:line-break/><text:line-break/></text:span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p text:style-name="P83"/>
      <text:p text:style-name="P81"><text:span text:style-name="T13"><text:line-break/><text:line-break/><text:line-break/></text:span><text:span text:style-name="T10">Parte 4: Práctica Integradora (Calculadora de Daño)</text:span></text:p>
      <text:p text:style-name="P6"><text:span text:style-name="T12">Vamos a crear una pequeña herramienta para un juego. Aquí unimos: Variables, Selectores, Eventos y Lógica.</text:span></text:p>
      <text:p text:style-name="P6"><text:span text:style-name="T13">Escenario: "Tenemos un monstruo con 100 de vida. Vamos a crear un panel donde el usuario ingrese cuánto daño le hace el ataque, y el sistema calcule y muestre cuánta vida le queda."</text:span></text:p>
      <text:p text:style-name="P6"><text:span text:style-name="T13">HTML Base (Copiar y pegar):</text:span></text:p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85"><text:span text:style-name="T20">&lt;div </text:span><text:span text:style-name="T24">class</text:span><text:span text:style-name="T20">=</text:span><text:span text:style-name="T28">"juego"</text:span><text:span text:style-name="T20">&gt;<text:line-break/> <text:s text:c="3"/></text:span><text:span text:style-name="T48">&lt;h3&gt;</text:span><text:span text:style-name="T20">Monstruo Final</text:span><text:span text:style-name="T48">&lt;/h3&gt;</text:span><text:span text:style-name="T20"><text:line-break/> <text:s text:c="3"/>&lt;p&gt;Vida actual: </text:span><text:span text:style-name="T48">&lt;span id=</text:span><text:span text:style-name="T28">"vidaTotal"</text:span><text:span text:style-name="T48">&gt;</text:span><text:span text:style-name="T20">100</text:span><text:span text:style-name="T48">&lt;/span&gt;&lt;/p&gt;</text:span><text:span text:style-name="T20"><text:line-break/> <text:s text:c="3"/><text:line-break/> <text:s text:c="3"/>&lt;input type=</text:span><text:span text:style-name="T28">"number"</text:span><text:span text:style-name="T20"> id=</text:span><text:span text:style-name="T28">"inputDano"</text:span><text:span text:style-name="T20"> placeholder=</text:span><text:span text:style-name="T28">"Puntos de ataque"</text:span><text:span text:style-name="T20">&gt;<text:line-break/> <text:s text:c="3"/></text:span><text:span text:style-name="T48">&lt;button id=</text:span><text:span text:style-name="T28">"btnAtacar"</text:span><text:span text:style-name="T48">&gt;</text:span><text:span text:style-name="T20">¡ATACAR!</text:span><text:span text:style-name="T48">&lt;/button&gt;</text:span><text:span text:style-name="T20"><text:line-break/> <text:s text:c="3"/><text:line-break/> <text:s text:c="3"/>&lt;p id=</text:span><text:span text:style-name="T28">"mensajeFinal"</text:span><text:span text:style-name="T20">&gt;</text:span><text:span text:style-name="T48">&lt;/p&gt;</text:span><text:span text:style-name="T20"><text:line-break/>&lt;</text:span><text:span text:style-name="T41">/div&gt;</text:span></text:p>
          </table:table-cell>
        </table:table-row>
      </table:table>
      <text:p text:style-name="P81"><text:span text:style-name="T13"><text:line-break/>Consigna:</text:span></text:p>
      <text:list xml:id="list40534507" text:style-name="WWNum24">
        <text:list-item>
          <text:p text:style-name="P20"><text:span text:style-name="T13">En JS, selecciona los 4 elementos (input, botón, span de vida y párrafo de mensaje).</text:span></text:p>
        </text:list-item>
        <text:list-item>
          <text:p text:style-name="P39"><text:span text:style-name="T13">Crea una variable global (fuera del click) </text:span><text:span text:style-name="T3">let vida = 100</text:span><text:span text:style-name="T13">.</text:span></text:p>
        </text:list-item>
        <text:list-item>
          <text:p text:style-name="P39"><text:span text:style-name="T13">Escucha el </text:span><text:span text:style-name="T3">click</text:span><text:span text:style-name="T13"> del botón.</text:span></text:p>
        </text:list-item>
        <text:list-item>
          <text:p text:style-name="P39"><text:span text:style-name="T13">Dentro del click:</text:span></text:p>
          <text:list>
            <text:list-item>
              <text:p text:style-name="P76"><text:span text:style-name="T13">Captura el </text:span><text:span text:style-name="T3">.value</text:span><text:span text:style-name="T13"> del input.</text:span></text:p>
            </text:list-item>
            <text:list-item>
              <text:p text:style-name="P76"><text:span text:style-name="T13">Resta ese valor a la variable </text:span><text:span text:style-name="T3">vida</text:span><text:span text:style-name="T13">.</text:span></text:p>
            </text:list-item>
            <text:list-item>
              <text:p text:style-name="P76"><text:span text:style-name="T13">Actualiza el texto del </text:span><text:span text:style-name="T3">span</text:span><text:span text:style-name="T13"> con la nueva vida.</text:span></text:p>
            </text:list-item>
            <text:list-item>
              <text:p text:style-name="P79"><text:span text:style-name="T13">Desafío: Si la vida es menor o igual a 0, escribe "¡Ganaste!" en el mensaje final.</text:span></text:p>
            </text:list-item>
          </text:list>
        </text:list-item>
      </text:list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85"><text:span text:style-name="T16">/* --- SOLUCIÓN INTEGRADORA --- */</text:span><text:span text:style-name="T20"><text:line-break/><text:line-break/></text:span><text:span text:style-name="T16">// 1. Selectores</text:span><text:span text:style-name="T20"><text:line-break/></text:span><text:span text:style-name="T24">const</text:span><text:span text:style-name="T20"> input = </text:span><text:span text:style-name="T32">document</text:span><text:span text:style-name="T20">.getElementById(</text:span><text:span text:style-name="T28">"inputDano"</text:span><text:span text:style-name="T20">);<text:line-break/></text:span><text:span text:style-name="T24">const</text:span><text:span text:style-name="T20"> boton = </text:span><text:span text:style-name="T32">document</text:span><text:span text:style-name="T20">.getElementById(</text:span><text:span text:style-name="T28">"btnAtacar"</text:span><text:span text:style-name="T20">);<text:line-break/></text:span><text:span text:style-name="T24">const</text:span><text:span text:style-name="T20"> spanVida = </text:span><text:span text:style-name="T32">document</text:span><text:span text:style-name="T20">.getElementById(</text:span><text:span text:style-name="T28">"vidaTotal"</text:span><text:span text:style-name="T20">); </text:span><text:span text:style-name="T16">// El número a cambiar</text:span><text:span text:style-name="T20"><text:line-break/></text:span><text:span text:style-name="T24">const</text:span><text:span text:style-name="T20"> mensaje = </text:span><text:span text:style-name="T32">document</text:span><text:span text:style-name="T20">.getElementById(</text:span><text:span text:style-name="T28">"mensajeFinal"</text:span><text:span text:style-name="T20">);<text:line-break/><text:line-break/></text:span><text:span text:style-name="T16">// 2. Estado Inicial (Variable que cambiará)</text:span><text:span text:style-name="T20"><text:line-break/></text:span><text:span text:style-name="T24">let</text:span><text:span text:style-name="T20"> vidaActual = </text:span><text:span text:style-name="T34">100</text:span><text:span text:style-name="T20">;<text:line-break/><text:line-break/></text:span><text:span text:style-name="T16">// 3. Evento</text:span><text:span text:style-name="T20"><text:line-break/>boton.addEventListener(</text:span><text:span text:style-name="T28">"click"</text:span><text:span text:style-name="T20">, () =&gt; {<text:line-break/> <text:s text:c="3"/><text:line-break/> <text:s text:c="3"/></text:span><text:span text:style-name="T16">// A. Leer el daño (parseInt asegura que sea número y no texto)</text:span><text:span text:style-name="T20"><text:line-break/> <text:s text:c="3"/></text:span><text:span text:style-name="T24">const</text:span><text:span text:style-name="T20"> dano = </text:span><text:span text:style-name="T32">parseInt</text:span><text:span text:style-name="T20">(input.value);<text:line-break/> <text:s text:c="3"/><text:line-break/> <text:s text:c="3"/></text:span><text:span text:style-name="T16">// B. Lógica Matemática</text:span><text:span text:style-name="T20"><text:line-break/> <text:s text:c="3"/>vidaActual = vidaActual - dano;<text:line-break/> <text:s text:c="3"/><text:line-break/> <text:s text:c="3"/></text:span><text:span text:style-name="T16">// C. Actualizar el HTML (Renderizar)</text:span><text:span text:style-name="T20"><text:line-break/> <text:s text:c="3"/>spanVida.innerText = vidaActual;<text:line-break/> <text:s text:c="3"/><text:line-break/> <text:s text:c="3"/></text:span><text:span text:style-name="T16">// D. Condicional de Victoria</text:span><text:span text:style-name="T20"><text:line-break/> <text:s text:c="3"/></text:span><text:span text:style-name="T24">if</text:span><text:span text:style-name="T20"> (vidaActual &lt;= </text:span><text:span text:style-name="T34">0</text:span><text:span text:style-name="T20">) {<text:line-break/> <text:s text:c="7"/>spanVida.innerText = </text:span><text:span text:style-name="T28">"0"</text:span><text:span text:style-name="T20">; </text:span><text:span text:style-name="T16">// Para que no muestre números negativos</text:span><text:span text:style-name="T20"><text:line-break/> <text:s text:c="7"/>mensaje.innerText = </text:span><text:span text:style-name="T28">"¡MONSTRUO ELIMINADO!"</text:span><text:span text:style-name="T20">;<text:line-break/> <text:s text:c="7"/>mensaje.style.color = </text:span><text:span text:style-name="T28">"green"</text:span><text:span text:style-name="T20">;<text:line-break/> <text:s text:c="7"/>boton.disabled = </text:span><text:span text:style-name="T24">true</text:span><text:span text:style-name="T20">; </text:span><text:span text:style-name="T16">// Desactivamos el botón para que no siga atacando</text:span><text:span text:style-name="T20"><text:line-break/> <text:s text:c="3"/>}<text:line-break/>});<text:line-break/></text:span></text:p>
          </table:table-cell>
        </table:table-row>
      </table:table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98"><text:bookmark text:name="_w7wqcde77ou5"/><text:span text:style-name="T1">📅 Clase 4: Bienvenidos a React (Next.js)</text:span></text:p>
      <text:p text:style-name="P6"><text:span text:style-name="T13">Instalación, JSX, Componentes y Props (El "Hola Mundo" real).</text:span></text:p>
      <text:p text:style-name="P1"><draw:rect text:anchor-type="as-char" style:rel-width="100%" draw:z-index="0" draw:style-name="gr1" draw:text-style-name="P111" svg:width="0.0012in" svg:height="0.0213in"><text:p/></draw:rect></text:p>
      <text:p text:style-name="P107"><text:bookmark text:name="_rqaj4otgz9ls"/><text:span text:style-name="T10">Parte 1: Instalación (El Ritual de Iniciación)</text:span></text:p>
      <text:p text:style-name="P103"><text:bookmark text:name="_ggxo50zae5bq"/><text:span text:style-name="T36">1. Explicación</text:span></text:p>
      <text:p text:style-name="P6"><text:span text:style-name="T13">Vamos a crear nuestro primer proyecto profesional. React es una librería, pero Next.js es el framework (el esqueleto) que usaremos para que todo funcione fácil. Usaremos la terminal integrada de VS Code.</text:span></text:p>
      <text:p text:style-name="P103"><text:bookmark text:name="_xl6fl7uzakn0"/><text:span text:style-name="T36">2. Paso a Paso </text:span></text:p>
      <text:p text:style-name="P6"><text:span text:style-name="T13">Abran una carpeta vacía en VS Code, abran la terminal (</text:span><text:span text:style-name="T3">Ctrl + ñ</text:span><text:span text:style-name="T13"> o </text:span><text:span text:style-name="T3">Ver &gt; Terminal</text:span><text:span text:style-name="T13">) y escriban:</text:span></text:p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85"><text:span text:style-name="T20">npx create-next-app@latest mi-primer-proyecto</text:span></text:p>
          </table:table-cell>
        </table:table-row>
      </table:table>
      <text:p text:style-name="P83"/>
      <text:p text:style-name="P6"><text:span text:style-name="T13">ATENCIÓN: La terminal les hará preguntas. Para trabajar igual que los ejemplos que vimos, respondan así:</text:span></text:p>
      <text:list xml:id="list1025171494" text:style-name="WWNum27">
        <text:list-item>
          <text:p text:style-name="P21"><text:span text:style-name="T13">Would you like to use TypeScript? -&gt; No</text:span></text:p>
        </text:list-item>
        <text:list-item>
          <text:p text:style-name="P40"><text:span text:style-name="T13">Would you like to use ESLint? -&gt; Yes</text:span></text:p>
        </text:list-item>
        <text:list-item>
          <text:p text:style-name="P40"><text:span text:style-name="T13">Would you like to use Tailwind CSS? -&gt; No (Por ahora usaremos estilos simples como en </text:span><text:span text:style-name="T3">carrusel.js</text:span><text:span text:style-name="T13">).</text:span></text:p>
        </text:list-item>
        <text:list-item>
          <text:p text:style-name="P40"><text:span text:style-name="T13">Would you like to use </text:span><text:span text:style-name="T3">src/</text:span><text:span text:style-name="T13"> directory? -&gt; Yes (Es más ordenado).</text:span></text:p>
        </text:list-item>
        <text:list-item>
          <text:p text:style-name="P40"><text:soft-page-break/><text:span text:style-name="T13">Would you like to use App Router? -&gt; NO (⚠️ Muy importante para seguir la estructura de </text:span><text:span text:style-name="T3">index.js</text:span><text:span text:style-name="T13"> y </text:span><text:span text:style-name="T3">_app.js</text:span><text:span text:style-name="T13"> que tienen de ejemplo).</text:span></text:p>
        </text:list-item>
        <text:list-item>
          <text:p text:style-name="P62"><text:span text:style-name="T13">Would you like to customize the default import alias? -&gt; No (Usaremos el </text:span><text:span text:style-name="T3">@</text:span><text:span text:style-name="T13"> por defecto).</text:span></text:p>
        </text:list-item>
      </text:list>
      <text:p text:style-name="P6"><text:span text:style-name="T13">Una vez termine, escriban:</text:span></text:p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85"><text:span text:style-name="T20">cd mi-primer-proyecto<text:line-break/>npm run dev</text:span></text:p>
          </table:table-cell>
        </table:table-row>
      </table:table>
      <text:p text:style-name="P83"/>
      <text:p text:style-name="P81"><text:span text:style-name="T13"><text:s/>Para verificar que todo esté bien, abra </text:span><text:a xlink:type="simple" xlink:href="http://localhost:3000" text:style-name="ListLabel_20_244" text:visited-style-name="ListLabel_20_244"><text:span text:style-name="T49">http://localhost:3000</text:span></text:a><text:span text:style-name="T13"> en el navegador</text:span></text:p>
      <text:p text:style-name="P83"/>
      <text:p text:style-name="P83"/>
      <text:p text:style-name="P107"><text:bookmark text:name="_pt2stm8i7xyw"/><text:span text:style-name="T10">Parte 2: Limpieza (Clean Up)</text:span></text:p>
      <text:p text:style-name="P103"><text:bookmark text:name="_46ok94xht6qx"/><text:span text:style-name="T36">1. Explicación</text:span></text:p>
      <text:p text:style-name="P6"><text:span text:style-name="T13">Next.js viene con mucho "ruido" (logos, estilos de ejemplo). Vamos a limpiar la casa para empezar de cero.</text:span></text:p>
      <text:p text:style-name="P103"><text:bookmark text:name="_6bfufn4ly892"/><text:span text:style-name="T36">2. Acción</text:span></text:p>
      <text:list xml:id="list3002297395" text:style-name="WWNum10">
        <text:list-item>
          <text:p text:style-name="P22"><text:span text:style-name="T13">Vayan a la carpeta </text:span><text:span text:style-name="T3">src/pages</text:span><text:span text:style-name="T13">.</text:span></text:p>
        </text:list-item>
        <text:list-item>
          <text:p text:style-name="P63"><text:span text:style-name="T13">Borren el contenido de </text:span><text:span text:style-name="T3">index.js</text:span><text:span text:style-name="T13"> y déjenlo así:</text:span></text:p>
        </text:list-item>
      </text:list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85"><text:span text:style-name="T24">export</text:span><text:span text:style-name="T20"> </text:span><text:span text:style-name="T24">default</text:span><text:span text:style-name="T20"> </text:span><text:span text:style-name="T24">function</text:span><text:span text:style-name="T20"> </text:span><text:span text:style-name="T32">Home</text:span><text:span text:style-name="T20">() {<text:line-break/> <text:s/></text:span><text:span text:style-name="T24">return</text:span><text:span text:style-name="T20"> (<text:line-break/> <text:s text:c="3"/></text:span><text:span text:style-name="T48">&lt;div&gt;</text:span><text:span text:style-name="T20"><text:line-break/> <text:s text:c="5"/></text:span><text:span text:style-name="T48">&lt;h1&gt;</text:span><text:span text:style-name="T20">Hola Mundo desde React</text:span><text:span text:style-name="T48">&lt;/h1&gt;</text:span><text:span text:style-name="T20"><text:line-break/> <text:s text:c="3"/></text:span><text:span text:style-name="T48">&lt;/div&gt;</text:span><text:span text:style-name="T20"><text:line-break/> <text:s/>);<text:line-break/>}</text:span></text:p>
          </table:table-cell>
        </table:table-row>
      </table:table>
      <text:p text:style-name="P84"/>
      <text:p text:style-name="P81"><text:span text:style-name="T38">3.</text:span><text:span text:style-name="T13"> Borren el contenido de </text:span><text:span text:style-name="T3">src/styles/globals.css</text:span><text:span text:style-name="T13"> (o bórrenlo entero si prefieren).</text:span></text:p>
      <text:p text:style-name="P107"><text:bookmark text:name="_vmjerfh976oa"/><text:span text:style-name="T10">Parte 3: Componentes y JSX (El corazón de React)</text:span></text:p>
      <text:p text:style-name="P103"><text:bookmark text:name="_gcfke3kb2fqq"/><text:span text:style-name="T36">1. Explicación</text:span></text:p>
      <text:p text:style-name="P6"><text:span text:style-name="T13">En React no escribimos HTML suelto. Escribimos Componentes.</text:span></text:p>
      <text:list xml:id="list3533540528" text:style-name="WWNum20">
        <text:list-item>
          <text:p text:style-name="P23"><text:span text:style-name="T13">¿Qué es un Componente? Es una función de JS que devuelve una "etiqueta HTML visual".</text:span></text:p>
        </text:list-item>
        <text:list-item>
          <text:p text:style-name="P41"><text:span text:style-name="T13">Reglas de Oro:</text:span></text:p>
          <text:list>
            <text:list-item>
              <text:p text:style-name="P77"><text:span text:style-name="T13">El nombre de la función empieza con Mayúscula (</text:span><text:span text:style-name="T3">PrimerComponente</text:span><text:span text:style-name="T13">).</text:span></text:p>
            </text:list-item>
            <text:list-item>
              <text:p text:style-name="P77"><text:span text:style-name="T13">Debe retornar algo parecido a HTML (eso se llama JSX).</text:span></text:p>
            </text:list-item>
            <text:list-item>
              <text:p text:style-name="P80"><text:span text:style-name="T13">Si retornas varias cosas, deben estar envueltas en una etiqueta padre o en un fragmento vacío </text:span><text:span text:style-name="T3">&lt;&gt; ... &lt;/&gt;</text:span><text:span text:style-name="T13">.</text:span></text:p>
            </text:list-item>
          </text:list>
        </text:list-item>
      </text:list>
      <text:p text:style-name="P105"><text:bookmark text:name="_wxmwwpcmg7dz"/></text:p>
      <text:p text:style-name="P105"><text:bookmark text:name="_d13y7viyd9r5"/></text:p>
      <text:p text:style-name="P105"><text:bookmark text:name="_j73xvys8njbs"/></text:p>
      <text:p text:style-name="P105"><text:bookmark text:name="_yyvelo58hd8w"/></text:p>
      <text:p text:style-name="P103"><text:bookmark text:name="_kblm5ztndvi0"/><text:span text:style-name="T36">2. Ejemplo</text:span></text:p>
      <text:p text:style-name="P6"><text:span text:style-name="T13">Vamos a crear una carpeta </text:span><text:span text:style-name="T3">src/components</text:span><text:span text:style-name="T13"> y dentro un archivo </text:span><text:span text:style-name="T3">Saludo.js</text:span><text:span text:style-name="T13">.</text:span></text:p>
      <table:table table:name="Table53" table:style-name="Table53">
        <table:table-column table:style-name="Table53.A"/>
        <table:table-row table:style-name="Table53.1">
          <table:table-cell table:style-name="Table53.A1" office:value-type="string">
            <text:p text:style-name="P85"><text:span text:style-name="T16">// src/components/Saludo.js</text:span><text:span text:style-name="T20"><text:line-break/><text:line-break/></text:span><text:span text:style-name="T24">export</text:span><text:span text:style-name="T20"> </text:span><text:span text:style-name="T24">function</text:span><text:span text:style-name="T20"> </text:span><text:span text:style-name="T32">Saludo</text:span><text:span text:style-name="T20">() {<text:line-break/> <text:s text:c="3"/></text:span><text:span text:style-name="T16">// Lógica acá (si hubiera)</text:span><text:span text:style-name="T20"><text:line-break/> <text:s text:c="3"/></text:span><text:span text:style-name="T24">const</text:span><text:span text:style-name="T20"> mensaje = </text:span><text:span text:style-name="T28">"Bienvenido a mi web"</text:span><text:span text:style-name="T20">;<text:line-break/><text:line-break/> <text:s text:c="3"/></text:span><text:span text:style-name="T24">return</text:span><text:span text:style-name="T20"> (<text:line-break/> <text:s text:c="7"/></text:span><text:span text:style-name="T48">&lt;&gt;</text:span><text:span text:style-name="T20"><text:line-break/> <text:s text:c="11"/></text:span><text:span text:style-name="T48">&lt;h2&gt;</text:span><text:span text:style-name="T20">{mensaje}</text:span><text:span text:style-name="T48">&lt;/h2&gt;</text:span><text:span text:style-name="T20"><text:line-break/> <text:s text:c="11"/></text:span><text:span text:style-name="T48">&lt;p&gt;</text:span><text:span text:style-name="T20">Este es mi primer componente.</text:span><text:span text:style-name="T48">&lt;/p&gt;</text:span><text:span text:style-name="T20"><text:line-break/> <text:s text:c="7"/></text:span><text:span text:style-name="T48">&lt;/&gt;</text:span><text:span text:style-name="T20"><text:line-break/> <text:s text:c="3"/>);<text:line-break/>}</text:span></text:p>
          </table:table-cell>
        </table:table-row>
      </table:table>
      <text:p text:style-name="P81"><text:span text:style-name="T13"><text:line-break/>Explicación interesante: Las llaves {} son para “escapar” de HTML y volver a JavaScript (poner variables)</text:span></text:p>
      <text:p text:style-name="P83"/>
      <text:p text:style-name="P83"/>
      <text:p text:style-name="P107"><text:bookmark text:name="_9zf6tledfuh8"/><text:span text:style-name="T10">Parte 4: Props (Pasando datos)</text:span></text:p>
      <text:p text:style-name="P103"><text:bookmark text:name="_jcyncqapr2j"/><text:span text:style-name="T36">1. Explicación</text:span></text:p>
      <text:p text:style-name="P6"><text:span text:style-name="T13">Los componentes son reutilizables. Pero si siempre dicen lo mismo, son aburridos. Para pasarle información distinta a cada uno, usamos las Props (Propiedades). Funcionan igual que los parámetros de una función normal.</text:span></text:p>
      <text:p text:style-name="P103"><text:bookmark text:name="_bi4wy22gg4pw"/><text:span text:style-name="T36">2. Ejemplo (Basado en </text:span><text:span text:style-name="T4">primerComponente.js</text:span><text:span text:style-name="T36">)</text:span></text:p>
      <text:p text:style-name="P6"><text:span text:style-name="T13">En el Componente (</text:span><text:span text:style-name="T3">Saludo.js</text:span><text:span text:style-name="T13">): Recibimos el objeto de props desestructurado </text:span><text:span text:style-name="T3">{ nombre }</text:span><text:span text:style-name="T13">.</text:span></text:p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P85"><text:span text:style-name="T24">export</text:span><text:span text:style-name="T20"> </text:span><text:span text:style-name="T24">function</text:span><text:span text:style-name="T20"> </text:span><text:span text:style-name="T32">Saludo</text:span><text:span text:style-name="T20">({ nombre, edad }) {<text:line-break/> <text:s text:c="3"/></text:span><text:span text:style-name="T24">return</text:span><text:span text:style-name="T20"> (<text:line-break/> <text:s text:c="7"/></text:span><text:span text:style-name="T48">&lt;div style=</text:span><text:span text:style-name="T28">{{</text:span><text:span text:style-name="T48"> border: "1px solid black", padding: "10px", margin: "10px" }}&gt;</text:span><text:span text:style-name="T20"><text:line-break/> <text:s text:c="11"/></text:span><text:span text:style-name="T48">&lt;h3&gt;</text:span><text:span text:style-name="T20">Hola, soy {nombre}</text:span><text:span text:style-name="T48">&lt;/h3&gt;</text:span><text:span text:style-name="T20"><text:line-break/> <text:s text:c="11"/></text:span><text:span text:style-name="T48">&lt;p&gt;</text:span><text:span text:style-name="T20">Y tengo {edad} años.</text:span><text:span text:style-name="T48">&lt;/p&gt;</text:span><text:span text:style-name="T20"><text:line-break/> <text:s text:c="7"/></text:span><text:span text:style-name="T48">&lt;/div&gt;</text:span><text:span text:style-name="T20"><text:line-break/> <text:s text:c="3"/>);<text:line-break/>}</text:span></text:p>
          </table:table-cell>
        </table:table-row>
      </table:table>
      <text:p text:style-name="P81"><text:span text:style-name="T13">En la Página (</text:span><text:span text:style-name="T3">index.js</text:span><text:span text:style-name="T13">): Importamos y usamos el componente como si fuera una etiqueta HTML.<text:line-break/><text:line-break/></text:span></text:p>
      <table:table table:name="Table55" table:style-name="Table55">
        <table:table-column table:style-name="Table55.A"/>
        <table:table-row table:style-name="Table55.1">
          <table:table-cell table:style-name="Table55.A1" office:value-type="string">
            <text:p text:style-name="P85"><text:span text:style-name="T24">import</text:span><text:span text:style-name="T20"> { Saludo } </text:span><text:span text:style-name="T24">from</text:span><text:span text:style-name="T20"> </text:span><text:span text:style-name="T28">"@/components/Saludo"</text:span><text:span text:style-name="T20">;<text:line-break/><text:line-break/></text:span><text:span text:style-name="T24">export</text:span><text:span text:style-name="T20"> </text:span><text:span text:style-name="T24">default</text:span><text:span text:style-name="T20"> </text:span><text:span text:style-name="T24">function</text:span><text:span text:style-name="T20"> </text:span><text:span text:style-name="T32">Home</text:span><text:span text:style-name="T20">() {<text:line-break/> <text:s/></text:span><text:span text:style-name="T24">return</text:span><text:span text:style-name="T20"> (<text:line-break/> <text:s text:c="3"/>&lt;&gt;<text:line-break/> <text:s text:c="5"/>&lt;h1&gt;Mis Amigos:&lt;/h1&gt;<text:line-break/> <text:s text:c="5"/>&lt;Saludo nombre="Matias" edad={21} /&gt;<text:line-break/> <text:s text:c="5"/>&lt;Saludo nombre="Juan" edad={30} /&gt;<text:line-break/> <text:s text:c="3"/>&lt;/&gt;<text:line-break/> <text:s/>);<text:line-break/>}</text:span></text:p>
          </table:table-cell>
        </table:table-row>
      </table:table>
      <text:p text:style-name="P81"><text:span text:style-name="T13"><text:line-break/><text:line-break/></text:span><text:span text:style-name="T10">📝 Ejercitación Integradora (El Map)</text:span></text:p>
      <text:p text:style-name="P6"><text:span text:style-name="T13">Consigna:</text:span></text:p>
      <text:list xml:id="list2122777851" text:style-name="WWNum8">
        <text:list-item>
          <text:p text:style-name="P24"><text:span text:style-name="T13">En tu </text:span><text:span text:style-name="T3">index.js</text:span><text:span text:style-name="T13">, crea un array de objetos llamado </text:span><text:span text:style-name="T3">personas</text:span><text:span text:style-name="T13"> con 3 integrantes (nombre y edad).</text:span></text:p>
        </text:list-item>
        <text:list-item>
          <text:p text:style-name="P42"><text:span text:style-name="T13">Usa el método </text:span><text:span text:style-name="T3">.map()</text:span><text:span text:style-name="T13"> dentro del JSX para transformar ese array en componentes </text:span><text:span text:style-name="T3">&lt;Saludo /&gt;</text:span><text:span text:style-name="T13">.</text:span></text:p>
        </text:list-item>
        <text:list-item>
          <text:p text:style-name="P64"><text:span text:style-name="T13">No olvides pasarle la prop </text:span><text:span text:style-name="T3">key</text:span><text:span text:style-name="T13"> (React la necesita para no quejarse).</text:span></text:p>
        </text:list-item>
      </text:list>
      <text:p text:style-name="P6"><text:span text:style-name="T13">Código Base para el alumno (para completar):</text:span></text:p>
      <table:table table:name="Table56" table:style-name="Table56">
        <table:table-column table:style-name="Table56.A"/>
        <table:table-row table:style-name="Table56.1">
          <table:table-cell table:style-name="Table56.A1" office:value-type="string">
            <text:p text:style-name="P85"><text:span text:style-name="T24">import</text:span><text:span text:style-name="T20"> { Saludo } </text:span><text:span text:style-name="T24">from</text:span><text:span text:style-name="T20"> </text:span><text:span text:style-name="T28">"@/components/Saludo"</text:span><text:span text:style-name="T20">;<text:line-break/><text:line-break/></text:span><text:span text:style-name="T24">export</text:span><text:span text:style-name="T20"> </text:span><text:span text:style-name="T24">default</text:span><text:span text:style-name="T20"> </text:span><text:span text:style-name="T24">function</text:span><text:span text:style-name="T20"> </text:span><text:span text:style-name="T32">Home</text:span><text:span text:style-name="T20">() {<text:line-break/> <text:s/><text:line-break/> <text:s/></text:span><text:span text:style-name="T16">// 1. Array de datos</text:span><text:span text:style-name="T20"><text:line-break/> <text:s/></text:span><text:span text:style-name="T24">const</text:span><text:span text:style-name="T20"> personas = [<text:line-break/> <text:s text:c="5"/>{ nombre: </text:span><text:span text:style-name="T28">"Ana"</text:span><text:span text:style-name="T20">, edad: </text:span><text:span text:style-name="T34">25</text:span><text:span text:style-name="T20"> },<text:line-break/> <text:s text:c="5"/>{ nombre: </text:span><text:span text:style-name="T28">"Pedro"</text:span><text:span text:style-name="T20">, edad: </text:span><text:span text:style-name="T34">40</text:span><text:span text:style-name="T20"> },<text:line-break/> <text:s text:c="5"/>{ nombre: </text:span><text:span text:style-name="T28">"Sofía"</text:span><text:span text:style-name="T20">, edad: </text:span><text:span text:style-name="T34">19</text:span><text:span text:style-name="T20"> }<text:line-break/> <text:s/>];<text:line-break/><text:line-break/> <text:s/></text:span><text:span text:style-name="T24">return</text:span><text:span text:style-name="T20"> (<text:line-break/> <text:s text:c="3"/></text:span><text:span text:style-name="T48">&lt;&gt;</text:span><text:span text:style-name="T20"><text:line-break/> <text:s text:c="5"/></text:span><text:span text:style-name="T48">&lt;h1&gt;</text:span><text:span text:style-name="T20">Lista de Invitados</text:span><text:span text:style-name="T48">&lt;/h1&gt;</text:span><text:span text:style-name="T20"><text:line-break/> <text:s text:c="5"/>{<text:line-break/> <text:s text:c="9"/>/* 2. TU CÓDIGO ACÁ: Usa personas.map para mostrar los saludos */<text:line-break/> <text:s text:c="5"/>}<text:line-break/> <text:s text:c="3"/></text:span><text:span text:style-name="T48">&lt;/&gt;</text:span><text:span text:style-name="T20"><text:line-break/> <text:s/>);<text:line-break/>}</text:span></text:p>
          </table:table-cell>
        </table:table-row>
      </table:table>
      <text:p text:style-name="P83"/>
      <text:p text:style-name="P83"/>
      <text:p text:style-name="P81"><text:span text:style-name="T13">💡 Solución del Ejercicio<text:line-break/></text:span></text:p>
      <table:table table:name="Table57" table:style-name="Table57">
        <table:table-column table:style-name="Table57.A"/>
        <table:table-row table:style-name="Table57.1">
          <table:table-cell table:style-name="Table57.A1" office:value-type="string">
            <text:p text:style-name="P85"><text:span text:style-name="T20">{<text:line-break/> <text:s/>personas.map( (persona, index) =&gt; {<text:line-break/> <text:s text:c="5"/></text:span><text:span text:style-name="T24">return</text:span><text:span text:style-name="T20"> (<text:line-break/> <text:s text:c="7"/></text:span><text:span text:style-name="T48">&lt;Saludo <text:line-break/> <text:s text:c="11"/>key=</text:span><text:span text:style-name="T28">{index}</text:span><text:span text:style-name="T48"> <text:line-break/> <text:s text:c="11"/>nombre=</text:span><text:span text:style-name="T28">{persona.nombre}</text:span><text:span text:style-name="T48"> <text:line-break/> <text:s text:c="11"/>edad=</text:span><text:span text:style-name="T28">{persona.edad}</text:span><text:span text:style-name="T48"> <text:line-break/> <text:s text:c="7"/>/&gt;</text:span><text:span text:style-name="T20"><text:line-break/> <text:s text:c="5"/>)<text:line-break/> <text:s/>})<text:line-break/>}</text:span></text:p>
          </table:table-cell>
        </table:table-row>
      </table:table>
      <text:p text:style-name="P81"><text:soft-page-break/><text:span text:style-name="T13"><text:line-break/></text:span></text:p>
      <text:p text:style-name="P1"><text:span text:style-name="T13"><text:tab/> <text:tab/> <text:tab/> <text:tab/></text:span></text:p>
      <text:p text:style-name="P99"><text:bookmark text:name="_h64sgiamon31"/><text:span text:style-name="T50">Clase: Persistencia y el Almacén de Datos (SQL)</text:span></text:p>
      <text:p text:style-name="P96"><text:span text:style-name="T44">Objetivo: Comprender la necesidad de las bases de datos relacionales y dominar las operaciones CRUD en un entorno financiero/fintech.</text:span></text:p>
      <text:p text:style-name="P1"><draw:rect text:anchor-type="as-char" style:rel-width="100%" draw:z-index="1" draw:style-name="gr1" draw:text-style-name="P111" svg:width="0.0012in" svg:height="0.0213in"><text:p/></draw:rect></text:p>
      <text:p text:style-name="P110"><text:bookmark text:name="_62d62mjo03r1"/></text:p>
      <text:p text:style-name="P107"><text:bookmark text:name="_33hyzv80ysow"/><text:span text:style-name="T44">1. El Problema: Datos Volátiles vs. Persistencia</text:span></text:p>
      <text:p text:style-name="P96"><text:span text:style-name="T44">En JavaScript, cuando creamos una variable u objeto, este vive en la memoria RAM. La RAM es volátil: si el usuario cierra la pestaña del navegador o la computadora se apaga, el dato desaparece para siempre.</text:span></text:p>
      <text:p text:style-name="P96"><text:span text:style-name="T44">La Base de Datos (SQL) es la solución técnica a este problema. Proporciona Persistencia: la capacidad de escribir información en el almacenamiento físico (disco) para que sobreviva a reinicios y fallos del sistema. Sin SQL, cada vez que abrieras una App de banco, tu saldo volvería a cero.</text:span></text:p>
      <text:p text:style-name="P1"><draw:rect text:anchor-type="as-char" style:rel-width="100%" draw:z-index="2" draw:style-name="gr1" draw:text-style-name="P111" svg:width="0.0012in" svg:height="0.0213in"><text:p/></draw:rect></text:p>
      <text:p text:style-name="P107"><text:bookmark text:name="_m26x92jr8wlr"/><text:span text:style-name="T44">2. El Almacén Organizado: Tablas y Relaciones</text:span></text:p>
      <text:p text:style-name="P96"><text:span text:style-name="T44">SQL organiza la información en Tablas compuestas por filas (registros) y columnas (atributos).</text:span></text:p>
      <text:p text:style-name="P103"><text:bookmark text:name="_ebn9cchycmil"/><text:span text:style-name="T37">Conceptos Clave de Estructura:</text:span></text:p>
      <text:list xml:id="list1294501645" text:style-name="WWNum5">
        <text:list-item>
          <text:p text:style-name="P25"><text:span text:style-name="T44">Primary <text:tab/>Key (PK): Es el identificador único de cada fila (como un DNI). <text:tab/>No puede repetirse.</text:span></text:p>
        </text:list-item>
        <text:list-item>
          <text:p text:style-name="P65"><text:span text:style-name="T44">Foreign <text:tab/>Key (FK): Es una columna que hace referencia al ID de otra <text:tab/>tabla. Permite conectar datos (ejemplo: saber a qué usuario le <text:tab/>pertenece un gasto).</text:span></text:p>
        </text:list-item>
      </text:list>
      <text:p text:style-name="P96"><text:span text:style-name="T44">[REGLA DE ORO]: El orden de creación importa. No puedes crear una tabla con una Foreign Key si la tabla a la que referencia no ha sido creada todavía.</text:span></text:p>
      <text:p text:style-name="P1"><draw:rect text:anchor-type="as-char" style:rel-width="100%" draw:z-index="3" draw:style-name="gr1" draw:text-style-name="P111" svg:width="0.0012in" svg:height="0.0213in"><text:p/></draw:rect></text:p>
      <text:p text:style-name="P107"><text:bookmark text:name="_1pwdui3vgvu8"/><text:span text:style-name="T44">3. Comandos Esenciales (CRUD)</text:span></text:p>
      <text:p text:style-name="P103"><text:bookmark text:name="_3xjj5nk81lyo"/><text:span text:style-name="T37">A. CREATE: Diseñando el estante</text:span></text:p>
      <text:p text:style-name="P96"><text:span text:style-name="T44">Antes de guardar datos, definimos la estructura. Usamos </text:span><text:span text:style-name="T9">IF NOT EXISTS</text:span><text:span text:style-name="T44"> para evitar errores si el script se corre dos veces.</text:span></text:p>
      <text:p text:style-name="P88"><text:span text:style-name="T44">-- Primero creamos la tabla "madre" (independiente)</text:span></text:p>
      <table:table table:name="Table58" table:style-name="Table58">
        <table:table-column table:style-name="Table58.A"/>
        <table:table-row table:style-name="Table58.1">
          <table:table-cell table:style-name="Table58.A1" office:value-type="string">
            <text:p text:style-name="P85"><text:span text:style-name="T23">CREATE</text:span><text:span text:style-name="T19"> </text:span><text:span text:style-name="T23">TABLE</text:span><text:span text:style-name="T19"> </text:span><text:span text:style-name="T23">IF</text:span><text:span text:style-name="T19"> </text:span><text:span text:style-name="T23">NOT</text:span><text:span text:style-name="T19"> </text:span><text:span text:style-name="T23">EXISTS</text:span><text:span text:style-name="T19"> usuarios (<text:line-break/></text:span><text:span text:style-name="T23">id</text:span><text:span text:style-name="T19"> </text:span><text:span text:style-name="T31">INT</text:span><text:span text:style-name="T19"> PRIMARY </text:span><text:span text:style-name="T23">KEY</text:span><text:span text:style-name="T19"> AUTO_INCREMENT,<text:line-break/>nombre </text:span><text:span text:style-name="T31">VARCHAR</text:span><text:span text:style-name="T19">(</text:span><text:span text:style-name="T35">255</text:span><text:span text:style-name="T19">)<text:line-break/>);</text:span></text:p>
          </table:table-cell>
        </table:table-row>
      </table:table>
      <text:p text:style-name="P88"><text:span text:style-name="T44"><text:line-break/>-- Luego la tabla que depende de ella (relacionada)</text:span></text:p>
      <text:p text:style-name="P89"/>
      <table:table table:name="Table59" table:style-name="Table59">
        <table:table-column table:style-name="Table59.A"/>
        <table:table-row table:style-name="Table59.1">
          <table:table-cell table:style-name="Table59.A1" office:value-type="string">
            <text:p text:style-name="P85"><text:span text:style-name="T23">CREATE</text:span><text:span text:style-name="T19"> </text:span><text:span text:style-name="T23">TABLE</text:span><text:span text:style-name="T19"> </text:span><text:span text:style-name="T23">IF</text:span><text:span text:style-name="T19"> </text:span><text:span text:style-name="T23">NOT</text:span><text:span text:style-name="T19"> </text:span><text:span text:style-name="T23">EXISTS</text:span><text:span text:style-name="T19"> cartera (<text:line-break/></text:span><text:span text:style-name="T23">id</text:span><text:span text:style-name="T19"> </text:span><text:span text:style-name="T31">INT</text:span><text:span text:style-name="T19"> PRIMARY </text:span><text:span text:style-name="T23">KEY</text:span><text:span text:style-name="T19"> AUTO_INCREMENT,<text:line-break/>activo </text:span><text:span text:style-name="T31">VARCHAR</text:span><text:span text:style-name="T19">(</text:span><text:span text:style-name="T35">255</text:span><text:span text:style-name="T19">),<text:line-break/>cantidad </text:span><text:span text:style-name="T31">DECIMAL</text:span><text:span text:style-name="T19">(</text:span><text:span text:style-name="T35">10</text:span><text:span text:style-name="T19">,</text:span><text:span text:style-name="T35">2</text:span><text:span text:style-name="T19">),<text:line-break/>usuario_id </text:span><text:span text:style-name="T31">INT</text:span><text:span text:style-name="T19">,<text:line-break/>FOREIGN </text:span><text:span text:style-name="T23">KEY</text:span><text:span text:style-name="T19"> (usuario_id) </text:span><text:span text:style-name="T23">REFERENCES</text:span><text:span text:style-name="T19"> usuarios(</text:span><text:span text:style-name="T23">id</text:span><text:span text:style-name="T19">)<text:line-break/>);</text:span></text:p>
          </table:table-cell>
        </table:table-row>
      </table:table>
      <text:p text:style-name="P96"><text:span text:style-name="T44"><text:line-break/>B. INSERT: Guardando para la posteridad</text:span></text:p>
      <text:p text:style-name="P3"/>
      <table:table table:name="Table60" table:style-name="Table60">
        <table:table-column table:style-name="Table60.A"/>
        <table:table-row table:style-name="Table60.1">
          <table:table-cell table:style-name="Table60.A1" office:value-type="string">
            <text:p text:style-name="P85"><text:span text:style-name="T23">INSERT</text:span><text:span text:style-name="T19"> </text:span><text:span text:style-name="T23">INTO</text:span><text:span text:style-name="T19"> usuarios (nombre) </text:span><text:span text:style-name="T23">VALUES</text:span><text:span text:style-name="T19"> (</text:span><text:span text:style-name="T27">'Pepe'</text:span><text:span text:style-name="T19">);<text:line-break/></text:span><text:span text:style-name="T23">INSERT</text:span><text:span text:style-name="T19"> </text:span><text:span text:style-name="T23">INTO</text:span><text:span text:style-name="T19"> cartera (activo, cantidad, usuario_id) </text:span><text:span text:style-name="T23">VALUES</text:span><text:span text:style-name="T19"> (</text:span><text:span text:style-name="T27">'Bitcoin'</text:span><text:span text:style-name="T19">, </text:span><text:span text:style-name="T35">0.5</text:span><text:span text:style-name="T19">, </text:span><text:span text:style-name="T35">1</text:span><text:span text:style-name="T19">);</text:span></text:p>
          </table:table-cell>
        </table:table-row>
      </table:table>
      <text:p text:style-name="P4"/>
      <text:p text:style-name="P4"/>
      <text:p text:style-name="P4"/>
      <text:p text:style-name="P1"><text:span text:style-name="T44">C. SELECT y JOIN: Consultando la memoria</text:span></text:p>
      <text:p text:style-name="P96"><text:span text:style-name="T44">Para ver la información completa combinando tablas, usamos </text:span><text:span text:style-name="T9">INNER JOIN</text:span><text:span text:style-name="T44">:</text:span></text:p>
      <table:table table:name="Table61" table:style-name="Table61">
        <table:table-column table:style-name="Table61.A"/>
        <table:table-row table:style-name="Table61.1">
          <table:table-cell table:style-name="Table61.A1" office:value-type="string">
            <text:p text:style-name="P85"><text:span text:style-name="T24">SELECT</text:span><text:span text:style-name="T20"> usuarios.nombre, cartera.activo, cartera.cantidad <text:line-break/></text:span><text:span text:style-name="T24">FROM</text:span><text:span text:style-name="T20"> usuarios <text:line-break/></text:span><text:span text:style-name="T24">INNER</text:span><text:span text:style-name="T20"> </text:span><text:span text:style-name="T24">JOIN</text:span><text:span text:style-name="T20"> cartera </text:span><text:span text:style-name="T24">ON</text:span><text:span text:style-name="T20"> usuarios.id = cartera.usuario_id;</text:span></text:p>
          </table:table-cell>
        </table:table-row>
      </table:table>
      <text:p text:style-name="P3"/>
      <text:p text:style-name="P103"><text:bookmark text:name="_nkj7n341pacp"/><text:span text:style-name="T37">D. UPDATE: Corrigiendo el pasado</text:span></text:p>
      <text:p text:style-name="P96"><text:span text:style-name="T44">Es vital usar el </text:span><text:span text:style-name="T9">WHERE</text:span><text:span text:style-name="T44"> para no afectar a todos los registros.</text:span></text:p>
      <table:table table:name="Table62" table:style-name="Table62">
        <table:table-column table:style-name="Table62.A"/>
        <table:table-row table:style-name="Table62.1">
          <table:table-cell table:style-name="Table62.A1" office:value-type="string">
            <text:p text:style-name="P85"><text:span text:style-name="T24">UPDATE</text:span><text:span text:style-name="T20"> cartera </text:span><text:span text:style-name="T24">SET</text:span><text:span text:style-name="T20"> cantidad = </text:span><text:span text:style-name="T34">0.8</text:span><text:span text:style-name="T20"> </text:span><text:span text:style-name="T24">WHERE</text:span><text:span text:style-name="T20"> </text:span><text:span text:style-name="T24">id</text:span><text:span text:style-name="T20"> = </text:span><text:span text:style-name="T34">1</text:span><text:span text:style-name="T20">;</text:span></text:p>
          </table:table-cell>
        </table:table-row>
      </table:table>
      <text:p text:style-name="P3"/>
      <text:p text:style-name="P1"><text:span text:style-name="T44">E. DELETE: Borrando registros</text:span></text:p>
      <table:table table:name="Table63" table:style-name="Table63">
        <table:table-column table:style-name="Table63.A"/>
        <table:table-row table:style-name="Table63.1">
          <table:table-cell table:style-name="Table63.A1" office:value-type="string">
            <text:p text:style-name="P85"><text:span text:style-name="T24">DELETE</text:span><text:span text:style-name="T20"> </text:span><text:span text:style-name="T24">FROM</text:span><text:span text:style-name="T20"> cartera </text:span><text:span text:style-name="T24">WHERE</text:span><text:span text:style-name="T20"> </text:span><text:span text:style-name="T24">id</text:span><text:span text:style-name="T20"> = </text:span><text:span text:style-name="T34">1</text:span><text:span text:style-name="T20">;</text:span></text:p>
          </table:table-cell>
        </table:table-row>
      </table:table>
      <text:p text:style-name="P3"/>
      <text:p text:style-name="P107"><text:bookmark text:name="_tabfab2yetqa"/><text:span text:style-name="T10">🛠️ </text:span><text:span text:style-name="T44">Ejercitación Final: "Mi Portfolio Cripto"</text:span></text:p>
      <text:p text:style-name="P96"><text:span text:style-name="T45">Entorno: SQL Workbench</text:span></text:p>
      <text:list xml:id="list2061844310" text:style-name="WWNum26">
        <text:list-item>
          <text:p text:style-name="P26"><text:span text:style-name="T44">Estructura: <text:tab/>Crea una tabla llamada </text:span><text:span text:style-name="T9">activos</text:span><text:span text:style-name="T44"> <text:tab/>con </text:span><text:span text:style-name="T9">id</text:span><text:span text:style-name="T44"> <text:tab/>(PK), </text:span><text:span text:style-name="T9">nombre_cripto</text:span><text:span text:style-name="T44"> <text:tab/>(VARCHAR) y </text:span><text:span text:style-name="T9">precio_usd</text:span><text:span text:style-name="T44"> <text:tab/>(DECIMAL).</text:span></text:p>
        </text:list-item>
        <text:list-item>
          <text:p text:style-name="P43"><text:span text:style-name="T44">Carga: <text:tab/>Inserta 3 activos con sus precios actuales.</text:span></text:p>
        </text:list-item>
        <text:list-item>
          <text:p text:style-name="P43"><text:span text:style-name="T44">Consulta: <text:tab/>Trae solo los activos cuyo precio sea mayor a 1000 USD.</text:span></text:p>
        </text:list-item>
        <text:list-item>
          <text:p text:style-name="P43"><text:span text:style-name="T44">Mantenimiento: <text:tab/>El mercado subió. Usa </text:span><text:span text:style-name="T9">UPDATE</text:span><text:span text:style-name="T44"> <text:tab/>para actualizar el precio de uno de tus activos buscando por su </text:span><text:span text:style-name="T9">id</text:span><text:span text:style-name="T44">.</text:span></text:p>
        </text:list-item>
        <text:list-item>
          <text:p text:style-name="P66"><text:span text:style-name="T44">Relación: <text:tab/>Inserta un nuevo registro en la tabla </text:span><text:span text:style-name="T9">cartera</text:span><text:span text:style-name="T44"> <text:tab/>vinculándolo a tu </text:span><text:span text:style-name="T9">usuario_id</text:span><text:span text:style-name="T44"> <text:tab/>creado previamente.</text:span></text:p>
        </text:list-item>
      </text:list>
      <text:p text:style-name="P96"><text:span text:style-name="T44">Pregunta de reflexión: Si ejecutas un comando </text:span><text:span text:style-name="T9">DELETE FROM activos;</text:span><text:span text:style-name="T44"> sin la cláusula </text:span><text:span text:style-name="T9">WHERE</text:span><text:span text:style-name="T44">, ¿qué sucede con los datos del almacén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 fo:font-weight="bold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 fo:font-weight="bold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 fo:font-weight="bold"/>
    </style:style>
    <style:style style:name="ListLabel_20_173" style:display-name="ListLabel 173" style:family="text">
      <style:text-properties style:text-underline-style="none" fo:font-weight="bold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 fo:font-weight="bold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 fo:font-weight="bold"/>
    </style:style>
    <style:style style:name="ListLabel_20_209" style:display-name="ListLabel 209" style:family="text">
      <style:text-properties style:text-underline-style="none" fo:font-weight="bold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 fo:font-weight="bold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 fo:font-weight="bold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fo:color="#1155cc" style:text-underline-style="solid" style:text-underline-width="auto" style:text-underline-color="font-color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6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17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8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8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9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9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3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3" meta:image-count="0" meta:object-count="0" meta:page-count="10" meta:paragraph-count="397" meta:word-count="5515" meta:character-count="34746" meta:non-whitespace-character-count="28728"/>
    <meta:generator>LibreOfficeDev/6.0.5.2$Linux_X86_64 LibreOffice_project/</meta:generator>
  </office:meta>
</office:document-meta>
</file>